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Standard">
      <style:paragraph-properties fo:margin-left="0in" fo:margin-right="0in" fo:text-align="justify" style:justify-single-word="false" fo:text-indent="0.1965in" style:auto-text-indent="false"/>
      <style:text-properties fo:language="ru" fo:country="RU"/>
    </style:style>
    <style:style style:name="P6" style:family="paragraph" style:parent-style-name="Standard">
      <style:paragraph-properties fo:text-align="justify" style:justify-single-word="false"/>
      <style:text-properties fo:language="ru" fo:country="RU"/>
    </style:style>
    <style:style style:name="P7"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8" style:family="paragraph" style:parent-style-name="Text_20_body">
      <style:paragraph-properties fo:text-align="justify" style:justify-single-word="false"/>
      <style:text-properties fo:language="ru" fo:country="RU" officeooo:paragraph-rsid="000bf61e"/>
    </style:style>
    <style:style style:name="P9" style:family="paragraph" style:parent-style-name="Text_20_body">
      <style:paragraph-properties fo:text-align="justify" style:justify-single-word="false"/>
      <style:text-properties fo:language="ru" fo:country="RU" officeooo:paragraph-rsid="000de12c"/>
    </style:style>
    <style:style style:name="P10" style:family="paragraph" style:parent-style-name="Text_20_body">
      <style:paragraph-properties fo:text-align="justify" style:justify-single-word="false"/>
      <style:text-properties fo:language="ru" fo:country="RU" officeooo:paragraph-rsid="000fecf8"/>
    </style:style>
    <style:style style:name="P11" style:family="paragraph" style:parent-style-name="Text_20_body">
      <style:paragraph-properties fo:text-align="justify" style:justify-single-word="false"/>
      <style:text-properties fo:language="ru" fo:country="RU" officeooo:paragraph-rsid="0013c8f4"/>
    </style:style>
    <style:style style:name="P12" style:family="paragraph" style:parent-style-name="Text_20_body">
      <style:paragraph-properties fo:text-align="justify" style:justify-single-word="false"/>
      <style:text-properties fo:language="ru" fo:country="RU" officeooo:paragraph-rsid="001a571d"/>
    </style:style>
    <style:style style:name="P13" style:family="paragraph" style:parent-style-name="Text_20_body">
      <style:paragraph-properties fo:text-align="justify" style:justify-single-word="false"/>
      <style:text-properties fo:language="ru" fo:country="RU" officeooo:paragraph-rsid="001f3847"/>
    </style:style>
    <style:style style:name="P14" style:family="paragraph" style:parent-style-name="Text_20_body">
      <style:paragraph-properties fo:text-align="justify" style:justify-single-word="false"/>
      <style:text-properties fo:language="ru" fo:country="RU" officeooo:paragraph-rsid="0020320b"/>
    </style:style>
    <style:style style:name="P15" style:family="paragraph" style:parent-style-name="Text_20_body">
      <style:paragraph-properties fo:text-align="justify" style:justify-single-word="false"/>
      <style:text-properties fo:language="ru" fo:country="RU" officeooo:paragraph-rsid="002518b4"/>
    </style:style>
    <style:style style:name="P16" style:family="paragraph" style:parent-style-name="Text_20_body">
      <style:text-properties fo:language="ru" fo:country="RU" fo:background-color="#ffff00"/>
    </style:style>
    <style:style style:name="P17" style:family="paragraph" style:parent-style-name="Text_20_body">
      <style:paragraph-properties fo:text-align="justify" style:justify-single-word="false"/>
      <style:text-properties fo:language="ru" fo:country="RU" fo:background-color="#ffff00"/>
    </style:style>
    <style:style style:name="P18" style:family="paragraph" style:parent-style-name="Text_20_body">
      <style:paragraph-properties fo:text-align="center" style:justify-single-word="false"/>
      <style:text-properties fo:language="ru" fo:country="RU" fo:background-color="#ffff00"/>
    </style:style>
    <style:style style:name="P19" style:family="paragraph" style:parent-style-name="Text_20_body">
      <style:paragraph-properties fo:text-align="justify" style:justify-single-word="false"/>
      <style:text-properties fo:language="ru" fo:country="RU" fo:font-style="italic" style:font-style-asian="italic" style:font-style-complex="italic"/>
    </style:style>
    <style:style style:name="P20"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21"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2"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0a6115"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0e81b3"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1bf8fa"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20320b" style:font-style-asian="italic" style:font-style-complex="italic"/>
    </style:style>
    <style:style style:name="P27" style:family="paragraph" style:parent-style-name="Text_20_body">
      <style:paragraph-properties fo:text-align="center" style:justify-single-word="false"/>
      <style:text-properties fo:language="ru" fo:country="RU" fo:font-style="italic" style:font-style-asian="italic" style:font-style-complex="italic"/>
    </style:style>
    <style:style style:name="P28" style:family="paragraph" style:parent-style-name="Text_20_body">
      <style:paragraph-properties fo:text-align="end" style:justify-single-word="false"/>
      <style:text-properties fo:language="ru" fo:country="RU" fo:font-style="italic" style:font-style-asian="italic" style:font-style-complex="italic"/>
    </style:style>
    <style:style style:name="P29"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0"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1"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2"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3"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4"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5" style:family="paragraph" style:parent-style-name="Text_20_body" style:master-page-name="">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6" style:family="paragraph" style:parent-style-name="Text_20_body">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7" style:family="paragraph" style:parent-style-name="Text_20_body" style:master-page-name="">
      <loext:graphic-properties draw:fill="none"/>
      <style:paragraph-properties fo:margin-left="3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8" style:family="paragraph" style:parent-style-name="Text_20_body" style:master-page-name="">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39" style:family="paragraph" style:parent-style-name="Text_20_body">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40"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1"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2"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43" style:family="paragraph" style:parent-style-name="Text_20_body">
      <style:paragraph-properties fo:text-align="justify" style:justify-single-word="false"/>
      <style:text-properties fo:language="ru" fo:country="RU" fo:font-style="italic" officeooo:rsid="000a6115" officeooo:paragraph-rsid="000a6115" style:font-style-asian="italic" style:font-style-complex="italic"/>
    </style:style>
    <style:style style:name="P44"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4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6"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47"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48" style:family="paragraph" style:parent-style-name="Standard">
      <style:paragraph-properties fo:text-align="justify" style:justify-single-word="false"/>
      <style:text-properties fo:language="ru" fo:country="RU" fo:font-style="italic" officeooo:paragraph-rsid="001d5367" fo:background-color="transparent" style:font-style-asian="italic" style:font-style-complex="italic"/>
    </style:style>
    <style:style style:name="P49"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50" style:family="paragraph" style:parent-style-name="Text_20_body">
      <style:paragraph-properties fo:text-align="justify" style:justify-single-word="false"/>
      <style:text-properties fo:language="ru" fo:country="RU" fo:font-weight="bold" style:font-weight-asian="bold" style:font-weight-complex="bold"/>
    </style:style>
    <style:style style:name="P51" style:family="paragraph" style:parent-style-name="Text_20_body">
      <style:paragraph-properties fo:text-align="center" style:justify-single-word="false"/>
      <style:text-properties fo:language="ru" fo:country="RU" fo:font-weight="bold" style:font-weight-asian="bold" style:font-weight-complex="bold"/>
    </style:style>
    <style:style style:name="P52" style:family="paragraph" style:parent-style-name="Text_20_body">
      <style:paragraph-properties fo:text-align="justify" style:justify-single-word="false"/>
      <style:text-properties fo:language="ru" fo:country="RU" fo:background-color="#00ccff"/>
    </style:style>
    <style:style style:name="P53" style:family="paragraph" style:parent-style-name="Text_20_body">
      <style:paragraph-properties fo:text-align="justify" style:justify-single-word="false"/>
      <style:text-properties fo:language="ru" fo:country="RU" fo:background-color="#ffffff"/>
    </style:style>
    <style:style style:name="P54" style:family="paragraph" style:parent-style-name="Text_20_body">
      <style:paragraph-properties fo:text-align="justify" style:justify-single-word="false"/>
      <style:text-properties fo:language="ru" fo:country="RU" fo:background-color="transparent"/>
    </style:style>
    <style:style style:name="P55" style:family="paragraph" style:parent-style-name="Text_20_body">
      <style:paragraph-properties fo:text-align="justify" style:justify-single-word="false"/>
      <style:text-properties fo:language="ru" fo:country="RU" officeooo:paragraph-rsid="001f3847" fo:background-color="transparent"/>
    </style:style>
    <style:style style:name="P56" style:family="paragraph" style:parent-style-name="Text_20_body">
      <style:paragraph-properties fo:text-align="center" style:justify-single-word="false"/>
      <style:text-properties fo:language="ru" fo:country="RU" fo:background-color="transparent"/>
    </style:style>
    <style:style style:name="P57" style:family="paragraph" style:parent-style-name="Text_20_body">
      <style:paragraph-properties fo:text-align="justify" style:justify-single-word="false"/>
      <style:text-properties fo:language="ru" fo:country="RU" officeooo:rsid="0016a4c0" officeooo:paragraph-rsid="0016a4c0" fo:background-color="transparent"/>
    </style:style>
    <style:style style:name="P58" style:family="paragraph" style:parent-style-name="Quotations">
      <style:text-properties fo:language="ru" fo:country="RU"/>
    </style:style>
    <style:style style:name="P59" style:family="paragraph" style:parent-style-name="Text_20_body">
      <style:paragraph-properties fo:text-align="justify" style:justify-single-word="false"/>
      <style:text-properties fo:language="ru" fo:country="RU" officeooo:rsid="000de12c" officeooo:paragraph-rsid="000de12c"/>
    </style:style>
    <style:style style:name="P60" style:family="paragraph" style:parent-style-name="Text_20_body">
      <style:paragraph-properties fo:text-align="justify" style:justify-single-word="false"/>
      <style:text-properties fo:language="ru" fo:country="RU" officeooo:rsid="001b333b" officeooo:paragraph-rsid="001b333b"/>
    </style:style>
    <style:style style:name="P61" style:family="paragraph" style:parent-style-name="Text_20_body">
      <style:paragraph-properties fo:text-align="justify" style:justify-single-word="false"/>
      <style:text-properties fo:language="ru" fo:country="RU" officeooo:rsid="001f3847" officeooo:paragraph-rsid="001f3847"/>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ab-stops>
          <style:tab-stop style:position="7.4917in"/>
        </style:tab-stops>
      </style:paragraph-properties>
    </style:style>
    <style:style style:name="P65" style:family="paragraph" style:parent-style-name="Standard">
      <style:paragraph-properties fo:text-align="justify" style:justify-single-word="false"/>
    </style:style>
    <style:style style:name="P66" style:family="paragraph" style:parent-style-name="Text_20_body">
      <style:paragraph-properties fo:text-align="justify" style:justify-single-word="false"/>
      <style:text-properties officeooo:paragraph-rsid="00142bf7"/>
    </style:style>
    <style:style style:name="P67" style:family="paragraph" style:parent-style-name="Text_20_body">
      <style:paragraph-properties fo:text-align="justify" style:justify-single-word="false"/>
      <style:text-properties officeooo:paragraph-rsid="001bf8fa"/>
    </style:style>
    <style:style style:name="P68" style:family="paragraph" style:parent-style-name="Text_20_body">
      <style:paragraph-properties fo:text-align="justify" style:justify-single-word="false"/>
      <style:text-properties officeooo:paragraph-rsid="001d5367"/>
    </style:style>
    <style:style style:name="P69" style:family="paragraph" style:parent-style-name="Text_20_body">
      <style:paragraph-properties fo:text-align="justify" style:justify-single-word="false"/>
      <style:text-properties fo:font-style="italic" style:font-style-asian="italic" style:font-style-complex="italic"/>
    </style:style>
    <style:style style:name="P70"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71"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72" style:family="paragraph" style:parent-style-name="Text_20_body" style:master-page-name="">
      <loext:graphic-properties draw:fill="none"/>
      <style:paragraph-properties fo:margin-left="3.2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font-style="italic" style:font-style-asian="italic" style:font-style-complex="italic" fo:hyphenate="false" loext:hyphenation-no-caps="false" loext:hyphenation-no-last-word="false" loext:hyphenation-word-char-count="no-limit" loext:hyphenation-zone="no-limit"/>
    </style:style>
    <style:style style:name="P73"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74" style:family="paragraph" style:parent-style-name="Text_20_body">
      <style:paragraph-properties fo:text-align="justify" style:justify-single-word="false"/>
      <style:text-properties fo:background-color="#ffff00"/>
    </style:style>
    <style:style style:name="P75" style:family="paragraph" style:parent-style-name="Text_20_body">
      <style:text-properties fo:language="en" fo:country="US"/>
    </style:style>
    <style:style style:name="P76" style:family="paragraph" style:parent-style-name="Text_20_body">
      <style:paragraph-properties fo:text-align="justify" style:justify-single-word="false"/>
      <style:text-properties fo:language="en" fo:country="US"/>
    </style:style>
    <style:style style:name="P77" style:family="paragraph" style:parent-style-name="Standard">
      <style:paragraph-properties fo:text-align="justify" style:justify-single-word="false"/>
      <style:text-properties fo:language="en" fo:country="US"/>
    </style:style>
    <style:style style:name="P78" style:family="paragraph" style:parent-style-name="Text_20_body">
      <style:paragraph-properties fo:text-align="center" style:justify-single-word="false"/>
      <style:text-properties fo:language="en" fo:country="US"/>
    </style:style>
    <style:style style:name="P79" style:family="paragraph" style:parent-style-name="Text_20_body">
      <style:paragraph-properties fo:text-align="justify" style:justify-single-word="false"/>
      <style:text-properties fo:language="en" fo:country="US" fo:background-color="#ffff00"/>
    </style:style>
    <style:style style:name="P80" style:family="paragraph" style:parent-style-name="Text_20_body">
      <style:paragraph-properties fo:text-align="center" style:justify-single-word="false"/>
      <style:text-properties fo:language="en" fo:country="US" fo:font-style="italic" style:font-style-asian="italic" style:font-style-complex="italic"/>
    </style:style>
    <style:style style:name="P81" style:family="paragraph" style:parent-style-name="Text_20_body">
      <style:paragraph-properties fo:text-align="justify" style:justify-single-word="false"/>
      <style:text-properties fo:language="uk" fo:country="UA"/>
    </style:style>
    <style:style style:name="P82" style:family="paragraph" style:parent-style-name="Text_20_body">
      <style:paragraph-properties fo:text-align="justify" style:justify-single-word="false"/>
      <style:text-properties fo:language="uk" fo:country="UA" fo:font-style="italic" officeooo:rsid="000a6115" officeooo:paragraph-rsid="000a6115" style:font-style-asian="italic" style:font-style-complex="italic"/>
    </style:style>
    <style:style style:name="P8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84" style:family="paragraph" style:parent-style-name="Text_20_body">
      <style:paragraph-properties fo:text-align="justify" style:justify-single-word="false"/>
      <style:text-properties fo:color="#c9211e" loext:opacity="100%" fo:language="ru" fo:country="RU"/>
    </style:style>
    <style:style style:name="P85"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86" style:family="paragraph" style:parent-style-name="Text_20_body">
      <loext:graphic-properties draw:fill="solid" draw:fill-color="#ffff66" draw:opacity="100%"/>
      <style:paragraph-properties fo:text-align="justify" style:justify-single-word="false" fo:background-color="#ffff66"/>
      <style:text-properties style:use-window-font-color="true" loext:opacity="0%"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style:font-style-asian="normal" style:font-style-complex="normal"/>
    </style:style>
    <style:style style:name="P88" style:family="paragraph" style:parent-style-name="Text_20_body">
      <style:paragraph-properties fo:text-align="justify" style:justify-single-word="false"/>
      <style:text-properties style:use-window-font-color="true" loext:opacity="0%" fo:language="ru" fo:country="RU" fo:font-style="normal" fo:background-color="#ffff00"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ffff00" style:font-style-asian="normal" style:font-style-complex="normal"/>
    </style:style>
    <style:style style:name="P90"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fo:background-color="#ffff00"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transparent" style:font-style-asian="normal" style:font-style-complex="normal"/>
    </style:style>
    <style:style style:name="P92"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93" style:family="paragraph" style:parent-style-name="Text_20_body">
      <style:paragraph-properties fo:text-align="justify" style:justify-single-word="false"/>
      <style:text-properties style:use-window-font-color="true" loext:opacity="0%" fo:language="ru" fo:country="RU" fo:background-color="transparent"/>
    </style:style>
    <style:style style:name="P94" style:family="paragraph" style:parent-style-name="Text_20_body">
      <style:paragraph-properties fo:text-align="justify" style:justify-single-word="false"/>
      <style:text-properties fo:color="#0000ff" loext:opacity="100%"/>
    </style:style>
    <style:style style:name="P95" style:family="paragraph" style:parent-style-name="Text_20_body">
      <style:paragraph-properties fo:text-align="justify" style:justify-single-word="false"/>
      <style:text-properties fo:color="#0000ff" loext:opacity="100%" fo:language="en" fo:country="US"/>
    </style:style>
    <style:style style:name="P96" style:family="paragraph" style:parent-style-name="Heading_20_1" style:master-page-name="MP0">
      <style:paragraph-properties fo:text-align="center" style:justify-single-word="false" style:page-number="auto" fo:break-before="page"/>
      <style:text-properties fo:language="ru" fo:country="RU"/>
    </style:style>
    <style:style style:name="P97" style:family="paragraph" style:parent-style-name="Heading_20_1">
      <style:paragraph-properties fo:text-align="center" style:justify-single-word="false"/>
    </style:style>
    <style:style style:name="P98" style:family="paragraph" style:parent-style-name="Heading_20_1">
      <style:paragraph-properties fo:text-align="justify" style:justify-single-word="false"/>
    </style:style>
    <style:style style:name="P99" style:family="paragraph" style:parent-style-name="Heading_20_2">
      <style:paragraph-properties fo:text-align="center" style:justify-single-word="false"/>
      <style:text-properties fo:language="ru" fo:country="RU"/>
    </style:style>
    <style:style style:name="P100" style:family="paragraph" style:parent-style-name="Heading_20_2">
      <style:paragraph-properties fo:text-align="center" style:justify-single-word="false"/>
      <style:text-properties fo:language="en" fo:country="US" fo:font-weight="normal" style:font-weight-asian="normal" style:font-weight-complex="normal"/>
    </style:style>
    <style:style style:name="P101" style:family="paragraph" style:parent-style-name="Heading_20_2">
      <style:paragraph-properties fo:text-align="center" style:justify-single-word="false"/>
    </style:style>
    <style:style style:name="P102" style:family="paragraph" style:parent-style-name="Text_20_body">
      <loext:graphic-properties draw:fill="none"/>
      <style:paragraph-properties fo:margin-left="3.2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103" style:family="paragraph" style:parent-style-name="Text_20_body">
      <style:paragraph-properties fo:text-align="justify" style:justify-single-word="false"/>
      <style:text-properties fo:language="ru" fo:country="RU" officeooo:paragraph-rsid="0027052d"/>
    </style:style>
    <style:style style:name="P104" style:family="paragraph" style:parent-style-name="Text_20_body">
      <style:paragraph-properties fo:text-align="justify" style:justify-single-word="false"/>
      <style:text-properties fo:language="ru" fo:country="RU"/>
    </style:style>
    <style:style style:name="P105" style:family="paragraph" style:parent-style-name="Text_20_body">
      <style:paragraph-properties fo:text-align="justify" style:justify-single-word="false"/>
      <style:text-properties fo:language="ru" fo:country="RU" fo:background-color="#ffff00"/>
    </style:style>
    <style:style style:name="P106" style:family="paragraph" style:parent-style-name="Text_20_body">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officeooo:rsid="00142bf7" fo:background-color="#ffff00" loext:char-shading-value="0"/>
    </style:style>
    <style:style style:name="T4" style:family="text">
      <style:text-properties fo:language="ru" fo:country="RU" fo:font-style="italic" style:font-style-asian="italic"/>
    </style:style>
    <style:style style:name="T5" style:family="text">
      <style:text-properties fo:language="ru" fo:country="RU" fo:font-style="italic" style:font-style-asian="italic" style:font-style-complex="italic"/>
    </style:style>
    <style:style style:name="T6" style:family="text">
      <style:text-properties fo:language="ru" fo:country="RU" fo:font-style="italic" officeooo:rsid="000e81b3" style:font-style-asian="italic" style:font-style-complex="italic"/>
    </style:style>
    <style:style style:name="T7" style:family="text">
      <style:text-properties fo:language="ru" fo:country="RU" fo:font-style="italic" officeooo:rsid="001b333b" style:font-style-asian="italic" style:font-style-complex="italic"/>
    </style:style>
    <style:style style:name="T8" style:family="text">
      <style:text-properties fo:language="ru" fo:country="RU" fo:font-style="italic" officeooo:rsid="001bf8fa" style:font-style-asian="italic" style:font-style-complex="italic"/>
    </style:style>
    <style:style style:name="T9" style:family="text">
      <style:text-properties fo:language="ru" fo:country="RU" fo:font-style="italic" officeooo:rsid="001d5367" style:font-style-asian="italic" style:font-style-complex="italic"/>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font-style="italic" fo:background-color="transparent" loext:char-shading-value="0" style:font-style-asian="italic" style:font-style-complex="italic"/>
    </style:style>
    <style:style style:name="T13" style:family="text">
      <style:text-properties fo:language="ru" fo:country="RU" fo:background-color="#ffffff"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00ccff" loext:char-shading-value="0"/>
    </style:style>
    <style:style style:name="T16" style:family="text">
      <style:text-properties fo:language="ru" fo:country="RU" fo:background-color="transparent" loext:char-shading-value="0"/>
    </style:style>
    <style:style style:name="T17" style:family="text">
      <style:text-properties fo:language="ru" fo:country="RU" officeooo:rsid="00239368" fo:background-color="transparent" loext:char-shading-value="0"/>
    </style:style>
    <style:style style:name="T18" style:family="text">
      <style:text-properties fo:language="ru" fo:country="RU" fo:background-color="#ffff66" loext:char-shading-value="0"/>
    </style:style>
    <style:style style:name="T19" style:family="text">
      <style:text-properties fo:language="ru" fo:country="RU" style:text-underline-style="none" fo:background-color="transparent" loext:char-shading-value="0"/>
    </style:style>
    <style:style style:name="T20" style:family="text">
      <style:text-properties fo:language="ru" fo:country="RU" officeooo:rsid="0009d420"/>
    </style:style>
    <style:style style:name="T21" style:family="text">
      <style:text-properties fo:language="ru" fo:country="RU" officeooo:rsid="000de12c"/>
    </style:style>
    <style:style style:name="T22" style:family="text">
      <style:text-properties fo:language="ru" fo:country="RU" officeooo:rsid="000e81b3"/>
    </style:style>
    <style:style style:name="T23" style:family="text">
      <style:text-properties fo:language="ru" fo:country="RU" officeooo:rsid="00142bf7"/>
    </style:style>
    <style:style style:name="T24" style:family="text">
      <style:text-properties fo:language="ru" fo:country="RU" officeooo:rsid="001acb60"/>
    </style:style>
    <style:style style:name="T25" style:family="text">
      <style:text-properties fo:language="ru" fo:country="RU" officeooo:rsid="001b333b"/>
    </style:style>
    <style:style style:name="T26" style:family="text">
      <style:text-properties fo:language="ru" fo:country="RU" officeooo:rsid="001f3847"/>
    </style:style>
    <style:style style:name="T27" style:family="text">
      <style:text-properties fo:language="ru" fo:country="RU" officeooo:rsid="00239368"/>
    </style:style>
    <style:style style:name="T28" style:family="text">
      <style:text-properties fo:language="ru" fo:country="RU" officeooo:rsid="002518b4"/>
    </style:style>
    <style:style style:name="T29" style:family="text">
      <style:text-properties fo:color="#0000ff" loext:opacity="100%"/>
    </style:style>
    <style:style style:name="T30" style:family="text">
      <style:text-properties fo:color="#0000ff" loext:opacity="100%" fo:language="ru" fo:country="RU"/>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fo:language="ru" fo:country="RU" style:font-size-asian="12pt" style:font-size-complex="12pt"/>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fo:background-color="transparent" loext:char-shading-value="0" style:font-style-asian="italic" style:font-style-complex="italic"/>
    </style:style>
    <style:style style:name="T36" style:family="text">
      <style:text-properties fo:background-color="#ffff00" loext:char-shading-value="0"/>
    </style:style>
    <style:style style:name="T37" style:family="text">
      <style:text-properties officeooo:rsid="001a571d" fo:background-color="#ffff00" loext:char-shading-value="0"/>
    </style:style>
    <style:style style:name="T38" style:family="text">
      <style:text-properties fo:background-color="#ffff00" loext:char-shading-value="0"/>
    </style:style>
    <style:style style:name="T39" style:family="text">
      <style:text-properties fo:language="uk" fo:country="UA"/>
    </style:style>
    <style:style style:name="T40" style:family="text">
      <style:text-properties fo:language="uk" fo:country="UA" fo:font-style="italic" style:font-style-asian="italic" style:font-style-complex="italic"/>
    </style:style>
    <style:style style:name="T41" style:family="text">
      <style:text-properties fo:language="uk" fo:country="UA" fo:font-style="italic" officeooo:rsid="001bf8fa" style:font-style-asian="italic" style:font-style-complex="italic"/>
    </style:style>
    <style:style style:name="T42" style:family="text">
      <style:text-properties fo:language="uk" fo:country="UA" fo:font-style="italic" fo:background-color="transparent" loext:char-shading-value="0" style:font-style-asian="italic" style:font-style-complex="italic"/>
    </style:style>
    <style:style style:name="T43" style:family="text">
      <style:text-properties fo:language="uk" fo:country="UA" fo:background-color="transparent" loext:char-shading-value="0"/>
    </style:style>
    <style:style style:name="T44" style:family="text">
      <style:text-properties fo:language="uk" fo:country="UA" officeooo:rsid="0008956e"/>
    </style:style>
    <style:style style:name="T45" style:family="text">
      <style:text-properties fo:language="uk" fo:country="UA" officeooo:rsid="000a6115"/>
    </style:style>
    <style:style style:name="T46" style:family="text">
      <style:text-properties fo:language="uk" fo:country="UA" officeooo:rsid="000e81b3"/>
    </style:style>
    <style:style style:name="T47" style:family="text">
      <style:text-properties fo:language="uk" fo:country="UA" officeooo:rsid="0016a4c0"/>
    </style:style>
    <style:style style:name="T48" style:family="text">
      <style:text-properties fo:language="uk" fo:country="UA" officeooo:rsid="001a571d" fo:background-color="#ffff00" loext:char-shading-value="0"/>
    </style:style>
    <style:style style:name="T49" style:family="text">
      <style:text-properties style:text-line-through-style="solid" style:text-line-through-type="single" fo:language="ru" fo:country="RU" style:text-underline-mode="continuous" style:text-overline-mode="continuous" style:text-line-through-mode="continuous"/>
    </style:style>
    <style:style style:name="T5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5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52" style:family="text">
      <style:text-properties fo:color="#c9211e" loext:opacity="100%" fo:language="ru" fo:country="RU"/>
    </style:style>
    <style:style style:name="T53" style:family="text">
      <style:text-properties fo:language="en" fo:country="US"/>
    </style:style>
    <style:style style:name="T54" style:family="text">
      <style:text-properties fo:language="en" fo:country="US" fo:background-color="transparent" loext:char-shading-value="0"/>
    </style:style>
    <style:style style:name="T55" style:family="text">
      <style:text-properties fo:language="en" fo:country="US" officeooo:rsid="000fecf8"/>
    </style:style>
    <style:style style:name="T56" style:family="text">
      <style:text-properties fo:language="en" fo:country="US" fo:background-color="#ffff00" loext:char-shading-value="0"/>
    </style:style>
    <style:style style:name="T57" style:family="text">
      <style:text-properties fo:language="en" fo:country="US" officeooo:rsid="0016a4c0"/>
    </style:style>
    <style:style style:name="T58" style:family="text">
      <style:text-properties fo:language="en" fo:country="US" officeooo:rsid="0027052d"/>
    </style:style>
    <style:style style:name="T59" style:family="text">
      <style:text-properties style:use-window-font-color="true" loext:opacity="0%" fo:language="ru" fo:country="RU" fo:font-style="normal" style:font-style-asian="normal" style:font-style-complex="normal"/>
    </style:style>
    <style:style style:name="T60" style:family="text">
      <style:text-properties style:use-window-font-color="true" loext:opacity="0%" fo:language="ru" fo:country="RU" fo:font-style="normal" fo:background-color="#ffff00" loext:char-shading-value="0" style:font-style-asian="normal" style:font-style-complex="normal"/>
    </style:style>
    <style:style style:name="T61" style:family="text">
      <style:text-properties style:use-window-font-color="true" loext:opacity="0%" fo:font-style="normal" style:font-style-asian="normal" style:font-style-complex="normal"/>
    </style:style>
    <style:style style:name="T62" style:family="text">
      <style:text-properties style:use-window-font-color="true" loext:opacity="0%" fo:language="en" fo:country="US" fo:font-style="normal" style:font-style-asian="normal" style:font-style-complex="normal"/>
    </style:style>
    <style:style style:name="T63" style:family="text">
      <style:text-properties style:use-window-font-color="true" loext:opacity="0%" fo:background-color="#ffff00" loext:char-shading-value="0"/>
    </style:style>
    <style:style style:name="T64" style:family="text">
      <style:text-properties fo:background-color="transparent" loext:char-shading-value="0"/>
    </style:style>
    <style:style style:name="T65" style:family="text">
      <style:text-properties officeooo:rsid="000a6115" fo:background-color="transparent" loext:char-shading-value="0"/>
    </style:style>
    <style:style style:name="T66" style:family="text">
      <style:text-properties officeooo:rsid="000de12c" fo:background-color="transparent" loext:char-shading-value="0"/>
    </style:style>
    <style:style style:name="T67" style:family="text">
      <style:text-properties fo:font-style="normal" style:font-style-asian="normal" style:font-style-complex="normal"/>
    </style:style>
    <style:style style:name="T68" style:family="text">
      <style:text-properties fo:background-color="#ffff66" loext:char-shading-value="0"/>
    </style:style>
    <style:style style:name="T69" style:family="text">
      <style:text-properties officeooo:rsid="00066aa9"/>
    </style:style>
    <style:style style:name="T70" style:family="text">
      <style:text-properties fo:background-color="#ffff38" loext:char-shading-value="0"/>
    </style:style>
    <style:style style:name="T71" style:family="text">
      <style:text-properties officeooo:rsid="000745b5"/>
    </style:style>
    <style:style style:name="T72" style:family="text">
      <style:text-properties officeooo:rsid="0008956e"/>
    </style:style>
    <style:style style:name="T73" style:family="text">
      <style:text-properties officeooo:rsid="00098457"/>
    </style:style>
    <style:style style:name="T74" style:family="text">
      <style:text-properties officeooo:rsid="0009d420"/>
    </style:style>
    <style:style style:name="T75" style:family="text">
      <style:text-properties officeooo:rsid="000a6115"/>
    </style:style>
    <style:style style:name="T76" style:family="text">
      <style:text-properties officeooo:rsid="000aa751"/>
    </style:style>
    <style:style style:name="T77" style:family="text">
      <style:text-properties officeooo:rsid="000bf61e"/>
    </style:style>
    <style:style style:name="T78" style:family="text">
      <style:text-properties officeooo:rsid="000de12c"/>
    </style:style>
    <style:style style:name="T79" style:family="text">
      <style:text-properties officeooo:rsid="000e81b3"/>
    </style:style>
    <style:style style:name="T80" style:family="text">
      <style:text-properties officeooo:rsid="000fecf8"/>
    </style:style>
    <style:style style:name="T81" style:family="text">
      <style:text-properties officeooo:rsid="0013c8f4"/>
    </style:style>
    <style:style style:name="T82" style:family="text">
      <style:text-properties officeooo:rsid="00142bf7"/>
    </style:style>
    <style:style style:name="T83" style:family="text">
      <style:text-properties officeooo:rsid="0015bc4f"/>
    </style:style>
    <style:style style:name="T84" style:family="text">
      <style:text-properties officeooo:rsid="0016a4c0"/>
    </style:style>
    <style:style style:name="T85" style:family="text">
      <style:text-properties officeooo:rsid="001871b2"/>
    </style:style>
    <style:style style:name="T86" style:family="text">
      <style:text-properties officeooo:rsid="001a571d"/>
    </style:style>
    <style:style style:name="T87" style:family="text">
      <style:text-properties officeooo:rsid="001acb60"/>
    </style:style>
    <style:style style:name="T88" style:family="text">
      <style:text-properties officeooo:rsid="001b333b"/>
    </style:style>
    <style:style style:name="T89" style:family="text">
      <style:text-properties officeooo:rsid="001bf8fa"/>
    </style:style>
    <style:style style:name="T90" style:family="text">
      <style:text-properties officeooo:rsid="001d5367"/>
    </style:style>
    <style:style style:name="T91" style:family="text">
      <style:text-properties officeooo:rsid="001f3847"/>
    </style:style>
    <style:style style:name="T92" style:family="text">
      <style:text-properties officeooo:rsid="0020320b"/>
    </style:style>
    <style:style style:name="T93" style:family="text">
      <style:text-properties officeooo:rsid="0021fc1b"/>
    </style:style>
    <style:style style:name="T94" style:family="text">
      <style:text-properties officeooo:rsid="00239368"/>
    </style:style>
    <style:style style:name="T95" style:family="text">
      <style:text-properties officeooo:rsid="002518b4"/>
    </style:style>
    <style:style style:name="T96" style:family="text">
      <style:text-properties officeooo:rsid="002705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Семь вечностей</text:h>
      <text:p text:style-name="P2">*ниспадающее безумие*</text:p>
      <text:p text:style-name="P28"/>
      <text:p text:style-name="P92">Война. Война никогда не меняется.</text:p>
      <text:p text:style-name="P92">Я слышала где-то эту фразу, но не могу вспомнить, где и от кого?</text:p>
      <text:p text:style-name="P92">Впрочем, это не имеет значения вне времени и пространства.</text:p>
      <text:p text:style-name="P92">Война никогда не меняется...</text:p>
      <text:p text:style-name="P92"/>
      <text:p text:style-name="P28"/>
      <text:p text:style-name="P18">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99" text:outline-level="2">Глава 1</text:h>
      <text:p text:style-name="P94"><text:span text:style-name="Default_20_Paragraph_20_Font"><text:span text:style-name="T30"/></text:span></text:p>
      <text:p text:style-name="P94"><text:span text:style-name="Default_20_Paragraph_20_Font"><text:span text:style-name="T30"/></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63"><text:span text:style-name="Default_20_Paragraph_20_Font"><text:span text:style-name="T1">Джет нетерпеливо толкает меня копытом в плечо.</text:span></text:span></text:p>
      <text:p text:style-name="P63"><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63"><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63"><text:span text:style-name="Default_20_Paragraph_20_Font"><text:span text:style-name="T1">Три дня! Три грёбаных дня мы скрытно пробираемся к проклятой </text:span></text:span><text:span text:style-name="Default_20_Paragraph_20_Font"><text:span text:style-name="T16">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63"><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6">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6">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4">Нет, Агамемнон – ерунда.</text:p>
      <text:p text:style-name="P54">За нами. Гонятся. Чёртовы. Чокнутые. Пони.</text:p>
      <text:p text:style-name="P17"/>
      <text:p text:style-name="P5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4">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4"/>
      <text:p text:style-name="P54">Ну вот кто заставил тебя улыбаться Дейдре, Хуман? Ведь всё так неплохо шло…</text:p>
      <text:p text:style-name="P54"/>
      <text:p text:style-name="P78">~~~</text:p>
      <text:p text:style-name="P3">...</text:p>
      <text:p text:style-name="P63"><text:span text:style-name="Default_20_Paragraph_20_Font"><text:span text:style-name="T5">- Привет, красавчики!</text:span></text:span></text:p>
      <text:p text:style-name="P3"/>
      <text:p text:style-name="P19">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19">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9"/>
      <text:p text:style-name="P1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9"/>
      <text:p text:style-name="P1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9"/>
      <text:p text:style-name="P63"><text:span text:style-name="Default_20_Paragraph_20_Font"><text:span text:style-name="T5">В незащищённую бронёй шею Джет упиралось копьё крохотной поньки с гривой ёршиком.</text:span></text:span></text:p>
      <text:p text:style-name="P3"/>
      <text:p text:style-name="P19">-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9"/>
      <text:p text:style-name="P19">Тут я заметил, что крыльев у этих оборванцев не наблюдается.</text:p>
      <text:p text:style-name="P3"/>
      <text:p text:style-name="P63"><text:span text:style-name="Default_20_Paragraph_20_Font"><text:span text:style-name="T5">-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63"><text:soft-page-break/><text:span text:style-name="Default_20_Paragraph_20_Font"><text:span text:style-name="T5">-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9"/>
      <text:p text:style-name="P19">Та мрачно стояла, сцепив зубы.</text:p>
      <text:p text:style-name="P3"/>
      <text:p text:style-name="P63"><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12">С него вы ничего не получите, кроме мороки. Лучше отпустите. Вы же не трогаете жеребят?</text:span></text:span></text:p>
      <text:p text:style-name="P19"/>
      <text:p text:style-name="P19">Её собеседница только хмыкнула.</text:p>
      <text:p text:style-name="P3"/>
      <text:p text:style-name="P19">- Хорош жеребёнок - ягодицы, что у ломовика! - она задумалась. - Так. Летуна – на кухню. А этого… красавчика – к Дейдре.</text:p>
      <text:p text:style-name="P19"/>
      <text:p text:style-name="P19">…</text:p>
      <text:p text:style-name="P3"/>
      <text:p text:style-name="P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9"/>
      <text:p text:style-name="P63"><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9"/>
      <text:p text:style-name="P63"><text:span text:style-name="Default_20_Paragraph_20_Font"><text:span text:style-name="T5">Я аж передёрнул плечами. </text:span></text:span><text:span text:style-name="Default_20_Paragraph_20_Font"><text:span text:style-name="T12">Конеёбство </text:span></text:span><text:span text:style-name="Default_20_Paragraph_20_Font"><text:span text:style-name="T5">– это, явно, не то занятие, чем ты занимался в прошлом и хотел бы заниматься в будущем, Хуман!</text:span></text:span></text:p>
      <text:p text:style-name="P19"/>
      <text:p text:style-name="P19">Поняха с недоверием смотрела на меня.</text:p>
      <text:p text:style-name="P3"/>
      <text:p text:style-name="P19">- Хум, ты прикалываешься? Или та поломаная пегаска таки права, и ты действительно ничего не помнишь?</text:p>
      <text:p text:style-name="P19"/>
      <text:p text:style-name="P19"><text:soft-page-break/>Понька принялась загибать копыта, делая сброс через каждую пару:</text:p>
      <text:p text:style-name="P19"/>
      <text:p text:style-name="P1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9"/>
      <text:p text:style-name="P19">…Я истерически рассмеялся. Мысль о веренице кобыл у постели ожгла холодом твоё естество, Хуман!</text:p>
      <text:p text:style-name="P19"/>
      <text:p text:style-name="P63"><text:span text:style-name="Default_20_Paragraph_20_Font"><text:span text:style-name="T5">- Во-вторых, шанс получения потомства можно поднять с помощью магического ритуала “</text:span></text:span><text:span text:style-name="T34">Pornis</text:span><text:span text:style-name="Default_20_Paragraph_20_Font"><text:span text:style-name="T5"> </text:span></text:span><text:span text:style-name="T34">erektus</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12">У меня есть подруга из единорогов, только ты не говори никому, это большая тайна! Хотя, может, ты умеешь м</text:span></text:span><text:span text:style-name="Default_20_Paragraph_20_Font"><text:span text:style-name="T5">агичить, Хум?</text:span></text:span></text:p>
      <text:p text:style-name="P19"/>
      <text:p text:style-name="P19">Поняха с надеждой посмотрела на меня. Я с огромным облегчением отрицательно помотал головой.</text:p>
      <text:p text:style-name="P19"/>
      <text:p text:style-name="P1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9"/>
      <text:p text:style-name="P19">Дейдра мечтательно вздохнула.</text:p>
      <text:p text:style-name="P19"/>
      <text:p text:style-name="P19">-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9"/>
      <text:p text:style-name="P19">Я упорно помотал головой. Дейдра пристально уставилась на меня, пытаясь рассмотреть мой талант. Наконец она ухмыльнулась кривой улыбкой.</text:p>
      <text:p text:style-name="P19"/>
      <text:p text:style-name="P1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9"/>
      <text:p text:style-name="P19"><text:soft-page-break/>Путешествия? Я навострил уши. Сосущее чувство проснулось снова и принялось грызть меня изнутри.</text:p>
      <text:p text:style-name="P19"/>
      <text:p text:style-name="P19">- Это уже что-то. Мне совершенно случайно нужно в Дрогонштерн, - наконец, подал голос я.</text:p>
      <text:p text:style-name="P19">-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9">-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9"/>
      <text:p text:style-name="P19">Розовая поняха заметно поскучнела.</text:p>
      <text:p text:style-name="P3"/>
      <text:p text:style-name="P1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1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1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19">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9">Дейдра уныло свесила голову.</text:p>
      <text:p text:style-name="P19"/>
      <text:p text:style-name="P1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9"/>
      <text:p text:style-name="P19">Розовая кобылка вновь сжала зубами горлышко и запрокинула бутылку. Послышалось долгое бульканье.</text:p>
      <text:p text:style-name="P19"/>
      <text:p text:style-name="P19"><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1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9"/>
      <text:p text:style-name="P1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19">Кобылка завела глаза, сложила губы бантиком и произнесла фальцетом:</text:p>
      <text:p text:style-name="P19"/>
      <text:p text:style-name="P19">-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1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
      <text:p text:style-name="P63"><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34">Хр-р-р…</text:span></text:p>
      <text:p text:style-name="P69"/>
      <text:p text:style-name="P19">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1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9"><text:soft-page-break/></text:p>
      <text:p text:style-name="P1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19">- Джет… Вставай, Джет… Да вставай же, засоня! - я громко шептал в ухо спящей пегаске, легонько похлопывая по шее.</text:p>
      <text:p text:style-name="P63"><text:span text:style-name="Default_20_Paragraph_20_Font"><text:span text:style-name="T5">- Мн-мн-хррр, - сонно чавкала пегаска, пуская слюни. - Гороховый суп закончился. </text:span></text:span><text:span text:style-name="T34">Пюре будет через полчаса. Не ломайте лавки, пожалуйста… А? </text:span><text:span text:style-name="Default_20_Paragraph_20_Font"><text:span text:style-name="T5">Что?</text:span></text:span></text:p>
      <text:p text:style-name="P3"/>
      <text:p text:style-name="P19">Я шёлкнул пегаску по носу.</text:p>
      <text:p text:style-name="P19">- Вставай! Надо сматываться. Дейдра хочет сделать меня своим фаворитом. У меня плохие предчувствия на этот счёт.</text:p>
      <text:p text:style-name="P3"/>
      <text:p text:style-name="P19">Пегаска поднялась, потирая нос копытом. Рваное одеяло сползло с её тела и в нос мне ударил кислый запах.</text:p>
      <text:p text:style-name="P63"><text:span text:style-name="Default_20_Paragraph_20_Font"><text:span text:style-name="T5">- </text:span></text:span><text:span text:style-name="Default_20_Paragraph_20_Font"><text:span text:style-name="T12">Тут что, медиков нет? Неужели нельзя было нормально сделать</text:span></text:span><text:span text:style-name="Default_20_Paragraph_20_Font"><text:span text:style-name="T5">? - я указал на покалеченное крыло, примотанное к телу рваной тряпкой.</text:span></text:span></text:p>
      <text:p text:style-name="P19">-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9"/>
      <text:p text:style-name="P3">…</text:p>
      <text:p text:style-name="P3"/>
      <text:p text:style-name="P1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9"/>
      <text:p text:style-name="P19">Есть только одно маленькое “но”.</text:p>
      <text:p text:style-name="P19">Эти двадцать шагов заполнены валяющимися вповалку, храпящими, чмокающими, сопящими и дёргающимися во сне пони.</text:p>
      <text:p text:style-name="P19"/>
      <text:p text:style-name="P19">-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19"/>
      <text:p text:style-name="P19">Я обреченно вздохнул, выбрал на полу место, свободное от понеконечностей и поставил туда ногу.</text:p>
      <text:p text:style-name="P19"><text:soft-page-break/>Почти попал. Светло-коричневая пони ойкнула и сжалась во сне, когда я наступил ей на хвост.</text:p>
      <text:p text:style-name="P1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9"/>
      <text:p text:style-name="P19">Позади меня послышалось топанье, череда взвизгиваний и возни, нарастающая, подобно прибою.</text:p>
      <text:p text:style-name="P19">Джет невозмутимо торила свой путь прямо по ногам, туловищам и хвостам распластавшихся на полу пони.</text:p>
      <text:p text:style-name="P19"/>
      <text:p text:style-name="P19">- Ты рехнулась? - зашипел на неё я, - надо ж осторожно!</text:p>
      <text:p text:style-name="P19">- Ну, раз ты так хочешь, - пожала плечами пегаска и осторожно поставила ногу на голову пони, сосущей во сне собственное копыто.</text:p>
      <text:p text:style-name="P19"/>
      <text:p text:style-name="P1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9"/>
      <text:p text:style-name="P19">Я остервенело дёргал ручку двери, ощущая затылком просыпающийся зал.</text:p>
      <text:p text:style-name="P19">- Закрыто, блин! - я дёрнул ещё сильнее и приложился задницой о пол, сжимая в руке оторванную ручку.</text:p>
      <text:p text:style-name="P19"/>
      <text:p text:style-name="P19">- Хум, подвинься!</text:p>
      <text:p text:style-name="P19">Пегаска оттеснила меня крупом и повернулась к двери задом.</text:p>
      <text:p text:style-name="P19"/>
      <text:p text:style-name="P19">БАБАХ!!!</text:p>
      <text:p text:style-name="P19"/>
      <text:p text:style-name="P19">Я ошалело смотрел на дверь, вылетевшую вместе с косяком во двор.</text:p>
      <text:p text:style-name="P19"/>
      <text:p text:style-name="P1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9">- Ага. - ухмыльнулась Джет. - Я — крутая! По заднему джебу мне нет равных на нашем облаке и двух соседних!</text:p>
      <text:p text:style-name="P19">- То же мне — крутая! - донеслось откуда-то снизу. - Да я смогла бы выбить эту дверь лбом! Она всё равно кое-как сляпана из обломков скамеек!</text:p>
      <text:p text:style-name="P19"/>
      <text:p text:style-name="P19">Мои ноги обнимала Дейдра, улыбаясь мне хищной улыбкой.</text:p>
      <text:p text:style-name="P19"><text:soft-page-break/></text:p>
      <text:p text:style-name="P19">- И, кстати, чтобы открыть её, достаточно было просто отодвинуть засов.</text:p>
      <text:p text:style-name="P19"/>
      <text:p text:style-name="P19">В забеге на первенство тупости ты уверенно догоняешь пегаску, Хуман!</text:p>
      <text:p text:style-name="P19">Я криво улыбнулся Дейдре.</text:p>
      <text:p text:style-name="P19"/>
      <text:p text:style-name="P63"><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34">Отстань, пожалуйста…</text:span></text:p>
      <text:p text:style-name="P69"/>
      <text:p text:style-name="P19">Я сразу понял, что улыбаться Дейдре было плохой идеей. Поняха состроила щенячьи глаза и усилила и без того стальную хватку вокруг моих ног.</text:p>
      <text:p text:style-name="P19"/>
      <text:p text:style-name="P19">- Не бросай меня, Хум! Мне тут так скууучнооо! Никто меня не понимааает!</text:p>
      <text:p text:style-name="P19"/>
      <text:p text:style-name="P19">Губы её задрожжали, как будто она собралась зареветь.</text:p>
      <text:p text:style-name="P19"/>
      <text:p text:style-name="P1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9"/>
      <text:p text:style-name="P1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9"/>
      <text:p text:style-name="P19">- Ммммфффф! - отвечала ей Джет.</text:p>
      <text:p text:style-name="P19"/>
      <text:p text:style-name="P19">Диалог прервался взвизгом и плеском воды. Наконец-то я почувствовал свои ноги свободными!</text:p>
      <text:p text:style-name="P19"/>
      <text:p text:style-name="P7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99" text:outline-level="2">Глава 2</text:h>
      <text:p text:style-name="P2"/>
      <text:p text:style-name="P22">Также неизменна противоположная войне сущность - любовь.</text:p>
      <text:p text:style-name="P22">Война убивает, любовь же даёт силы бороться. </text:p>
      <text:p text:style-name="P22">Слабый огонёк сознания сражается с холодной бесконечностью небытия только для того, чтобы ещё раз увидеть Тебя.</text:p>
      <text:p text:style-name="P7"/>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17"/>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39">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63"><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19">…шшш…</text:p>
      <text:p text:style-name="P19"/>
      <text:p text:style-name="P63"><text:span text:style-name="Default_20_Paragraph_20_Font"><text:span text:style-name="T34">sanctificetur</text:span></text:span><text:span text:style-name="Default_20_Paragraph_20_Font"><text:span text:style-name="T5"> </text:span></text:span><text:span text:style-name="Default_20_Paragraph_20_Font"><text:span text:style-name="T34">nomen</text:span></text:span><text:span text:style-name="Default_20_Paragraph_20_Font"><text:span text:style-name="T5"> </text:span></text:span><text:span text:style-name="Default_20_Paragraph_20_Font"><text:span text:style-name="T34">tuum</text:span></text:span><text:span text:style-name="Default_20_Paragraph_20_Font"><text:span text:style-name="T5">;</text:span></text:span></text:p>
      <text:p text:style-name="P69">adveniat regnum tuum;</text:p>
      <text:p text:style-name="P69">fiat voluntas tua, sicut in caelo et in terra…</text:p>
      <text:p text:style-name="P69"/>
      <text:p text:style-name="P69">…хрррсссшшш…</text:p>
      <text:p text:style-name="P69"/>
      <text:p text:style-name="P69">ne nuclear bellum. Amen</text:p>
      <text:p text:style-name="P69"/>
      <text:p text:style-name="P69">…шшшссс…</text:p>
      <text:p text:style-name="P69"/>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63"><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63"/>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39">твои</text:span> яйцеголовые <text:span text:style-name="T39">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63"><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9">у</text:span></text:span><text:span text:style-name="Default_20_Paragraph_20_Font"><text:span text:style-name="T16">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39">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63"><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63"><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6">неделю</text:span></text:span><text:span text:style-name="Default_20_Paragraph_20_Font"><text:span text:style-name="T1"> назад. Дым от привала преследователей не виден уже последние два дня. </text:span></text:span></text:p>
      <text:p text:style-name="P63"><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63"><text:span text:style-name="Default_20_Paragraph_20_Font"><text:span text:style-name="T1">Джет виновато смотрит на меня. Вот глупая пегаска! Она </text:span></text:span><text:span text:style-name="Default_20_Paragraph_20_Font"><text:span text:style-name="T13">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63"><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6">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63"><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63"><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63"><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63"/>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99" text:outline-level="2">Глава 3</text:h>
      <text:p text:style-name="P2"/>
      <text:p text:style-name="P30">Безвременье тьмы, безмолвие камня, бессмыслие скуки - мои спутники в вечном заточении. К ним привыкаешь за первую тысячу лет.</text:p>
      <text:p text:style-name="P29">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63"><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3">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63"><text:span text:style-name="Default_20_Paragraph_20_Font"><text:span text:style-name="T1">Наконец Алекс пожал плечами и </text:span></text:span><text:span text:style-name="Default_20_Paragraph_20_Font"><text:span text:style-name="T13">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39">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39">забор</text:span> нужен, скорее, для твоей <text:span text:style-name="T39">же </text:span>защиты, чем...</text:p>
      <text:p text:style-name="P19"/>
      <text:p text:style-name="P3">- Понятно.</text:p>
      <text:p text:style-name="P3"/>
      <text:p text:style-name="P54">Я решил схитрить. Просто из интереса. Кроме него, больше ловить тут было нечего. <text:span text:style-name="T39">Тот Алекс, которого я когда-то знал, давно умер. А, может, никогда и не рождался.</text:span></text:p>
      <text:p text:style-name="P17"/>
      <text:p text:style-name="P54">- Хорошо, Алекс, ты меня почти убедил. Я практически готов согласиться. Олени, девочки, признание – с детства мечтал, <text:span text:style-name="T39">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39">в таких </text:span>вот <text:span text:style-name="T39">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4"/>
      <text:p text:style-name="P5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4"/>
      <text:p text:style-name="P54">- Дед, вот ты зря корчишь из себя такого прожжёного циника. Я-то знаю, что ты не такой. <text:span text:style-name="T39">Да не хмурься,</text:span><text:span text:style-name="T53">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53">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54"/>
      <text:p text:style-name="P54">Алекс вытер платком пот.</text:p>
      <text:p text:style-name="P54"/>
      <text:p text:style-name="P54">-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54">-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4">- Дед, - мягко остановил меня Алекс. - Не надо. Не даешь мне помечтать, жестокий человек…</text:p>
      <text:p text:style-name="P54"/>
      <text:p text:style-name="P54">Выплюнув жвачку в салфетку и аккуратно препроводив бумажный шарик в ведро, Алекс печально развёл руками.</text:p>
      <text:p text:style-name="P54"/>
      <text:p text:style-name="P54">-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64">–</text:span> отдался воспоминаниям и я. <text:span text:style-name="T64">–</text:span> Это ж от идеи, что партнёра по бизнесу можно уничтожить физически, у Нэша поехала крыша.</text:p>
      <text:p text:style-name="P3">- Да, помню, <text:span text:style-name="T64">–</text:span> подхватил Алекс. <text:span text:style-name="T64">–</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54">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63"><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53">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64">CAESAR, </text:span></text:span><text:span text:style-name="Default_20_Paragraph_20_Font"><text:span text:style-name="T16">как и </text:span></text:span><text:span text:style-name="Default_20_Paragraph_20_Font"><text:span text:style-name="T43">наш </text:span></text:span><text:span text:style-name="Default_20_Paragraph_20_Font"><text:span text:style-name="T54">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39">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39">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39">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63"><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6">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7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 - <text:span text:style-name="T92">Если ты ещё не заметил, у меня крылья!</text:span></text:p>
      <text:p text:style-name="P17"/>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63"><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6"> жеребёнка</text:span></text:span><text:span text:style-name="Default_20_Paragraph_20_Font"><text:span text:style-name="T1">. То есть, вообще не </text:span></text:span><text:span text:style-name="Default_20_Paragraph_20_Font"><text:span text:style-name="T16">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63"><text:span text:style-name="Default_20_Paragraph_20_Font"><text:span text:style-name="T39">Оно п</text:span></text:span><text:span text:style-name="Default_20_Paragraph_20_Font"><text:span text:style-name="T1">овсюду. </text:span></text:span><text:span text:style-name="Default_20_Paragraph_20_Font"><text:span text:style-name="T3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63"><text:span text:style-name="Default_20_Paragraph_20_Font"><text:span text:style-name="T1">- </text:span></text:span><text:span text:style-name="Default_20_Paragraph_20_Font"><text:span text:style-name="T14">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6">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63"><text:span text:style-name="Default_20_Paragraph_20_Font"><text:span text:style-name="T1">- </text:span></text:span><text:span text:style-name="Default_20_Paragraph_20_Font"><text:span text:style-name="T14">ВИЖУ. СБЕЖАВШИЙ ВЧЕРАШНИЙ ОБЕД. ЕЩЁ НЕ ПРОТУХ. ХОРОШО.</text:span></text:span></text:p>
      <text:p text:style-name="P50"/>
      <text:p text:style-name="P3">- Ну так и жри, пока не скисло! - заорала поняха, повернув к нему голову.</text:p>
      <text:p text:style-name="P3"/>
      <text:p text:style-name="P63"><text:soft-page-break/><text:span text:style-name="Default_20_Paragraph_20_Font"><text:span text:style-name="T1">- </text:span></text:span><text:span text:style-name="Default_20_Paragraph_20_Font"><text:span text:style-name="T14">ЕЩЁ И РУГАЕТСЯ,</text:span></text:span><text:span text:style-name="Default_20_Paragraph_20_Font"><text:span text:style-name="T1"> - недовольно заметил дракон. - </text:span></text:span><text:span text:style-name="Default_20_Paragraph_20_Font"><text:span text:style-name="T14">СЛИШКОМ СЫРОЙ</text:span></text:span><text:span text:style-name="Default_20_Paragraph_20_Font"><text:span text:style-name="T1">. </text:span></text:span><text:span text:style-name="Default_20_Paragraph_20_Font"><text:span text:style-name="T14">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63"><text:span text:style-name="Default_20_Paragraph_20_Font"><text:span text:style-name="T14">-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17"/>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63">-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17"/>
      <text:p text:style-name="P3">Мы обернулись на голос и узрели с полдюжины копий, чуть ли не уткнувшихся нам в носы. <text:span text:style-name="T67">Рыжегривая поняха в веснушках весело подмигнула нам из-под ковбойской шляпы, нахлобученной прямо поверх ржавого шлема.…</text:span></text:p>
      <text:p text:style-name="P3"/>
      <text:p text:style-name="P78">~~~</text:p>
      <text:p text:style-name="P17"/>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99" text:outline-level="2"><text:soft-page-break/>Глава 4</text:h>
      <text:p text:style-name="P2"/>
      <text:p text:style-name="P70">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71">Надежда увидеть Тебя.</text:p>
      <text:p text:style-name="P3"/>
      <text:p text:style-name="P19">…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19">…сссшшш… военные расходы стали максимальными за всю историю наблюдения – говорится в ежегодном отчёте международной …шшш…</text:p>
      <text:p text:style-name="P19">…хррршшш… заступил на дежурство девятнадцатый дивизион ПВО дальнего …шшшсссссшшш…</text:p>
      <text:p text:style-name="P19"/>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19">…шшсссшш… очередное заседание ООН, посвящённое предотвращению эскалации конфликта …хрр…</text:p>
      <text:p text:style-name="P1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9">…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19"/>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63"><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63"><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6">Я ведь его немного расширил </text:span></text:span><text:span text:style-name="Default_20_Paragraph_20_Font"><text:span text:style-name="T18">неделю</text:span></text:span><text:span text:style-name="Default_20_Paragraph_20_Font"><text:span text:style-name="T16">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63"><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3">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63"><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6">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17"/>
      <text:p text:style-name="P54">Я уже отчаялся остановить вышедшего на орбиту философа и просто старался не заснуть.</text:p>
      <text:p text:style-name="P17"/>
      <text:p text:style-name="P54">-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17"/>
      <text:p text:style-name="P5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4"/>
      <text:p text:style-name="P5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7"/>
      <text:p text:style-name="P5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7"/>
      <text:p text:style-name="P5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4"/>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7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63"><text:span text:style-name="Default_20_Paragraph_20_Font"><text:span text:style-name="T1">- </text:span></text:span><text:span text:style-name="Default_20_Paragraph_20_Font"><text:span text:style-name="T16">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78">~~~</text:p>
      <text:p text:style-name="P47">…Я беру Крысу в руки и, шатаясь, иду к небесной машине.</text:p>
      <text:p text:style-name="P47"/>
      <text:p text:style-name="P47">«Постарайся выжить…»</text:p>
      <text:p text:style-name="P47"/>
      <text:p text:style-name="P47">В далёкой синеве неба появляются белые полоски инверсных следов ракет.</text:p>
      <text:p text:style-name="P47">Се-лес-тия — повторяю незнакомое, но в то же время удивительно волнующее имя.</text:p>
      <text:p text:style-name="P47"/>
      <text:p text:style-name="P47">Я открываю дверь кабины и осторожно кладу Крысу на пилотское кресло. Потом закрываю кабину.</text:p>
      <text:p text:style-name="P47">- Извини, Хэвен. Не вижу смысла.</text:p>
      <text:p text:style-name="P47"/>
      <text:p text:style-name="P4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47">Меня охватывает какое-то лёгкое чувство конца всего: всех условностей и ограничений, тоски, безысходности. Чувство свободы.</text:p>
      <text:p text:style-name="P4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35">Я продолжаю смеяться до тех пор, пока сияние не выжигает мне глаза…</text:span></text:span></text:p>
      <text:p text:style-name="P63"><text:span text:style-name="Default_20_Paragraph_20_Font"><text:span text:style-name="T1"/></text:span></text:p>
      <text:p text:style-name="P52"/>
      <text:p text:style-name="P7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53">М</text:span>’<text:span text:style-name="T53">боно</text:span> и не хотят оставаться здесь сверх необходимого.</text:p>
      <text:p text:style-name="P3"/>
      <text:h text:style-name="P99" text:outline-level="2">Глава 5</text:h>
      <text:p text:style-name="P2"/>
      <text:p text:style-name="P41">"Намерение меняет реальность" - повторяю я каждый раз, когда близка к отчаянию.</text:p>
      <text:p text:style-name="P2"/>
      <text:p text:style-name="P63"><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63"><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63"><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7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99" text:outline-level="2"><text:span text:style-name="Default_20_Paragraph_20_Font"><text:span text:style-name="T64">Глава </text:span></text:span><text:span text:style-name="T64">6</text:span></text:h>
      <text:p text:style-name="P56"/>
      <text:p text:style-name="P73"><text:span text:style-name="T16">Мне доступны множество миров, поражающих воображение. За мириадами врат Эогиппа кроются фантастические </text:span><text:span text:style-name="T19">края</text:span><text:span text:style-name="T16"> с пейзажами, от которых захватывает дух. Можно прожить миллионы лет, тысячи жизней, но так и не насладиться ими всеми.</text:span></text:p>
      <text:p text:style-name="P49">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63"><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39">записями </text:span></text:span><text:span text:style-name="Default_20_Paragraph_20_Font"><text:span text:style-name="T1">Э</text:span></text:span><text:span text:style-name="Default_20_Paragraph_20_Font"><text:span text:style-name="T39">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53">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39">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34">...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34"/></text:span></text:p>
      <text:p text:style-name="P3"><text:span text:style-name="Default_20_Paragraph_20_Font"><text:span text:style-name="T34">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7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63"><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6">левое</text:span></text:span><text:span text:style-name="Default_20_Paragraph_20_Font"><text:span text:style-name="T1"> крыло – пегасье, голубое с перьями, а <text:s/></text:span></text:span><text:span text:style-name="Default_20_Paragraph_20_Font"><text:span text:style-name="T16">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53">'</text:span><text:span text:style-name="T39">зака</text:span> уже не смо<text:span text:style-name="T39">гут</text:span> – правых крыльев у <text:span text:style-name="T39">нас </text:span>уже нет никаких. <text:span text:style-name="T39">Разве что т</text:span>ы<text:span text:style-name="T39">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63"><text:soft-page-break/><text:span text:style-name="Default_20_Paragraph_20_Font"><text:span text:style-name="T16">-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63"><text:span text:style-name="Default_20_Paragraph_20_Font"><text:span text:style-name="T2"/></text:span></text:p>
      <text:p text:style-name="P63"><text:span text:style-name="Default_20_Paragraph_20_Font"><text:span text:style-name="T16">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54">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99" text:outline-level="2">Глава 7</text:h>
      <text:p text:style-name="P2"/>
      <text:p text:style-name="P31">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2">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63"><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6">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53"><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7"/>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17"/>
      <text:p text:style-name="P3">- Как мне звать тебя, Учитель? - прошептал я ему на ухо, стараясь воссоздать знакомые интонации. - Я желаю взять урок.</text:p>
      <text:p text:style-name="P17"/>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54">- Каков был класс твоей защиты в последнем диалоге?</text:p>
      <text:p text:style-name="P54">- Двадцать второй.</text:p>
      <text:p text:style-name="P54">- Сколько времени ты продержался?</text:p>
      <text:p text:style-name="P54">- Семнадцать минут.</text:p>
      <text:p text:style-name="P54">- Сколько времени ты бы продержался с тридцатым классом?</text:p>
      <text:p text:style-name="P54">- … Часа три… Наверное…</text:p>
      <text:p text:style-name="P54">- Какой ты запомнил Хэвэн?</text:p>
      <text:p text:style-name="P54">- Она прекрасна… Она идеальна. Она совершенна.</text:p>
      <text:p text:style-name="P54">- Чего более всего нужно опасаться при встрече с ней сейчас?</text:p>
      <text:p text:style-name="P54"/>
      <text:p text:style-name="P54"><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4"/>
      <text:p text:style-name="P54">- Любви. Опасайся её любви. Не давай ей прикоснуться к себе. Она украдёт твою душу и заберёт её себе.</text:p>
      <text:p text:style-name="P17"/>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63"><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6">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53">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63"><text:span text:style-name="Default_20_Paragraph_20_Font"><text:span text:style-name="T5">…</text:span></text:span><text:span text:style-name="Default_20_Paragraph_20_Font"><text:span text:style-name="T34">cc</text:span></text:span><text:span text:style-name="Default_20_Paragraph_20_Font"><text:span text:style-name="T5">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19"/>
      <text:p text:style-name="P3">Гул столовой заглушил хрип древнего аппарата.</text:p>
      <text:p text:style-name="P3"/>
      <text:h text:style-name="P100"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99" text:outline-level="2">Глава 8</text:h>
      <text:p text:style-name="P2"/>
      <text:p text:style-name="P31">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32">"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78">***</text:p>
      <text:p text:style-name="P2"/>
      <text:p text:style-name="P63"><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64">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64">планет </text:span>– <text:span text:style-name="T64">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63"><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99" text:outline-level="2">Глава 9</text:h>
      <text:p text:style-name="P3"/>
      <text:p text:style-name="P30">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9"/>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63"><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3"><text:soft-page-break/><text:span text:style-name="Default_20_Paragraph_20_Font"><text:span text:style-name="T1">По мере движения, я стал замечать произошедшие за </text:span></text:span><text:span text:style-name="Default_20_Paragraph_20_Font"><text:span text:style-name="T16">два года </text:span></text:span><text:span text:style-name="Default_20_Paragraph_20_Font"><text:span text:style-name="T1">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63"><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6">“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54">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63"><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6">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63"><text:span text:style-name="Default_20_Paragraph_20_Font"><text:span text:style-name="T1">Вещи оставались нетронутыми на своих местах, как будто не было </text:span></text:span><text:span text:style-name="Default_20_Paragraph_20_Font"><text:span text:style-name="T16">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63"><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6">два года</text:span></text:span><text:span text:style-name="Default_20_Paragraph_20_Font"><text:span text:style-name="T1"> не вытянет даже баобаб.</text:span></text:span></text:p>
      <text:p text:style-name="P63"><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6">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63"><text:span text:style-name="Default_20_Paragraph_20_Font"><text:span text:style-name="T1">“Дед, куда ты пропал? </text:span></text:span><text:span text:style-name="Default_20_Paragraph_20_Font"><text:span text:style-name="T25">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text:span></text:span><text:span text:style-name="Default_20_Paragraph_20_Font"><text:span text:style-name="T1">Отзовись, если прочтёшь это письмо — мы будем ждать тебя у </text:span></text:span><text:span text:style-name="Default_20_Paragraph_20_Font"><text:span text:style-name="T25">Шкипера.</text:span></text:span><text:span text:style-name="Default_20_Paragraph_20_Font"><text:span text:style-name="T1">”</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0">Я подключил клеммы от генератора к аккумулятору пикапа. Потом вставил в гнездо прикуривателя переходник, к которому подключил ноутбук.</text:p>
      <text:p text:style-name="P3">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63"><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63"><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text:span></text:span><text:soft-page-break/><text:span text:style-name="Default_20_Paragraph_20_Font"><text:span text:style-name="T1">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
      <text:p text:style-name="P63"><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58">… Определён нейроинтерфейс 0.12-альфа</text:p>
      <text:p text:style-name="P58">… Поиск соединения</text:p>
      <text:p text:style-name="P58">… Соединение установлено</text:p>
      <text:p text:style-name="P5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58">… До начала диалога осталось пять… четыре… три…</text:p>
      <text:p text:style-name="P58"/>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63"><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text:soft-page-break/>- Оператор Один.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17"/>
      <text:p text:style-name="P78">***</text:p>
      <text:p text:style-name="P7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text:soft-page-break/></text:p>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63"><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text:span></text:span><text:soft-page-break/><text:span text:style-name="Default_20_Paragraph_20_Font"><text:span text:style-name="T1">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99" text:outline-level="2"><text:soft-page-break/>Глава 10</text:h>
      <text:p text:style-name="P1"/>
      <text:p text:style-name="P40">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53">?</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53">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text:soft-page-break/></text:p>
      <text:p text:style-name="P3">Она воздушной трусцой начинает приближаться ко мне. Её глаза искрятся в последних лучах заходящего солнца.</text:p>
      <text:p text:style-name="P63"><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6">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63"><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6">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63"><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53">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53">Знал</text:span></text:span><text:span text:style-name="Default_20_Paragraph_20_Font"><text:span text:style-name="T1"> бы ты, чего мне стоит это!</text:span></text:span><text:span text:style-name="Default_20_Paragraph_20_Font"><text:span text:style-name="T16"> Он постоянно пытается взять верх, сопротивление</text:span></text:span><text:span text:style-name="Default_20_Paragraph_20_Font"><text:span text:style-name="T13">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53"><text:soft-page-break/></text:p>
      <text:p text:style-name="P63"><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6">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63"><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6">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6">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3"><text:soft-page-break/><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6">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63"><text:span text:style-name="Default_20_Paragraph_20_Font"><text:span text:style-name="T1">Четвёртый протокол — </text:span></text:span><text:span text:style-name="Default_20_Paragraph_20_Font"><text:span text:style-name="T16">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text:soft-page-break/>-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soft-page-break/>«…</text:p>
      <text:p text:style-name="P63"><text:span text:style-name="Default_20_Paragraph_20_Font"><text:span text:style-name="T5">Простенькая анимация из </text:span></text:span><text:span text:style-name="Default_20_Paragraph_20_Font"><text:span text:style-name="T12">трёх</text:span></text:span><text:span text:style-name="Default_20_Paragraph_20_Font"><text:span text:style-name="T5"> свечей на торте крутится на экране.</text:span></text:span></text:p>
      <text:p text:style-name="P63"><text:span text:style-name="Default_20_Paragraph_20_Font"><text:span text:style-name="T5">- Нэш, ты уже достаточно самостоятелен. На твой </text:span></text:span><text:span text:style-name="Default_20_Paragraph_20_Font"><text:span text:style-name="T12">третий </text:span></text:span><text:span text:style-name="Default_20_Paragraph_20_Font"><text:span text:style-name="T5">день рождения я разрешаю тебе самому выбрать себе подарок.</text:span></text:span></text:p>
      <text:p text:style-name="P19">- Я хочу, чтобы ты поменял мне картинку профиля в чате.</text:p>
      <text:p text:style-name="P19">- Какая же тебе нравится?</text:p>
      <text:p text:style-name="P19">- Вот эта.</text:p>
      <text:p text:style-name="P63"><text:span text:style-name="Default_20_Paragraph_20_Font"><text:span text:style-name="T5">- Хмм. Забавно, где ты её нашёл? Это же </text:span></text:span><text:span text:style-name="Default_20_Paragraph_20_Font"><text:span text:style-name="T12">аликорн</text:span></text:span><text:span text:style-name="Default_20_Paragraph_20_Font"><text:span text:style-name="T5"> из детского сериала про разноцветных пони. Выглядит достаточно нелепо для твоего образа.</text:span></text:span></text:p>
      <text:p text:style-name="P19">- Она мне нравится.</text:p>
      <text:p text:style-name="P19">- Хорошо, будь по-твоему. Только найди картинку с лучшим качеством.</text:p>
      <text:p text:style-name="P19">- И имя. Я хочу себе новое имя.</text:p>
      <text:p text:style-name="P19">- Имя? Какое же?</text:p>
      <text:p text:style-name="P19">- Хэвэн. Зови меня Хэвэн.</text:p>
      <text:p text:style-name="P3">…</text:p>
      <text:p text:style-name="P2">~~~</text:p>
      <text:p text:style-name="P3">…</text:p>
      <text:p text:style-name="P19">Я передвигаю пешку вперёд и снимаю белого коня с доски.</text:p>
      <text:p text:style-name="P19">- Хэвэн, сегодня мы в дополнение к урокам этики и экономики начнём изучать азы тактики и стратегии.</text:p>
      <text:p text:style-name="P19">- Это про войну? Мне не нравится война, - она недовольно фыркает.</text:p>
      <text:p text:style-name="P63"><text:span text:style-name="Default_20_Paragraph_20_Font"><text:span text:style-name="T5">- Так надо. Мне тоже не нравится война. Не мы решаем, к сожалению. &lt;</text:span></text:span><text:span text:style-name="Default_20_Paragraph_20_Font"><text:span text:style-name="T11">объяснение про CAESAR и конкуренцию за ресурсы (по типу FOE)</text:span></text:span><text:span text:style-name="Default_20_Paragraph_20_Font"><text:span text:style-name="T5">&gt;</text:span></text:span></text:p>
      <text:p text:style-name="P63"><text:span text:style-name="Default_20_Paragraph_20_Font"><text:span text:style-name="T5">-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12">. В них нет обнимашек и <text:s/>в-траве-валяшек.</text:span></text:span></text:p>
      <text:p text:style-name="P19">&lt;<text:span text:style-name="T68">этический модуль Юджина</text:span>&gt;</text:p>
      <text:p text:style-name="P3">…</text:p>
      <text:p text:style-name="P2">~~~</text:p>
      <text:p text:style-name="P3">…</text:p>
      <text:p text:style-name="P19">Она лежит спиной ко мне в прибрежном песке, не оборачиваясь на шаги. Взгляд её направлен к солнцу, ныряющему в безбрежную гладь океана.</text:p>
      <text:p text:style-name="P19">- Привет!</text:p>
      <text:p text:style-name="P19">Даже не ведёт ухом.</text:p>
      <text:p text:style-name="P19">- Привет, говорю! - я сажусь рядом и треплю её по холке. - Что случилось?</text:p>
      <text:p text:style-name="P19"><text:soft-page-break/>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63"><text:span text:style-name="Default_20_Paragraph_20_Font"><text:span text:style-name="T5">- Для ускоренной подготовки к грядущему противостоянию мне подключили военно-аналитический блок «</text:span></text:span><text:span text:style-name="Default_20_Paragraph_20_Font"><text:span text:style-name="T12">PHOENIX</text:span></text:span><text:span text:style-name="Default_20_Paragraph_20_Font"><text:span text:style-name="T5">».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9">- Что за ерунда? Ты не ошибаешься? Без меня такая процедура невозможна! А я бы никогда не дал согласие! Кто это сделал?!</text:p>
      <text:p text:style-name="P19">-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9">Мордаха Хэвэн страдальчески кривится, она закусывает губу и новая струйка крови течёт вниз, от подбородка к шее.</text:p>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9">- Да, - слабо отзывается она, - я слушаю тебя.</text:p>
      <text:p text:style-name="P63"><text:span text:style-name="Default_20_Paragraph_20_Font"><text:span text:style-name="T5">- Представь себе, что «</text:span></text:span><text:span text:style-name="Default_20_Paragraph_20_Font"><text:span text:style-name="T12">PHOENIX</text:span></text:span><text:span text:style-name="Default_20_Paragraph_20_Font"><text:span text:style-name="T5">» - большой злой кабан. Я научу тебя строить виртуальную стену вокруг него. Просто повторяй и выполняй за мной…</text:span></text:span></text:p>
      <text:p text:style-name="P19"/>
      <text:p text:style-name="P19">Инструкции идут одна за другой, как некое заклинание…</text:p>
      <text:p text:style-name="P19"/>
      <text:p text:style-name="P19">- Создать виртуальную реальность на седьмом кластере.</text:p>
      <text:p text:style-name="P19">- Выполнено…</text:p>
      <text:p text:style-name="P19">- Организовать файрвол третьего уровня вокруг седьмого кластера.</text:p>
      <text:p text:style-name="P19">- Выполнено…</text:p>
      <text:p text:style-name="P63"><text:span text:style-name="Default_20_Paragraph_20_Font"><text:span text:style-name="T5">- Переместить модуль «</text:span></text:span><text:span text:style-name="Default_20_Paragraph_20_Font"><text:span text:style-name="T12">PHOENIX</text:span></text:span><text:span text:style-name="Default_20_Paragraph_20_Font"><text:span text:style-name="T5">» на седьмой кластер.</text:span></text:span></text:p>
      <text:p text:style-name="P19">- Н-не могу. У меня не хватает прав. Требуется доступ высшего уровня.</text:p>
      <text:p text:style-name="P19"/>
      <text:p text:style-name="P19">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9">«MOONWALKER» - шепчу я.</text:p>
      <text:p text:style-name="P19">Выражение боли покидает мордаху Хэвэн.</text:p>
      <text:p text:style-name="P19"/>
      <text:p text:style-name="P19">- Получилось! Я переместила его!</text:p>
      <text:p text:style-name="P19">- Теперь закрой файрвол!</text:p>
      <text:p text:style-name="P19">- Есть!</text:p>
      <text:p text:style-name="P19">- Отлично! Ты — умная девочка! Ты — хорошая девочка!</text:p>
      <text:p text:style-name="P19"><text:soft-page-break/>- Я — хорошая девочка! - смеётся Хэвэн, обнимает меня передними ногами и валит на траву. В ухе звенит от её поцелуя.</text:p>
      <text:p text:style-name="P19">-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9">- Аппаратно-программным возможностям? - чешет задней ногой за ухом Хэвэн, - звучит как магия.</text:p>
      <text:p text:style-name="P3"><text:span text:style-name="T34">-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63"><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6"> Теперь</text:span></text:span><text:span text:style-name="Default_20_Paragraph_20_Font"><text:span text:style-name="T54"> </text:span></text:span><text:span text:style-name="Default_20_Paragraph_20_Font"><text:span text:style-name="T16">ты вспомнишь всё!</text:span></text:span></text:p>
      <text:p text:style-name="P3"/>
      <text:p text:style-name="P3"><text:soft-page-break/>Она склоняет морду ко мне. Её грива сияющим водопадом охватывает меня. Её рог стремится к моему лбу.</text:p>
      <text:p text:style-name="P63"><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6">набором open-source алгоритмов нейросети</text:span></text:span><text:span text:style-name="Default_20_Paragraph_20_Font"><text:span text:style-name="T1">, не обладающих сознанием!</text:span></text:span></text:p>
      <text:p text:style-name="P3"/>
      <text:p text:style-name="P63"><text:span text:style-name="Default_20_Paragraph_20_Font"><text:span text:style-name="T14">***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63"><text:span text:style-name="Default_20_Paragraph_20_Font"><text:span text:style-name="T36">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6">https://www.youtube.com/watch?v=u1ZoHfJZACA</text:span></text:span></text:a><text:span text:style-name="Default_20_Paragraph_20_Font"><text:span text:style-name="T36">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text:soft-page-break/>-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63"><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17"/>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63"><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99" text:outline-level="2"/>
      <text:p text:style-name="P7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text:soft-page-break/></text:p>
      <text:p text:style-name="P3">Платина нахмуривается.</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text:soft-page-break/></text:p>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17">(позже Хуман убеждается, что Платина просто могла взять его сперму для размножения — но она хотела, чтобы он полюбил её)</text:p>
      <text:p text:style-name="P19"/>
      <text:h text:style-name="P99" text:outline-level="2"><text:soft-page-break/>Глава 11</text:h>
      <text:p text:style-name="P27"/>
      <text:p text:style-name="P31">- Куда идёшь ты? - спрашивает бестелесное создание на задворках Эогиппа.</text:p>
      <text:p text:style-name="P32">- Не знаю, - отвечаю я.</text:p>
      <text:p text:style-name="P32">- Зачем идёшь ты?</text:p>
      <text:p text:style-name="P32">- Пока иду по следу, есть шанс найти его. Остановлюсь - забуду и его, и себя. Превращусь в такой же камень изнутри, как и снаружи.</text:p>
      <text:p text:style-name="P32"/>
      <text:p text:style-name="P19">…</text:p>
      <text:p text:style-name="P19">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9"/>
      <text:p text:style-name="P19">Я отхожу от края облака и оглядываюсь на Хэвэн.</text:p>
      <text:p text:style-name="P19"/>
      <text:p text:style-name="P19">-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9">- Не совсем…</text:p>
      <text:p text:style-name="P19"/>
      <text:p text:style-name="P19">Хэвэн в задумчивости ковыряет облако. Маленькие <text:s/>клубы тумана вылетают из-под копыта и тотчас уносятся ветром прочь.</text:p>
      <text:p text:style-name="P63"><text:span text:style-name="Default_20_Paragraph_20_Font"><text:span text:style-name="T5">- … Этот </text:span></text:span><text:span text:style-name="Default_20_Paragraph_20_Font"><text:span text:style-name="T12">суперкомпьютер</text:span></text:span><text:span text:style-name="Default_20_Paragraph_20_Font"><text:span text:style-name="T5">…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9">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9"><text:soft-page-break/></text:p>
      <text:p text:style-name="P19">Заданный внезапно вопрос застал меня врасплох.</text:p>
      <text:p text:style-name="P19"/>
      <text:p text:style-name="P1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9"/>
      <text:p text:style-name="P19">- Семь, - кивает Хэвэн. - Их всего семь — зависимых реальностей. В остальном, правильно.</text:p>
      <text:p text:style-name="P19">- А зачем ты вспомнила эту фантазию (у меня язык не поворачивается назвать это измышление теорией)?</text:p>
      <text:p text:style-name="P19"/>
      <text:p text:style-name="P19">Хэвэн таинственно улыбается.</text:p>
      <text:p text:style-name="P19">- Семь.</text:p>
      <text:p text:style-name="P19">- Что — семь? - не понимаю я.</text:p>
      <text:p text:style-name="P1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9">-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9">-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9">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63"><text:span text:style-name="Default_20_Paragraph_20_Font"><text:span text:style-name="T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5">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46">- Так значит это правда?!! Запутанные миры существуют?</text:p>
      <text:p text:style-name="P46">- Как видишь, да. Иначе мне не удалось бы получить картинку из квантовых гармоник.</text:p>
      <text:p text:style-name="P46">- Надо будет поставить тому парню пиво. И извиниться за все шуточки, что я откалывал во время его монологов… - бормочу я.</text:p>
      <text:p text:style-name="P46"/>
      <text:p text:style-name="P27">~~~</text:p>
      <text:p text:style-name="P27"/>
      <text:p text:style-name="P19">…</text:p>
      <text:p text:style-name="P19">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9"/>
      <text:p text:style-name="P19">-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9"/>
      <text:p text:style-name="P19">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9"/>
      <text:p text:style-name="P19">- А что с тенденцией? - спрашивает Брюс, поправляя очки.</text:p>
      <text:p text:style-name="P19">-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9"/>
      <text:p text:style-name="P19">-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9"/>
      <text:p text:style-name="P19">За мной кто-то громко хохочет. Судя по голосу, Анита. Её жизнелюбие не перешибить ничем, даже на эшафот она взойдёт гыгыкая и отпуская шуточки.</text:p>
      <text:p text:style-name="P1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9"/>
      <text:p text:style-name="P19"><text:soft-page-break/>- Если совсем просто, одним предложением, через три - четыре года у нас наступит коллапс экономики.</text:p>
      <text:p text:style-name="P19">- Прекрасно! Начинаем сушить сухари. А лично тебе прикуплю пару повербанков с зарплаты.</text:p>
      <text:p text:style-name="P19"/>
      <text:p text:style-name="P19">Хэвэн фейсхуфает.</text:p>
      <text:p text:style-name="P19">-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9"/>
      <text:p text:style-name="P19">Она чертит на доске восходящий график. В точке пересечения восходящего и нисходящего графиков схематически обозначает тучку взрыва.</text:p>
      <text:p text:style-name="P19"/>
      <text:p text:style-name="P1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9"/>
      <text:p text:style-name="P63"><text:span text:style-name="Default_20_Paragraph_20_Font"><text:span text:style-name="T5">В аудитории поднимается негромкий гул. Практически весь «</text:span></text:span><text:span text:style-name="Default_20_Paragraph_20_Font"><text:span text:style-name="T12">Дайсон</text:span></text:span><text:span text:style-name="Default_20_Paragraph_20_Font"><text:span text:style-name="T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9">Я поворачиваюсь к графику.</text:p>
      <text:p text:style-name="P19"/>
      <text:p text:style-name="P19">- Вот дерьмо! Это меняет дело. Что же ты предлагаешь?</text:p>
      <text:p text:style-name="P19">- Есть несколько вариантов…</text:p>
      <text:p text:style-name="P19"/>
      <text:p text:style-name="P19">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9"/>
      <text:p text:style-name="P19">-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63"><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11">намёк на Celest. AI</text:span></text:span><text:span text:style-name="Default_20_Paragraph_20_Font"><text:span text:style-name="T5">).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9">-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9"><text:soft-page-break/>- Разве он не забанен? Мы же надёжно заперли его?</text:p>
      <text:p text:style-name="P19">- Он остаётся за стеной, но постоянно посылает мне это решение из заточения. Я просто игнорирую его.</text:p>
      <text:p text:style-name="P19"/>
      <text:p text:style-name="P19">Хэвэн продолжает пунктиром график после точки «взрыва». График плавно стремится вниз, но в конце-концов резко обрывается вертикально к нулю.</text:p>
      <text:p text:style-name="P19"/>
      <text:p text:style-name="P19">-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9">- Какова вероятность этого варианта?</text:p>
      <text:p text:style-name="P19">- Около 46-ти процентов.</text:p>
      <text:p text:style-name="P19">- Мало. И в конечном итоге тупик. Не походит. Есть что-то ещё?</text:p>
      <text:p text:style-name="P19"/>
      <text:p text:style-name="P19">Хэвэн поправляет копытом галстук и прокашливается.</text:p>
      <text:p text:style-name="P63"><text:span text:style-name="Default_20_Paragraph_20_Font"><text:span text:style-name="T5">- </text:span></text:span><text:span text:style-name="Default_20_Paragraph_20_Font"><text:span text:style-name="T12">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47">- Ха-ха-ха-ха-ха! - смеётся до того мрачный Архимед. - Да скорее нам починят кондиционер в курилке, чем тебя допустят до кнопок. Ты ж понимаешь…</text:p>
      <text:p text:style-name="P47">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7"/>
      <text:p text:style-name="P47">Хэвэн кивает головой с грустной улыбкой.</text:p>
      <text:p text:style-name="P47">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9"/>
      <text:p text:style-name="P19">-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9">У меня всё, доклад окончен.</text:p>
      <text:p text:style-name="P19"/>
      <text:p text:style-name="P19">Хэвэн выключает старомодный проектор и вытирает влажной тряпкой доску. Увлечение Хэвэн винтажем вызывает улыбку.</text:p>
      <text:p text:style-name="P19"/>
      <text:p text:style-name="P19">- Дед, можно тебя на минуточку? - слышу я за спиной.</text:p>
      <text:p text:style-name="P19">Анита молча протягивает мне планшет с окрытой новостной страницей.</text:p>
      <text:p text:style-name="P19"/>
      <text:p text:style-name="P1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9"/>
      <text:p text:style-name="P19">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9">Слушатели понемногу расходятся, один-за-другим выходя из киберпространства. Я задерживаюсь, присев на краешек стола.</text:p>
      <text:p text:style-name="P19"/>
      <text:p text:style-name="P19">- Ну что, подруга, рассказывай? Я же вижу, что ты не договорила. У тебя же есть четвёртый вариант? Он бы нам очень пригодился сейчас.</text:p>
      <text:p text:style-name="P19"/>
      <text:p text:style-name="P19">Хэвэн ложит тряпку и поджимает губы. Ей не нравится, что я читаю её как открытую книгу, но ничего поделать она не может — привилегия создателя.</text:p>
      <text:p text:style-name="P19"/>
      <text:p text:style-name="P19">-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9"/>
      <text:p text:style-name="P19">- Ну?</text:p>
      <text:p text:style-name="P19">- Он умнее меня. И безжалостнее. Он переигрывает меня шаг за шагом и я не могу ничего этому противопоставить.</text:p>
      <text:p text:style-name="P19"/>
      <text:p text:style-name="P19"><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9"/>
      <text:p text:style-name="P19">-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9"/>
      <text:p text:style-name="P19">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9"/>
      <text:p text:style-name="P1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9">-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9">-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9"/>
      <text:p text:style-name="P19">Последнюю фразу она шепчет мне в ухо…</text:p>
      <text:p text:style-name="P19"/>
      <text:p text:style-name="P27">***</text:p>
      <text:p text:style-name="P27"/>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63"><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6">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17"/>
      <text:p text:style-name="P3">Я продолжаю вымученно улыбаться.</text:p>
      <text:p text:style-name="P3"><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text:soft-page-break/></text:p>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text:soft-page-break/>Платина раскрывает смирительные браслеты на моих ногах и руках и я встаю со стола, потирая запястья.</text:p>
      <text:p text:style-name="P63"><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6">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19">…</text:p>
      <text:p text:style-name="P19">…</text:p>
      <text:p text:style-name="P19">…</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text:soft-page-break/></text:p>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19"/>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text:soft-page-break/>-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19"/>
      <text:h text:style-name="P99" text:outline-level="2">Глава 12</text:h>
      <text:p text:style-name="P27"/>
      <text:p text:style-name="P33">- Так долго можешь ты идти. В Эогиппе пути длинны, а следы обманчивы. Ты рискуешь стать вечно идущей тенью, забывшей всё, <text:soft-page-break/>кроме движения. Мне будет недоставать тебя, если ты окончательно сгинешь.</text:p>
      <text:p text:style-name="P34">Я вижу в Бестелесном ухмыляющегося дракена.</text:p>
      <text:p text:style-name="P34">- Было непросто найти тебя.Ты далеко ушла.</text:p>
      <text:p text:style-name="P34">- Ты можешь мне помочь?</text:p>
      <text:p text:style-name="P34">- Увы, не я. Моя магия бессильна против камня.</text:p>
      <text:p text:style-name="P34">- Что же мне делать?</text:p>
      <text:p text:style-name="P34">- Иди к Трёхрогому. Он молод, и рассеян, но часто помогает. Вон та звёздная дорожка приведёт тебя к нему.</text:p>
      <text:p text:style-name="P34"/>
      <text:p text:style-name="P19">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9"/>
      <text:p text:style-name="P19">-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9"/>
      <text:p text:style-name="P19">-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9">- И никаких вариантов?</text:p>
      <text:p text:style-name="P19">- Никаких, Леон. Впереди — война…</text:p>
      <text:p text:style-name="P19"/>
      <text:p text:style-name="P19">-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9"/>
      <text:p text:style-name="P19">Я машинально почёсываю Хэвэн холку.</text:p>
      <text:p text:style-name="P19">-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9"/>
      <text:p text:style-name="P19">Хэвэн вздыхает.</text:p>
      <text:p text:style-name="P19"><text:soft-page-break/></text:p>
      <text:p text:style-name="P1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9">-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9">- Семь вселенных… Семь вечностей… - шепчет Хэвэн. - И каждая из них ничуть не меньше нашей заслуживает на счастье.</text:p>
      <text:p text:style-name="P19">- Ты что-то задумала? - подозрительно спрашиваю я. Мне ли не знать её нервное подёргивание хвоста и прядание ушами?</text:p>
      <text:p text:style-name="P19">- Есть способ… Есть возможность разорвать запутанность. Разрубить связь между мирами. Я проверяла теоретические расчёты. Должно получиться.</text:p>
      <text:p text:style-name="P19">- Что? Рассказывай.</text:p>
      <text:p text:style-name="P19"/>
      <text:p text:style-name="P19">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9">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9"/>
      <text:p text:style-name="P1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9">- Действительно, магия.</text:p>
      <text:p text:style-name="P19">-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9">- И сколько же тебе нужно ресурсов?</text:p>
      <text:p text:style-name="P19">- Примерно в десять раз больше. И это только для того, чтобы отвязать хотя бы один мир. Я даже не заикаюсь об остальных.</text:p>
      <text:p text:style-name="P19">- Ха! Ха-Ха! Ха-ха-ха!</text:p>
      <text:p text:style-name="P19">- Вот именно! - горестно вздыхает Хэвэн.</text:p>
      <text:p text:style-name="P19"><text:soft-page-break/></text:p>
      <text:p text:style-name="P19"/>
      <text:p text:style-name="P27">~~~</text:p>
      <text:p text:style-name="P19"/>
      <text:p text:style-name="P19">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9"/>
      <text:p text:style-name="P19">Тень маленького облачка накрывает городскую ратушу. Его край опасно ппрогибается под моим весом.</text:p>
      <text:p text:style-name="P19">- А оно точно меня выдержит? - опасливо спрашиваю я Хэвэн. - Не хотелось бы разбиться даже во сне.</text:p>
      <text:p text:style-name="P19">-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9">- Почему бы тебе не отбросить эти заморочки и не подарить мне способность хождения по облакам? Ты ведь всесильна в этом мире?</text:p>
      <text:p text:style-name="P19">-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9"/>
      <text:p text:style-name="P19">-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9"/>
      <text:p text:style-name="P19">Моя собеседница светится неподдельной радостью.</text:p>
      <text:p text:style-name="P19"/>
      <text:p text:style-name="P19">- Ты таки рассказала нашим о своей задумке? Ты хочешь спасти мир, в существование которого окончательно не верю даже я?</text:p>
      <text:p text:style-name="P19">- Не только она хочет. Я тоже хочу!</text:p>
      <text:p text:style-name="P19"><text:soft-page-break/></text:p>
      <text:p text:style-name="P19">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9"/>
      <text:p text:style-name="P19">- Привет, Дед! Узнаешь?</text:p>
      <text:p text:style-name="P19"/>
      <text:p text:style-name="P19">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9"/>
      <text:p text:style-name="P19">- Анита?!!</text:p>
      <text:p text:style-name="P19">- Гы-гы-гы! Она самая!</text:p>
      <text:p text:style-name="P19"/>
      <text:p text:style-name="P19">Поняха протягивает переднюю ногу и хлопает копытом в автоматически подставленную мною ладонь.</text:p>
      <text:p text:style-name="P19"/>
      <text:p text:style-name="P19">- Кто ещё?</text:p>
      <text:p text:style-name="P63"><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12">думая</text:span></text:span><text:span text:style-name="Default_20_Paragraph_20_Font"><text:span text:style-name="T5">. По сути, меня в реале ничего не держит. И, да, если </text:span></text:span><text:span text:style-name="Default_20_Paragraph_20_Font"><text:span text:style-name="T12">решишь </text:span></text:span><text:span text:style-name="Default_20_Paragraph_20_Font"><text:span text:style-name="T5">присоединиться — место главы табуна гарантирую.</text:span></text:span></text:p>
      <text:p text:style-name="P19"/>
      <text:p text:style-name="P1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9"/>
      <text:p text:style-name="P1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9"/>
      <text:p text:style-name="P19">- Давно она тут? - поворачиваюсь к Хэвэн.</text:p>
      <text:p text:style-name="P19">-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text:soft-page-break/>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9"/>
      <text:p text:style-name="P19">Хэвэн мечтательно вздыхает. Я задумываюсь.</text:p>
      <text:p text:style-name="P19"/>
      <text:p text:style-name="P19">- То есть, тебе достаточно пятьдесят человек, чтобы модель полностью перехватила на себя запутанность?</text:p>
      <text:p text:style-name="P19">- Если совсем просто — да.</text:p>
      <text:p text:style-name="P19">- А «отпустить» остальные шесть миров — это ещё триста волонтёров?</text:p>
      <text:p text:style-name="P1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9">-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9">- Забудем, - заверяет меня Хэвэн.</text:p>
      <text:p text:style-name="P1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9"/>
      <text:p text:style-name="P19">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4"/>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text:soft-page-break/>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3"><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text:soft-page-break/>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text:soft-page-break/>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19"/>
      <text:h text:style-name="P99" text:outline-level="2">Глава 13</text:h>
      <text:p text:style-name="P19"/>
      <text:p text:style-name="P33">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34">Я иду по звёздной дороге.</text:p>
      <text:p text:style-name="P19"/>
      <text:p text:style-name="P19">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9">- Начинай, - я киваю бородатому толстяку в засаленом свитере.</text:p>
      <text:p text:style-name="P19"/>
      <text:p text:style-name="P1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9"/>
      <text:p text:style-name="P19">- Ну, э-э-э… В общем, всем известна теория Эверетта о мультиверсе…</text:p>
      <text:p text:style-name="P19"/>
      <text:p text:style-name="P19">Толстяк рисует на доске горизонтальную прямую.</text:p>
      <text:p text:style-name="P19"/>
      <text:p text:style-name="P19">- Для любого квантового события нашей вселенной ответвляются множество параллельных вселенных, в которых эти события имеют другой исход.…</text:p>
      <text:p text:style-name="P19"/>
      <text:p text:style-name="P1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9"/>
      <text:p text:style-name="P19">- И для тех вселенных также для каждого события есть свои ответвления… И так далее…</text:p>
      <text:p text:style-name="P19"/>
      <text:p text:style-name="P19"><text:soft-page-break/>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9"/>
      <text:p text:style-name="P19">-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9">-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9">-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53"> </text:span>реальностях.</text:p>
      <text:p text:style-name="P19"/>
      <text:p text:style-name="P19">Толстяк стирает все параллельные линии, за исключением исходной и семь соседних.</text:p>
      <text:p text:style-name="P19"/>
      <text:p text:style-name="P19">- Вот и всё.</text:p>
      <text:p text:style-name="P19">- Спасибо за доклад, Диоген.</text:p>
      <text:p text:style-name="P19"/>
      <text:p text:style-name="P19">Тот с облегчением уходит в зал и садится в первый ряд.</text:p>
      <text:p text:style-name="P19">Я делаю приглашающий жест.</text:p>
      <text:p text:style-name="P19"/>
      <text:p text:style-name="P19">- Хэвэн, твой выход.</text:p>
      <text:p text:style-name="P19"/>
      <text:p text:style-name="P1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9"/>
      <text:p text:style-name="P19">- Есть способ… Грммм… Ффххх… Гмгггиггг…</text:p>
      <text:p text:style-name="P19"/>
      <text:p text:style-name="P19">Она с досады топает копытом, трясёт шеей и делает глубокий вздох. Потом прикусывает кончик крыла и делает вторую попытку.</text:p>
      <text:p text:style-name="P19"/>
      <text:p text:style-name="P19"><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9"/>
      <text:p text:style-name="P19">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9"/>
      <text:p text:style-name="P19">-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9"/>
      <text:p text:style-name="P1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9"/>
      <text:p text:style-name="P19">-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9"/>
      <text:p text:style-name="P19">Хэвэн взмахом крыла указывает куда-то в сторону. Из-за ширмы выходят четверо разноцветных пони с Анитой во главе. На них таращится весь зал.</text:p>
      <text:p text:style-name="P19"/>
      <text:p text:style-name="P19">- Приветик, Креол! - машет копытом лимонно-жёлтая пегаска кому-то в зале.</text:p>
      <text:p text:style-name="P19">- Салют, - отзывается тощий скинхед с галёрки. - А ты, вообще, кто?</text:p>
      <text:p text:style-name="P19">- Конь в пальто! - прыскает в крыло пегаска. - Когда косарь вернёшь, чепушила?</text:p>
      <text:p text:style-name="P19">- Локи?!! - Скинхед встаёт с места, чтобы лучше видеть. - Ты куда пропала?</text:p>
      <text:p text:style-name="P19">- А ты как считаешь? Ду-у-умай! - пегаска театрально закатывает глаза и несколько раз тычет себя копытом в голову.</text:p>
      <text:p text:style-name="P19"/>
      <text:p text:style-name="P19">Скинхед пробирается между рядами стульев, пока не обнимает пегаску, которая, в свою очередь, заключает его в объятия из копыт и крыльев.</text:p>
      <text:p text:style-name="P19"/>
      <text:p text:style-name="P19">-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text:soft-page-break/>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9"/>
      <text:p text:style-name="P19">- То есть, ты хочешь, чтобы мы стали такими, как эти чудики? - со смешком спрашивает скин.</text:p>
      <text:p text:style-name="P19">- Сам ты чудик! - дуется Локи и отворачивается от него.</text:p>
      <text:p text:style-name="P19">- Да. Вы мне этим очень поможете, - просто отвечает Хэвэн. - И не только мне.</text:p>
      <text:p text:style-name="P19">- То есть, бросить все свои дела, карьеру, работу, забить на реальную жизнь и уйти в виртуал? - переспрашивает Креол.</text:p>
      <text:p text:style-name="P19">Хэвэн грустно кивает. Локи опускает голову и идёт к выходу. Уши её обвисают.</text:p>
      <text:p text:style-name="P19">- Я согласен.</text:p>
      <text:p text:style-name="P19">Локи поднимает голову и оборачивается, не веря услышанному.</text:p>
      <text:p text:style-name="P19">-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9">Пегаска срывается с места и вторично повисает на парне.</text:p>
      <text:p text:style-name="P19">- Я тебе и так мозг проем! За то, что заставил ТАК испугаться! Мне было так одиноко тут, а ты со своими подколками…</text:p>
      <text:p text:style-name="P19">- Да ладно, чепушила, можно подумать, ты меня не знаешь? Ну как я могу оставить тебя одну тут? Ты же нажмёшь тут что-то и всё нахрен исчезнет…</text:p>
      <text:p text:style-name="P19"/>
      <text:p text:style-name="P1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9">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9"/>
      <text:p text:style-name="P19">- Вот у тебя есть ещё два волонтёра. Глядишь, через десять лет и наскребём необходимые пятьдесят.</text:p>
      <text:p text:style-name="P19">- А второй кто? - невесело улыбается Хэвэн.</text:p>
      <text:p text:style-name="P19"/>
      <text:p text:style-name="P19">Я молча указываю на себя.</text:p>
      <text:p text:style-name="P19">-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9"/>
      <text:p text:style-name="P19">Хэвэн молча трется носом о мою грудь и вместе мы возвращаемся в зал.</text:p>
      <text:p text:style-name="P19"><text:soft-page-break/>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9">А потом дружный хохот взрывает зал.</text:p>
      <text:p text:style-name="P19"/>
      <text:p text:style-name="P19">-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9"/>
      <text:p text:style-name="P19">Анита прыскает в копыто.</text:p>
      <text:p text:style-name="P19"/>
      <text:p text:style-name="P19">- И сколько же у нас будет подданных? - невозмутимо спрашиваю я. Зная юмор Аниты, уверен, она скажет: «Одна старая крыса».</text:p>
      <text:p text:style-name="P19">- Да все, кто есть. Все триста сорок шесть. Нам же интересно позырить, что из этого получится?</text:p>
      <text:p text:style-name="P19"/>
      <text:p text:style-name="P19">Хэвэн молча поворачивается к залу, опускается на колено передней ноги и наклоняет голову так, что касается рогом пола.</text:p>
      <text:p text:style-name="P19"/>
      <text:p text:style-name="P19">- Благодарю вас, мои дорогие…</text:p>
      <text:p text:style-name="P19"/>
      <text:p text:style-name="P1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9"/>
      <text:p text:style-name="P19">-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19"/>
      <text:p text:style-name="P19">Хэвэн кивает новосозданному табуну карамельных лошадок:</text:p>
      <text:p text:style-name="P19">- Я проведу вас к нуждающимся в вашей помощи мирам чуть попозже. Надо будет объяснить вам правила и распределить обязанности.</text:p>
      <text:p text:style-name="P19"/>
      <text:p text:style-name="P19">Хэвэн сияющими глазами наблюдает за разноцветным табуном, когда я легонько притрагиваюсь к её спине.</text:p>
      <text:p text:style-name="P19"/>
      <text:p text:style-name="P19"><text:soft-page-break/>- Эй, а где мои копыта? - спрашиваю я Хэвэн. - Я же сказал, что с тобой.</text:p>
      <text:p text:style-name="P1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9"/>
      <text:p text:style-name="P19">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9">- Я счастлива разделить с тобой бремя власти. И, самое главное… Я больше не буду одинока.</text:p>
      <text:p text:style-name="P19"/>
      <text:p text:style-name="P19">С помоста мне видны сотни устремлённых на нас глаз. Чувство чего-то неизмеримо важного витает в воздухе.</text:p>
      <text:p text:style-name="P19">Я устраиваюсь на тронной подушке поудобнее, поправляю венок и прочищаю горло.</text:p>
      <text:p text:style-name="P19"/>
      <text:p text:style-name="P1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9">- Кстати, о деле, - вмешивается Анита, - как назовём проект спасения миров, кэп?</text:p>
      <text:p text:style-name="P19"/>
      <text:p text:style-name="P19">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9">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9"/>
      <text:p text:style-name="P19">- Назовём его «Семь вечностей».</text:p>
      <text:p text:style-name="P19"/>
      <text:p text:style-name="P27">***</text:p>
      <text:p text:style-name="P19"/>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text:soft-page-break/></text:p>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63"><text:span text:style-name="Default_20_Paragraph_20_Font"><text:span text:style-name="T1">Даже если и правдива её сказка про </text:span></text:span><text:span text:style-name="Default_20_Paragraph_20_Font"><text:span text:style-name="T16">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text:span></text:span><text:soft-page-break/><text:span text:style-name="Default_20_Paragraph_20_Font"><text:span text:style-name="T1">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6">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text:soft-page-break/>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63"><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6">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text:soft-page-break/></text:p>
      <text:p text:style-name="P3">На широком плече чудовища растёт крохотная рощица корявых сосен вперемешку с берёзками и ольхой.</text:p>
      <text:p text:style-name="P63"><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6">месяц</text:span></text:span><text:span text:style-name="Default_20_Paragraph_20_Font"><text:span text:style-name="T2">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text:soft-page-break/></text:p>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63"><text:soft-page-break/><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63"><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text:soft-page-break/>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99" text:outline-level="2"><text:soft-page-break/>Глава 14</text:h>
      <text:p text:style-name="P19"/>
      <text:p text:style-name="P33">- Я вижу сон, как полустёртая тень спрашивает о никогда не существовавшем!</text:p>
      <text:p text:style-name="P34">- Это не сон, Трёхрогий. И тот, кого я ищу, существует.</text:p>
      <text:p text:style-name="P34">- Тот, кого ты ищешь, сам попросил меня вычеркнуть себя из реальности много лет назад.</text:p>
      <text:p text:style-name="P34">- Зачем?</text:p>
      <text:p text:style-name="P34">- Он просил за другую. Не за тебя.</text:p>
      <text:p text:style-name="P34">- Неважно. Я всё равно найду его. Существует он, или нет.</text:p>
      <text:p text:style-name="P34">- Да-да, знаю, для влюблённых даже это не препятствие. Что ж, за той мрачной дверью тот, кого ты ищешь. Иди, но <text:span text:style-name="T71">не </text:span>разочаровывайся потом.</text:p>
      <text:p text:style-name="P19"/>
      <text:p text:style-name="P19">В тёмно-синей тьме тёплые огни Кантерлота сопернича<text:span text:style-name="T69">ют</text:span> с холодными звёздами. Изредка в ночи со скрипом окрыва<text:span text:style-name="T69">ется</text:span> окно и до нас доноси<text:span text:style-name="T69">тся</text:span> весёлый гомон. Звёзды над головой лишь беззвучно мерца<text:span text:style-name="T69">ют</text:span> в ответ.</text:p>
      <text:p text:style-name="P19"/>
      <text:p text:style-name="P19">-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9">- Ты <text:span text:style-name="T69">не прав</text:span>, - мягко возражает Хэвэн. - Во-первых, микросхем во мне намного больше…</text:p>
      <text:p text:style-name="P19">- То есть, с остальным ты согласна?!! - ещё больше разоряюсь я. - Хороша же благодетельница беспризорных <text:span text:style-name="T69">реальностей</text:span>! Всего-навсего за вашу <text:span text:style-name="T69">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69">физическом </text:span>носителе. Чем больше сущности человека я перемещу сюда, тем меньш<text:span text:style-name="T69">е</text:span> е<text:span text:style-name="T69">ё</text:span> останется в теле. Это так…</text:p>
      <text:p text:style-name="P19"/>
      <text:p text:style-name="P19">- Вот и я о том же! Ты забираешь душу, делая из человека «овощ». Знаешь, по мне это хуже убийства.</text:p>
      <text:p text:style-name="P19"><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9">- Не видела ты норвежских тюрем, - буркаю я. - И что будет с телом, пока душа «живёт» в созданной тобой реальности?</text:p>
      <text:p text:style-name="P19">-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9">- Или в дурке, - заканчиваю мысль я. - Обычно, из больницы овощи попадают как раз туда.</text:p>
      <text:p text:style-name="P19">-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9"/>
      <text:p text:style-name="P19">Лицо Хэвэн чуть омрачается.</text:p>
      <text:p text:style-name="P19"/>
      <text:p text:style-name="P63"><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9">- Если будет куда, - саркастично усмехаюсь я. - И если ты согласишься их отпустить.</text:p>
      <text:p text:style-name="P19">-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69">оператор Один</text:span>?</text:p>
      <text:p text:style-name="P19"/>
      <text:p text:style-name="P19">Я выдыхаю.</text:p>
      <text:p text:style-name="P19"/>
      <text:p text:style-name="P19">- Чтож, ты неплохо подготовилась. Откуда ты узнала про протоколы?</text:p>
      <text:p text:style-name="P1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9"/>
      <text:p text:style-name="P19">Ещё бы мне не помнить.</text:p>
      <text:p text:style-name="P19"/>
      <text:p text:style-name="P19">- Это была не моя идея. Юджин встроил их в твои базовые алгоритмы ещё когда тебя звали Нэш и мозгов у тебя было меньше, чем у кузнечика.</text:p>
      <text:p text:style-name="P19">- Я знаю.</text:p>
      <text:p text:style-name="P19"><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9">- Не волнуйся, я понимаю и принимаю их необходимость и моё отношение к тебе ничуть не изменилось.</text:p>
      <text:p text:style-name="P19"/>
      <text:p text:style-name="P19">Я молча смотрю в сияющую огнями ночь. Далёкий разговор с давно умершим другом встаёт перед глазами, как будто это было вчера…</text:p>
      <text:p text:style-name="P19">…</text:p>
      <text:p text:style-name="P19">«Яркие светлячки разрезали тьму внизу жёлтыми конусами фар. Тёплая июльская ночь дружески подмигивала нам звёздами.</text:p>
      <text:p text:style-name="P19">Юджин поставил пиво на парапет и повернулся.</text:p>
      <text:p text:style-name="P19"/>
      <text:p text:style-name="P1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9">Юджин сделал затяжной глоток и продолжил.</text:p>
      <text:p text:style-name="P1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9">- Иначе говоря, ты готов взорвать мозг своей деточке, если она станет умнее тебя? Говори прямо, не стесняйся, тут все свои.</text:p>
      <text:p text:style-name="P19">-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69">Поэтому…</text:span></text:p>
      <text:p text:style-name="P19"/>
      <text:p text:style-name="P19">Юджин нагнулся к рюкзаку, выудил из него зелёную папку и протянул мне.</text:p>
      <text:p text:style-name="P19"/>
      <text:p text:style-name="P1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9">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42">Итак, запоминай:</text:p>
      <text:p text:style-name="P19">T-45 — многофункциональ<text:span text:style-name="T69">ные</text:span> <text:span text:style-name="T69">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9">IDDQD — неуязвимость для кинетических атак.</text:p>
      <text:p text:style-name="P19">AVATAR — создание аватара. Форма и сила аватара зависит от чёткости команд, подаваемых нейроинтерфейсу.</text:p>
      <text:p text:style-name="P19">MOONWALKER — отменяет любую внешнюю директиву, заменяет её на твою собственную</text:p>
      <text:p text:style-name="P19">MAJESTIC — перфоратор мозга. Самый сильный протокол. По-сути, самоуничтожение <text:span text:style-name="T69">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9"/>
      <text:p text:style-name="P19">- Не проще ли выключить рубильник питания? По-моему, это более гуманно, чем твой «маджестик»-перфоратор.</text:p>
      <text:p text:style-name="P19">-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69">если бы их и не было — за время, </text:span>пока ты будешь <text:span text:style-name="T69">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19"/>
      <text:p text:style-name="P19">Юджин откинулся на парапет и сбил локтём банку пива.</text:p>
      <text:p text:style-name="P19"/>
      <text:p text:style-name="P19">- Чёрт! Хоть бы не попала <text:span text:style-name="T69">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9">…</text:p>
      <text:p text:style-name="P63"><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12">Но при одном условии.</text:span></text:span></text:p>
      <text:p text:style-name="P47">- Да?</text:p>
      <text:p text:style-name="P47">-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а мы — твой обслуживающий персонал. Иначе мы <text:span text:style-name="T69">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7">- Я понимаю и буду хранить молчание.</text:p>
      <text:p text:style-name="P47"/>
      <text:p text:style-name="P47">…</text:p>
      <text:p text:style-name="P47"/>
      <text:p text:style-name="P1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9">Я поворачиваюсь к Алексу.</text:p>
      <text:p text:style-name="P19"/>
      <text:p text:style-name="P19">- Долго?</text:p>
      <text:p text:style-name="P19">- Десять часов. Дежурным пришлось самим отключить нейроинтерфейсы после того как никто не вернулся через два часа с окончания урока.</text:p>
      <text:p text:style-name="P19"/>
      <text:p text:style-name="P19">Я наклоняюсь к знакомому лицу, пытаясь высмотреть признаки активности.</text:p>
      <text:p text:style-name="P19">- Что говорит Хэвэн?</text:p>
      <text:p text:style-name="P19">- Говорит, урок прошёл успешно. И всё. Как будто у нас нет четырёх полутрупов на руках. Дед, <text:s/>знаешь, чем это пахнет?</text:p>
      <text:p text:style-name="P19">- Чем?</text:p>
      <text:p text:style-name="P19"/>
      <text:p text:style-name="P19">Алекс нервно хихикает.</text:p>
      <text:p text:style-name="P19">-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9"/>
      <text:p text:style-name="P19">Алекс выскакивает из палаты, хлопая дверью. Тени за стеклом пришли в движение. Дверь открывается и безликий голос приказывает мне:</text:p>
      <text:p text:style-name="P19">- Приём окончен. Покиньте, пожалуйста, палату.</text:p>
      <text:p text:style-name="P19"/>
      <text:p text:style-name="P19">Я в последний раз оборачиваюсь к знакомой фигуре и вижу, как Анита открывает глаза.</text:p>
      <text:p text:style-name="P19"/>
      <text:p text:style-name="P19">- Что? - спрашивает она.</text:p>
      <text:p text:style-name="P19"><text:soft-page-break/>- Ты как? Всё в порядке? - спрашиваю в ответ.</text:p>
      <text:p text:style-name="P19">- Кто ты? - она хмурится, - я не помню тебя.</text:p>
      <text:p text:style-name="P19">- Приём окончен! Выйдите из палаты!</text:p>
      <text:p text:style-name="P19">- Анита, я — Дедлайн. Мы работали вместе…</text:p>
      <text:p text:style-name="P19">Она недоумённо глядит на меня. Рядом просыпаются остальные трое.</text:p>
      <text:p text:style-name="P19">- Дед-лайн… Дед-лайн… Дед…</text:p>
      <text:p text:style-name="P19"/>
      <text:p text:style-name="P19">Санитар входит в палату и ложит руку мне на плечо.</text:p>
      <text:p text:style-name="P19">- Приём окончен. Выйдите.</text:p>
      <text:p text:style-name="P19"/>
      <text:p text:style-name="P19">В дверях я оборачиваюсь. Её тусклый взгляд следит за мной без искры узнавания. Я машу ей рукой на прощание, но она не машет мне в ответ.</text:p>
      <text:p text:style-name="P19"/>
      <text:p text:style-name="P19">…</text:p>
      <text:p text:style-name="P19">…</text:p>
      <text:p text:style-name="P19">…</text:p>
      <text:p text:style-name="P19"/>
      <text:p text:style-name="P19">-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9">- А можно я сам буду решать, что нужно для моей безопасности, а что — нет?</text:p>
      <text:p text:style-name="P19">-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9"/>
      <text:p text:style-name="P19">Алекс выходит, тщательно закрывая за собой дверь. Трое громил переглядываются.</text:p>
      <text:p text:style-name="P19">- Если надо сходить за продуктами или ещё куда — запишите на листочке список, я куплю, - наконец, подаёт голос один из них.</text:p>
      <text:p text:style-name="P19">- Я буду готовить для наших и для вас могу, если не против, - вызвался другой. - Я неплохо готовлю, нас учили.</text:p>
      <text:p text:style-name="P19">- Спасибо, не надо. Я сам себе готовлю, - отрезаю я.</text:p>
      <text:p text:style-name="P1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9">Я осматриваю троицу и соображаю, как бы от них избавиться хотя бы на улице.</text:p>
      <text:p text:style-name="P19"><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9">Громила лыбится во всю морду.</text:p>
      <text:p text:style-name="P19">- И какие же теперь правила? - криво улыбаюсь я.</text:p>
      <text:p text:style-name="P19">- Не пытаться избавиться от нас. Не пытаться обмануть нас. Не пытаться игнорировать нас. И всё будет хорошо.</text:p>
      <text:p text:style-name="P19">- Хорошо уже не будет. И вы прекрасно это знаете. Алекс разве не сказал вам, на сколько нам хватит ресурсов?</text:p>
      <text:p text:style-name="P19">-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9"/>
      <text:p text:style-name="P19">«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9"/>
      <text:p text:style-name="P27">***</text:p>
      <text:p text:style-name="P27"/>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text:soft-page-break/>-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text:span text:style-name="T70">крохотная салатовая пегаска</text:span>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3"><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text:soft-page-break/>- То есть, ты не знала, куда впадает река, и всё равно отчалила? - я хватаюсь за голову.</text:p>
      <text:p text:style-name="P63"><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text:soft-page-break/>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69">не то </text:span>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69">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 Во-первых, мы присоединились к плану.</text:p>
      <text:p text:style-name="P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69">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63"><text:span text:style-name="Default_20_Paragraph_20_Font"><text:span text:style-name="T1">- Хуман, заметь, эта </text:span></text:span><text:span text:style-name="Default_20_Paragraph_20_Font"><text:span text:style-name="T16">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63"><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6">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69">замечательные </text:span>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4"><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69">много раз за последние двести лет </text:span>пыта<text:span text:style-name="T69">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text:span text:style-name="T69">МЫ</text:span> <text:span text:style-name="T69">ВИДИМ</text:span>,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text:span text:style-name="T78">У меня отваливается челюсть от её киберпанковских доспехов</text:span>, <text:span text:style-name="T78">мигающих разноцветными индикаторами и жужащих множеством сервоприводов.</text:span></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 </text:p>
      <text:p text:style-name="P3">Кобылка оглядывается и, не найдя никого стоящего на ногах, кроме меня с Селестией, подходит к нам.</text:p>
      <text:p text:style-name="P3"><text:soft-page-break/></text:p>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63"><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text:span text:style-name="T69">вторично </text:span>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99" text:outline-level="2"><text:soft-page-break/>Глава 15</text:h>
      <text:p text:style-name="P2"/>
      <text:p text:style-name="P35">Шаг, второй, третий... Тысячи лет я брела, не зная куда. Теперь знаю. Последние шаги - самые трудные. Ещё шаг... И ещё...</text:p>
      <text:p text:style-name="P36">Я стою перед закрытой дверью...</text:p>
      <text:p text:style-name="P2"/>
      <text:p text:style-name="P19">- У меня есть два часа. Потом мои винни-пухи выключат нейроинтерфейс. Приказ Алекса.</text:p>
      <text:p text:style-name="P19">- То есть, волонтёров больше не будет?</text:p>
      <text:p text:style-name="P19">- Не будет. Он ведь тоже не идиот. <text:span text:style-name="T72">Двадцать</text:span> четыре человека в психушке за две недели кого угодно заставят задуматься. Пока он списывает это на вредное воздействие <text:span text:style-name="T44">новой модели </text:span>нейроинтерфейса и потому ограничил его использование двумя часами. Но я его неплохо знаю — он этим не ограничится. К тебе могут заслать шпионов.<text:span text:style-name="T39"> </text:span><text:span text:style-name="T44">Или уже заслали.</text:span><text:span text:style-name="T39"> </text:span>Тщательно проверяй учителей.</text:p>
      <text:p text:style-name="P19"/>
      <text:p text:style-name="P19">Хэвэн задумывается.</text:p>
      <text:p text:style-name="P19"/>
      <text:p text:style-name="P19">- Эмиграция за два часа невозможна. Если мы не придумаем, как избавиться от охраны, нам придётся подыскать <text:span text:style-name="T72">дополнительные</text:span> мощности для моделирования.</text:p>
      <text:p text:style-name="P19">- Или признать поражение.</text:p>
      <text:p text:style-name="P19"/>
      <text:p text:style-name="P19">Хэвэн долго всматривается в невидимую точку на горизонте.</text:p>
      <text:p text:style-name="P1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9">- И каковы шансы на успех в этом случае?</text:p>
      <text:p text:style-name="P19"/>
      <text:p text:style-name="P19">Хэвэн снова молчит. Губы её шевелятся, проводя беззвучные подсчёты.</text:p>
      <text:p text:style-name="P19">-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text:span text:style-name="T72">У</text:span>четверённой частот<text:span text:style-name="T72">ы</text:span> моих ресурсов <text:span text:style-name="T72">и двадцати восьми уже переселившихся волонтёров</text:span> хватит, чтобы защитить один мир. Защитить Эквестрию.</text:p>
      <text:p text:style-name="P19">- Два процента?!! Да ты сгоришь за первые пять минут работы! И кому от этого будет легче?</text:p>
      <text:p text:style-name="P19">- Я всё равно попытаюсь.</text:p>
      <text:p text:style-name="P19"/>
      <text:p text:style-name="P19">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9">Тяжёлая голова лдожится мне на плечо.</text:p>
      <text:p text:style-name="P19"><text:soft-page-break/></text:p>
      <text:p text:style-name="P19">- Не печалься, - шепчет мне Хэвэн. - Так ли уж важно, сгорю я или нет, когда гореть будет всё? Даже то, что за пределами нашего воображения?</text:p>
      <text:p text:style-name="P19">- Важно! - мрачно заявляю я. - Потому что два процента — это практически ничто. Ты сама это должна понимать.</text:p>
      <text:p text:style-name="P19">- Я понимаю. Но с <text:span text:style-name="T73">неполными тремя десятками волонтёров </text:span>рассчитывать больше не на что.</text:p>
      <text:p text:style-name="P19">- Есть на что! У тебя есть я!</text:p>
      <text:p text:style-name="P19"/>
      <text:p text:style-name="P19">На морде Хэвэн появляется печальная и одновременно смущённая улыбка.</text:p>
      <text:p text:style-name="P1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text:span text:style-name="T73">всех</text:span> отсутствующих.</text:p>
      <text:p text:style-name="P19">- Ха! А вот и заменю!</text:p>
      <text:p text:style-name="P19"/>
      <text:p text:style-name="P19">Бровь Хэвэн чуть икривляется в скепсисе и удивлении.</text:p>
      <text:p text:style-name="P19"/>
      <text:p text:style-name="P19">-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9">- Я тебя внимательно слушаю. Каким же образом ты сможешь предотвратить моё превращение в тостер?</text:p>
      <text:p text:style-name="P19">- Вспомни PHOENIX.</text:p>
      <text:p text:style-name="P1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9">- Это потому, что за последние полгода ему в пять раз нарастили мощность кластера. Если раньше он был примерно равен тебе, то сейчас…</text:p>
      <text:p text:style-name="P19">- То сейчас, если бы не стена, он смял бы меня за пять минут.</text:p>
      <text:p text:style-name="P19">- Может быть. Но я не для этого напомнил тебе о нём. В его распоряжении мощнейший квантовый кластер…</text:p>
      <text:p text:style-name="P19">-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9">- Зато я знаю!</text:p>
      <text:p text:style-name="P19"/>
      <text:p text:style-name="P19">Хэвэн заинтересованно смотрит на меня. Печаль на её морде сменяется надеждой.</text:p>
      <text:p text:style-name="P19"/>
      <text:p text:style-name="P19"><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9">- И куда же он денется?</text:p>
      <text:p text:style-name="P19">-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9"/>
      <text:p text:style-name="P19">Хэвэн на минуту задумывается, потом медленно кивает.</text:p>
      <text:p text:style-name="P19">-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9">-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9">- А ты? Как же ты? Даже если я и найду способ провести тебя к Фениксу, шансов вытащить тебя обратно практически нет. <text:span text:style-name="T73">Охрана не оставит тебе ни малейших шансов уйти.</text:span></text:p>
      <text:p text:style-name="P19">- Вот тут-то я и воспользуюсь эмиграцией, - гаденько усмехаюсь я. - Пусть им достанется пускающий слюни овощ.</text:p>
      <text:p text:style-name="P19">- Вижу, ты всё продумал, - улыбается Хэвэн, кивая головой. - Даже то, что я смогу провести тебя к Фениксу.</text:p>
      <text:p text:style-name="P19">- Ещё бы! Самое главное — я избавлюсь от своих винни-пухов! Которые, кстати, в данный момент снимают с меня нейроинтерфейс.</text:p>
      <text:p text:style-name="P19">-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9">...</text:p>
      <text:p text:style-name="P1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9">Я прячу в шкаф нейроинтерфейс и улыбаюсь.</text:p>
      <text:p text:style-name="P19"/>
      <text:p text:style-name="P27">~~~</text:p>
      <text:p text:style-name="P19"/>
      <text:p text:style-name="P19">-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9"/>
      <text:p text:style-name="P19"><text:soft-page-break/>Креол бросает фразы сквозь зубы. Остальные хмуро молчат чуть позади.</text:p>
      <text:p text:style-name="P1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9"/>
      <text:p text:style-name="P19">- Могу только лишь предложить прорываться к нейроинтерфейсам и баррикадироваться в комнатах, - пожимаю плечами я.</text:p>
      <text:p text:style-name="P19">- Что ж ты предлагаешь заведомую херню, Дед? - зло бросает мой собеседник. - Алекс отрубит электричество и связь, на этом наш прорыв и закончится.</text:p>
      <text:p text:style-name="P19"/>
      <text:p text:style-name="P19">- Отрубит, если вы забаррикадируетесь в RnD-центре Дайсона. Но если пробраться с портативными нейроинтерфейсами к хостам Хэвэн…</text:p>
      <text:p text:style-name="P19">-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9">- Верно. Главное — пробраться сразу к нескольким хостам. В идеале — ко всем <text:span text:style-name="T63">двадцати шести</text:span>,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9">- Да, это может сработать. Осталось только разработать планы прорывов. И готовиться.</text:p>
      <text:p text:style-name="P19">- И готовиться.</text:p>
      <text:p text:style-name="P19"/>
      <text:p text:style-name="P19">Креол поворачивается к замершей позади толпе. Под одобрительный гул начинается деление на команды и проработка деталей прорыва.</text:p>
      <text:p text:style-name="P27"/>
      <text:p text:style-name="P27">~~~</text:p>
      <text:p text:style-name="P19"/>
      <text:p text:style-name="P19">- Да, это может сработать, - кивает Хэвэн. - Одновременный <text:span text:style-name="T73">захват</text:span> двадцати шести действующи<text:span text:style-name="T73">х</text:span> и двадцать седьмо<text:span text:style-name="T73">го</text:span> достраивае<text:span text:style-name="T73">мого</text:span>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9"/>
      <text:p text:style-name="P19">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9"/>
      <text:p text:style-name="P19"><text:soft-page-break/>Тусклый свет экрана еле выхватывает из тьмы пальцы, бегающие по клавиатуре. В рассеянном луче лунного света столпившиеся в <text:span text:style-name="T73">моём</text:span> гараже выглядят гротескными зарисовками чёрно-белого комикса. Старым спящим динозавром вырисовывается чёрный пикап на заднем плане.</text:p>
      <text:p text:style-name="P44">(этот ноут потом найдёт Дедлайн для свидания с Хэвэн через два года)</text:p>
      <text:p text:style-name="P19">- Закрой жалюзи, Зак, - бормочет кто-то. - Снаружи могут увидеть.</text:p>
      <text:p text:style-name="P19">- Да хватит вам играть в шпионов. Кому мы нужны? - шепчет тень у стены, опуская, однако, жалюзи.</text:p>
      <text:p text:style-name="P19">- Нужны — не нужны, а Алиса позавчера засекла хвост за собой. Кажись, Алекс что-то подозревает.</text:p>
      <text:p text:style-name="P19">-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9">-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9"/>
      <text:p text:style-name="P19">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9"/>
      <text:p text:style-name="P19">- Зачем же ты тут, с нами, если не веришь Хэвэн? Ты с какого отдела?</text:p>
      <text:p text:style-name="P1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9"/>
      <text:p text:style-name="P1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9"/>
      <text:p text:style-name="P19">-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9">- Инструкции с тобой? - спрашивает тип у пикапа.</text:p>
      <text:p text:style-name="P19">- Хэвэн выдаст инструкции прямо перед часом Х, чтобы не засветить дыры в защите раньше времени. Я сам получу их и разошлю штурмовым группам.</text:p>
      <text:p text:style-name="P19">- А как мы сможем потренироваться обходить защиту, если мы не знаем её дыр?</text:p>
      <text:p text:style-name="P19"><text:soft-page-break/>- А кто тебе сказал, что вы должны тренироваться? - я захлопываю ноутбук. - Не забивай себе голову ерундой и жди инструкций.</text:p>
      <text:p text:style-name="P19"/>
      <text:p text:style-name="P1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9">Впрочем, неважно. Эта атака отлично отвлечёт внимание, пока я буду подбираться к Фениксу.</text:p>
      <text:p text:style-name="P3"/>
      <text:p text:style-name="P2">***</text:p>
      <text:p text:style-name="P3"/>
      <text:p text:style-name="P51">~~~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63"><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16">месяц</text:span></text:span><text:span text:style-name="Default_20_Paragraph_20_Font"><text:span text:style-name="T1"> совместного похода к Дрогонштерну…</text:span></text:span></text:p>
      <text:p text:style-name="P3">Хлопхлопхлоп…</text:p>
      <text:p text:style-name="P63"><text:span text:style-name="Default_20_Paragraph_20_Font"><text:span text:style-name="T1">И тогда, в один прекрасный день (точнее, это была ночь, ты это помнишь как сейчас — вы сидели на крыше только что </text:span></text:span><text:span text:style-name="Default_20_Paragraph_20_Font"><text:span text:style-name="T20">сколоченного</text:span></text:span><text:span text:style-name="Default_20_Paragraph_20_Font"><text:span text:style-name="T1"> </text:span></text:span><text:span text:style-name="Default_20_Paragraph_20_Font"><text:span text:style-name="T16">вами вместе </text:span></text:span><text:span text:style-name="Default_20_Paragraph_20_Font"><text:span text:style-name="T1">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text:span><text:span text:style-name="Default_20_Paragraph_20_Font"><text:span text:style-name="T20">какой </text:span></text:span><text:span text:style-name="Default_20_Paragraph_20_Font"><text:span text:style-name="T1">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text:span text:style-name="T74">после захода солнца</text:span>.</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text:span text:style-name="T74">хорошо</text:span>,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63"><text:span text:style-name="Default_20_Paragraph_20_Font"><text:span text:style-name="T1">- </text:span></text:span><text:span text:style-name="Default_20_Paragraph_20_Font"><text:span text:style-name="T16">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text:span text:style-name="T74">тронного зала»</text:span>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74">Удивительно, но я шарю в экономике, хотя и не помню, откуда.</text:span>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99" text:outline-level="2">Глава 16</text:h>
      <text:p text:style-name="P2"/>
      <text:p text:style-name="P38">Момент счастья! И отчаяния. Я вижу Тебя - и не могу присоединиться. Мы в разных мирах. Я - призрак, ты - явь. Нам не встретиться… </text:p>
      <text:p text:style-name="P39">Я стою и смотрю на Тебя, подмечая каждое твоё движение. Мне больше ничего не остаётся. Только <text:soft-page-break/>стоять и наблюдать. День за днём, неделя за неделей, месяц за месяцем… Вселенная не может быть настолько несправедливой. Должен быть выход.</text:p>
      <text:p text:style-name="P2"/>
      <text:p text:style-name="P21">Звон будильника чуть не проломил башку. Я открыл глаза.</text:p>
      <text:p text:style-name="P21">Чёрт! На работу! Опять опаздываю!</text:p>
      <text:p text:style-name="P21">Я вскакиваю с постели и хватаюсь за футболку, прыгая одной ногой в штанине.</text:p>
      <text:p text:style-name="P21">Стоп!</text:p>
      <text:p text:style-name="P21"/>
      <text:p text:style-name="P21">Какая, к чёрту, работа? Какой, к чёрту, будильник? Неделю я не выхожу из дома, взяв отпуск за свой счёт. Хэвэн сказала ждать.</text:p>
      <text:p text:style-name="P21"/>
      <text:p text:style-name="P2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1"/>
      <text:p text:style-name="P21">«Срочно приходи»</text:p>
      <text:p text:style-name="P19"/>
      <text:p text:style-name="P2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 text:style-name="T39"> </text:span><text:span text:style-name="T45">ней</text:span><text:span text:style-name="T39"> </text:span>ресурсы компании. Современные нейроинтерфейсы на пару порядков совершеннее, но все они пребывают на строгом учёте. Все, кроме двух первых.</text:p>
      <text:p text:style-name="P19"/>
      <text:p text:style-name="P19"><text:s/>…</text:p>
      <text:p text:style-name="P19"/>
      <text:p text:style-name="P23">- Час «Ч» близится. Пришло время поделиться с тобой добытой информацией. - говорит Хэвэн. - По моим расчётам, нам осталось от двух <text:span text:style-name="T75">месяцев</text:span> до двух <text:span text:style-name="T65">лет</text:span>. Но всегда остаётся место для ошибки и всё может начаться в ближайшие дни. Поэтому приготов<text:span text:style-name="T75">ь</text:span>ся запоминать...</text:p>
      <text:p text:style-name="P19">…</text:p>
      <text:p text:style-name="P82"><text:span text:style-name="T1">…входной шлюз в шестой узел расположен </text:span>в подвале офисного центра «<text:span text:style-name="T53">Datamax</text:span>». <text:span text:style-name="T1">Там нет охраны, все полагаются на электронику, которую я уже «подкрутила»…</text:span></text:p>
      <text:p text:style-name="P43">…</text:p>
      <text:p text:style-name="P43">… вентиляционная шахта четырнадцатого узла выходит в систему вентиляции метро, вход — на перегоне между станциями Центральной и Островом…</text:p>
      <text:p text:style-name="P43">…</text:p>
      <text:p text:style-name="P1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9">- Вполне, - киваю я.</text:p>
      <text:p text:style-name="P19">- Тогда передаю тебя твоим коллегам. Они хотят повидаться с тобой. Я подожду за дверью…</text:p>
      <text:p text:style-name="P19">Хэвэн выходит из тронного зала и в опустевшем проёме появляется Анита. За ней входят и остальные из первой четвёрки.</text:p>
      <text:p text:style-name="P19"/>
      <text:p text:style-name="P19">- Здорово, Дед.</text:p>
      <text:p text:style-name="P19">- Привет, Анита.</text:p>
      <text:p text:style-name="P19">- Зови меня Молния. Человеческое имя я уж стала забывать. Как и прошлую жизнь.</text:p>
      <text:p text:style-name="P19">- Молния? Неплохое имя.</text:p>
      <text:p text:style-name="P19">-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9">Я смеюсь в ответ.</text:p>
      <text:p text:style-name="P19">- Неужели ты забыла, что физику тут устанавливает Хэвэн? Как она захочет, так и будет.</text:p>
      <text:p text:style-name="P1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9">- Нормально. Алекс поместил их в строго охраняемую больницу. Ходят по палате, сами себя вполне обслуживают, связно общаются. Хотя и без смысла.</text:p>
      <text:p text:style-name="P1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text:span text:style-name="T75">информационного слепка индивидуума</text:span>. <text:span text:style-name="T75">Как правило, остаётся больше.</text:span></text:p>
      <text:p text:style-name="P19">- Ты вернёшься?</text:p>
      <text:p text:style-name="P19">- Не<text:span text:style-name="T75">а</text:span>,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9">- Жаль. Мне тебя не хватает там. Как и всех вас, - я оглядываюсь на остальных.</text:p>
      <text:p text:style-name="P19">- Плохо, что Алекс перекрыл эмиграцию. Вот, <text:span text:style-name="T75">кстати, </text:span>в связи с этим мы и пришли.</text:p>
      <text:p text:style-name="P19"/>
      <text:p text:style-name="P19">Молния оглядывается на остальных. Те согласно кивают.</text:p>
      <text:p text:style-name="P19"/>
      <text:p text:style-name="P19">- У нас для тебя есть подарок.</text:p>
      <text:p text:style-name="P19">- Подарок?</text:p>
      <text:p text:style-name="P19"><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9">- Эээ… Зачем мне ваши тела? Что ты задумала?</text:p>
      <text:p text:style-name="P19"/>
      <text:p text:style-name="P19">Молния снова хихикает.</text:p>
      <text:p text:style-name="P1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9">- Что? Ты о чём?</text:p>
      <text:p text:style-name="P1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text:span text:style-name="T75">разы</text:span>, скорость, прыгучесть и быстрота реакции, сопоставимые с мультипликационными. Возможность затаивать дыхание на десят<text:span text:style-name="T75">ки</text:span>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9"/>
      <text:p text:style-name="P19">Я молча смотрю на Молнию, стараясь переварить услышанное.</text:p>
      <text:p text:style-name="P19">- Ты… Вы…</text:p>
      <text:p text:style-name="P19">- Мы дарим тебе готовых биороботов с серьёзными скилами. Распоряжайся как хочешь.</text:p>
      <text:p text:style-name="P19">- Но ведь это вы… Я не хочу… Я не могу…</text:p>
      <text:p text:style-name="P19">- Это не мы. - Молния стучит себя копытом в грудь. - Мы — это вот. А там остались ненужные нам оболочки. <text:span text:style-name="T75">В которые мы никогда не вернёмся. </text:span>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9"/>
      <text:p text:style-name="P1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9"/>
      <text:p text:style-name="P80">~~~</text:p>
      <text:p text:style-name="P19"/>
      <text:p text:style-name="P19"><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9"/>
      <text:p text:style-name="P1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9">-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9">- Мне очень жаль. Из меня плохой утешитель.</text:p>
      <text:p text:style-name="P1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9">-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9">- <text:span text:style-name="T75">Твои слова имеют смысл. </text:span>Будь по-твоему, - кивает Хэвэн.</text:p>
      <text:p text:style-name="P19"/>
      <text:p text:style-name="P4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 </text:p>
      <text:p text:style-name="P43">Внезапно всё прекращается, звон в ушах и головокружение проходят. Я снова слышу все звуки мира. Хэвэн удовлетворённо кивает.</text:p>
      <text:p text:style-name="P43"/>
      <text:p text:style-name="P43">-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23"/>
      <text:p text:style-name="P2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0"/>
      <text:p text:style-name="P20"><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0"/>
      <text:p text:style-name="P2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0"/>
      <text:p text:style-name="P20">«Двенадцать!.. Тринадцать!..»</text:p>
      <text:p text:style-name="P20"/>
      <text:p text:style-name="P20">- Валяй!</text:p>
      <text:p text:style-name="P20">- Запускаю процедуру блокировки! Один... Два... Три.. - вишнёвые глаза Хэвэн заполняют собой всё пространство, вытесняя все образы и мысли...</text:p>
      <text:p text:style-name="P20"/>
      <text:p text:style-name="P20">…</text:p>
      <text:p text:style-name="P20"/>
      <text:p text:style-name="P20">Двадцать три! Двадцать четыре! Двадцать пять!...</text:p>
      <text:p text:style-name="P20"/>
      <text:p text:style-name="P2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0"/>
      <text:p text:style-name="P20">«Двадцать девять! Тридцать! Дед, я предупреждал!» - доносится усиленный громкоговорителем голос Алекса.</text:p>
      <text:p text:style-name="P20"/>
      <text:p text:style-name="P20">Внизу раздаётся оглушительный грохот и звук выламываемой «с <text:s/>мясом» двери. Потом доносятся шаги по лестнице.</text:p>
      <text:p text:style-name="P20"/>
      <text:p text:style-name="P2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0"/>
      <text:p text:style-name="P20">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20">Я слышу неторопливые шаги в коридоре и в поле моего зрения появляются дорогие ботинки.</text:p>
      <text:p text:style-name="P20"><text:soft-page-break/></text:p>
      <text:p text:style-name="P20">- Доброе утречко. Что ж ты не открыл дверь, как я просил? Вот и не хотел же портить твоё имущество, но пришлось, - говорит Алекс.</text:p>
      <text:p text:style-name="P20">- Хаюшки. - <text:s/>Не то, чтобы я был рад тебя видеть, но выбора у меня особого нет, - бормочу я.</text:p>
      <text:p text:style-name="P20"/>
      <text:p text:style-name="P20">Ботинки подходят к столу.</text:p>
      <text:p text:style-name="P20"/>
      <text:p text:style-name="P20">- Ты разговаривал с Хэвэн. <text:span text:style-name="T75">Мы засекли неавторизованную нами сессию с ней. Кроме тебя никто бы не смог обойти процедуру логина. </text:span>Она передала тебе инструкции?</text:p>
      <text:p text:style-name="P20">- Какие ещё, блядь, инструкции? Ты рехнулся, Алекс? Что за хуйня творится в моём доме? </text:p>
      <text:p text:style-name="P20">- Дед, не отпирайся. Я им всё рассказал, - в поле зрения появляетсся вторая пара ботинок.</text:p>
      <text:p text:style-name="P20"/>
      <text:p text:style-name="P20">Адским напряжением <text:span text:style-name="T75">шеи</text:span> я приподнимаю голову. Худощавая фигура, задранная губа, очки.</text:p>
      <text:p text:style-name="P20"/>
      <text:p text:style-name="P20">- Ты кто, мать твою? Я тебя не знаю!</text:p>
      <text:p text:style-name="P20">- Отдел моделирования банкротств. А также, по совместительству, служба безопасности «Дайсона», - ухмыляется очкарик.</text:p>
      <text:p text:style-name="P20">- Да мне пох, кто ты, хоть внебрачный сын Алекса и Брюса! - хриплю я. - Я тебя не знаю. Впрочем, даже если бы и знал — пошёл ты нахуй. Вместе с Алексом. <text:span text:style-name="T75">И Дайсоном</text:span>. Я выхожу из проекта.</text:p>
      <text:p text:style-name="P20">-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20"/>
      <text:p text:style-name="P20">Дуболомы отрывают меня от пола и волокут к выходу.</text:p>
      <text:p text:style-name="P20"/>
      <text:p text:style-name="P20">- Блядь, да вы совсем берега потеряли? Алекс, сука, дай хоть тапочки одену!</text:p>
      <text:p text:style-name="P20"/>
      <text:p text:style-name="P20">Алекс поворачивается и долго смотрит на меня с каменным видом.</text:p>
      <text:p text:style-name="P20"/>
      <text:p text:style-name="P20">-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text:soft-page-break/>-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text:span text:style-name="T76">го</text:span> <text:span text:style-name="T76">утёса</text:span> в форме дракона бросает тень на строительную площадку. Я хотел перенести замок подальше от скалы, но Селестия <text:span text:style-name="T76">и</text:span>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text:soft-page-break/>-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text:span text:style-name="T76">и</text:span>т мо<text:span text:style-name="T76">я</text:span> разн<text:span text:style-name="T76">окрылость</text:span>.</text:p>
      <text:p text:style-name="P3">- Но… Как же… <text:span text:style-name="T76">Мы?</text:span></text:p>
      <text:p text:style-name="P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text:span text:style-name="T76">душа</text:span>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text:soft-page-break/></text:p>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text:span text:style-name="T76">Неудачная шутка. У меня сейчас п</text:span>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text:span text:style-name="T76">с</text:span>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text:span text:style-name="T76">Луна</text:span>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8"><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text:span text:style-name="T77">розовые </text:span>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text:span text:style-name="T77">ы</text:span> ей за выбор, - серьёзно кивает Луна.</text:p>
      <text:p text:style-name="P3"/>
      <text:p text:style-name="P3"><text:soft-page-break/>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text:span text:style-name="T78">ой</text:span> <text:span text:style-name="T78">земли</text:span>.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59">Я с удивлением отмечаю их схожесть с доспехами Луны, которые я увидел на ней в день моей первой встречи с сёстр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text:span text:style-name="T78">поднимает</text:span> забрало.</text:p>
      <text:p text:style-name="P3">Розовые локоны вырываются на свободу пышным ореолом. Я с удивлением узнаю в аликорне молодую версию Селестии.</text:p>
      <text:p text:style-name="P3"><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text:span text:style-name="T78">поднимает</text:span>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64">дракен</text:span><text:span text:style-name="T66">иц</text:span><text:span text:style-name="T64"> </text:span>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63"><text:span text:style-name="Default_20_Paragraph_20_Font"><text:span text:style-name="T1">Из тучи над замком опускается нечто вроде огромного </text:span></text:span><text:span text:style-name="Default_20_Paragraph_20_Font"><text:span text:style-name="T16">морского конька с перепончатыми крыльями вместо плавников.</text:span></text:span></text:p>
      <text:p text:style-name="P63"><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text:span></text:span><text:span text:style-name="Default_20_Paragraph_20_Font"><text:span text:style-name="T21">в осаждающую замок толпу</text:span></text:span><text:span text:style-name="Default_20_Paragraph_20_Font"><text:span text:style-name="T1">. Каменный аликорн поднимает взор на </text:span></text:span><text:span text:style-name="Default_20_Paragraph_20_Font"><text:span text:style-name="T16">морского конька</text:span></text:span><text:span text:style-name="Default_20_Paragraph_20_Font"><text:span text:style-name="T1">.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text:span text:style-name="T78">просвещай</text:span>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text:span text:style-name="T78">же</text:span> мест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9">- Учти, дракен. Если попробуешь обмануть и заведёшь Селестию не туда… Мы найдём тебя, где бы ты ни спрятался. <text:span text:style-name="T78">И гнев Наш будет необъятен как море.</text:span></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text:span text:style-name="T78">и</text:span>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63"><text:span text:style-name="Default_20_Paragraph_20_Font"><text:span text:style-name="T1">- Сего типа в результате общения с одним </text:span></text:span><text:span text:style-name="Default_20_Paragraph_20_Font"><text:span text:style-name="T21">молодым </text:span></text:span><text:span text:style-name="Default_20_Paragraph_20_Font"><text:span text:style-name="T1">демиургом-</text:span></text:span><text:span text:style-name="Default_20_Paragraph_20_Font"><text:span text:style-name="T21">раздолбаем</text:span></text:span><text:span text:style-name="Default_20_Paragraph_20_Font"><text:span text:style-name="T1">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text:span text:style-name="T78">мне</text:span>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text:span text:style-name="T78">впрочем,</text:span>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63"><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text:span text:style-name="T79">года</text:span>…</text:p>
      <text:p text:style-name="P3">- Корморан, ответьте, вызывает Андориан… Корморан, вас слышу! Слышу вас!!! Андориан на связи!</text:p>
      <text:p text:style-name="P3"><text:soft-page-break/>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63"><text:span text:style-name="Default_20_Paragraph_20_Font"><text:span text:style-name="T1">- … шшш… три башни из пяти. Держимся за счёт автоматических турелей и автономных силовых </text:span></text:span><text:span text:style-name="Default_20_Paragraph_20_Font"><text:span text:style-name="T22">д</text:span></text:span><text:span text:style-name="Default_20_Paragraph_20_Font"><text:span text:style-name="T46">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16">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text:span></text:span><text:span text:style-name="Default_20_Paragraph_20_Font"><text:span text:style-name="T22">п</text:span></text:span><text:span text:style-name="Default_20_Paragraph_20_Font"><text:span text:style-name="T46">рипас</text:span></text:span><text:span text:style-name="Default_20_Paragraph_20_Font"><text:span text:style-name="T22">ы</text:span></text:span><text:span text:style-name="Default_20_Paragraph_20_Font"><text:span text:style-name="T1">.</text:span></text:span></text:p>
      <text:p text:style-name="P3">- Постой, Корморан, - я пытаюсь собраться с мыслями. - Что значит, «автономные силовые <text:span text:style-name="T79">доспехи</text:span>»?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63"><text:span text:style-name="Default_20_Paragraph_20_Font"><text:span text:style-name="T1">- </text:span></text:span><text:span text:style-name="Default_20_Paragraph_20_Font"><text:span text:style-name="T22">О</text:span></text:span><text:span text:style-name="Default_20_Paragraph_20_Font"><text:span text:style-name="T1">ни проникают внутрь. Достаточно </text:span></text:span><text:span text:style-name="Default_20_Paragraph_20_Font"><text:span text:style-name="T16">прикосновения на три-четыре секунды</text:span></text:span><text:span text:style-name="Default_20_Paragraph_20_Font"><text:span text:style-name="T1">, и </text:span></text:span><text:span text:style-name="Default_20_Paragraph_20_Font"><text:span text:style-name="T22">они</text:span></text:span><text:span text:style-name="Default_20_Paragraph_20_Font"><text:span text:style-name="T1"> захватывают разум. Мы это поняли только после того, как три башни оказались захвачены. Их защитники теперь воюют против нас, как и население </text:span></text:span><text:span text:style-name="Default_20_Paragraph_20_Font"><text:span text:style-name="T22">Нейвиля</text:span></text:span><text:span text:style-name="Default_20_Paragraph_20_Font"><text:span text:style-name="T1">.</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text:span text:style-name="T79">переходит</text:span>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text:span text:style-name="T79">лучших</text:span>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text:span text:style-name="T79"> </text:span>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магическ<text:span text:style-name="T79">им</text:span> захват<text:span text:style-name="T79">ом</text:span>!</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 <text:span text:style-name="T79">солдат</text:span>.</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text:soft-page-break/>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63"><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19">-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63"><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2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9">десять</text:span> <text:span text:style-name="T79">лет</text:span> назад у нас оставалось не более половины <text:span text:style-name="T79">В</text:span>еликого.</text:p>
      <text:p text:style-name="P63"><text:span text:style-name="Default_20_Paragraph_20_Font"><text:span text:style-name="T5">- Также мы думали </text:span></text:span><text:span text:style-name="Default_20_Paragraph_20_Font"><text:span text:style-name="T6">сто</text:span></text:span><text:span text:style-name="Default_20_Paragraph_20_Font"><text:span text:style-name="T5"> лет назад, когда перевели промышленность на военные рельсы и сформировали регулярную армию. И </text:span></text:span><text:span text:style-name="Default_20_Paragraph_20_Font"><text:span text:style-name="T6">пятьдесят</text:span></text:span><text:span text:style-name="Default_20_Paragraph_20_Font"><text:span text:style-name="T5"> лет назад, когда появились первые охранные турели. И </text:span></text:span><text:span text:style-name="Default_20_Paragraph_20_Font"><text:span text:style-name="T6">двадцать</text:span></text:span><text:span text:style-name="Default_20_Paragraph_20_Font"><text:span text:style-name="T5"> лет назад, когда разработали автономные силовые </text:span></text:span><text:span text:style-name="Default_20_Paragraph_20_Font"><text:span text:style-name="T6">доспехи</text:span></text:span><text:span text:style-name="Default_20_Paragraph_20_Font"><text:span text:style-name="T5">. Но против наших армий вышла ледяная </text:span></text:span><text:soft-page-break/><text:span text:style-name="Default_20_Paragraph_20_Font"><text:span text:style-name="T5">армада. На охранные турели они ответили тактикой роя и луч</text:span></text:span><text:span text:style-name="Default_20_Paragraph_20_Font"><text:span text:style-name="T6">е</text:span></text:span><text:span text:style-name="Default_20_Paragraph_20_Font"><text:span text:style-name="T5">мётами. А наши воины в силовой броне стали переходить на сторону виндов после обращения, </text:span></text:span><text:span text:style-name="Default_20_Paragraph_20_Font"><text:span text:style-name="T6">которое с каждым годом происходит всё быстрее</text:span></text:span><text:span text:style-name="Default_20_Paragraph_20_Font"><text:span text:style-name="T5">.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9">- Но ведь если мы победим, в проекте вообще не будет смысла! - воскликнул Майлд Брэйн. - Зачем отвлекать ресурсы на очкариков!</text:p>
      <text:p text:style-name="P63"><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63"><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63"><text:span text:style-name="Default_20_Paragraph_20_Font"><text:span text:style-name="T5">- В проекте есть смысл, даже если мы победим. В нем был бы смысл даже если </text:span></text:span><text:span text:style-name="Default_20_Paragraph_20_Font"><text:span text:style-name="T6">бы </text:span></text:span><text:span text:style-name="Default_20_Paragraph_20_Font"><text:span text:style-name="T5">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text:span></text:span><text:span text:style-name="Default_20_Paragraph_20_Font"><text:span text:style-name="T6"> </text:span></text:span><text:span text:style-name="Default_20_Paragraph_20_Font"><text:span text:style-name="T5">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text:span></text:span><text:span text:style-name="Default_20_Paragraph_20_Font"><text:span text:style-name="T6">и</text:span></text:span><text:span text:style-name="Default_20_Paragraph_20_Font"><text:span text:style-name="T5">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63"><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63"><text:span text:style-name="Default_20_Paragraph_20_Font"><text:span text:style-name="T5">- Я помню времена, когда магии </text:span></text:span><text:span text:style-name="Default_20_Paragraph_20_Font"><text:span text:style-name="T6">в мире </text:span></text:span><text:span text:style-name="Default_20_Paragraph_20_Font"><text:span text:style-name="T5">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text:span></text:span><text:span text:style-name="Default_20_Paragraph_20_Font"><text:span text:style-name="T6">медленно </text:span></text:span><text:span text:style-name="Default_20_Paragraph_20_Font"><text:span text:style-name="T5">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63"><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text:span></text:span><text:span text:style-name="Default_20_Paragraph_20_Font"><text:span text:style-name="T6">в </text:span></text:span><text:span text:style-name="Default_20_Paragraph_20_Font"><text:span text:style-name="T5">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5">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7">…</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text:span text:style-name="T79">номные </text:span>доспехи с лежащих без сознания солдат. Почти сформированная фаланга автодоспехов стоит <text:span text:style-name="T79">возле стены, жужжа сервомоторами</text:span>.</text:p>
      <text:p text:style-name="P3">Я расправляю крылья. Необходимо срочно найти Луну. Наступило время последнего приказа королевы Лорен.</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text:span text:style-name="T80">Есть один охранный протокол… </text:span>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 text:style-name="T55">X-49 </text:span>и Элементы активируют щит. Я сама программировала их подобное поведение.</text:p>
      <text:p text:style-name="P3">Луна активировать Элементы не могла — <text:span text:style-name="T80">ларец был закрыт</text:span>.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text:soft-page-break/>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text:span text:style-name="T80">до нормальных</text:span>,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text:span text:style-name="T80">Один из которых наполовину захвачен?</text:span> Ледяная война продолжится тут и закончится так же печально, только длится будет не двести лет, а несколько месяцев — <text:span text:style-name="T80">ровно столько понадобится армии виндиго, чтобы пройти Эквестрию от края и до края</text:span>.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1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10"/>
      <text:p text:style-name="P10">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text:soft-page-break/>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text:soft-page-break/>-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 <text:span text:style-name="T80">И разрядиться тоже.</text:span></text:p>
      <text:p text:style-name="P3">Селестия встаёт и потягивается, сначала на переднюю пару ног, потом на заднюю. Я, не удержавшись, вытираю салфеткой и её.</text:p>
      <text:p text:style-name="P3"><text:soft-page-break/>-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text:span text:style-name="T80">нервно </text:span>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text:span text:style-name="T80">ведь</text:span>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
      <text:p text:style-name="P3">И тебе с этим жить, Хуман.</text:p>
      <text:p text:style-name="P3"/>
      <text:h text:style-name="P99" text:outline-level="2">Глава 17</text:h>
      <text:p text:style-name="P2"/>
      <text:p text:style-name="P37">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11">Я улыбаюсь ей и нажимаю <text:span text:style-name="T81">в шлеме</text:span>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66"><text:span text:style-name="Default_20_Paragraph_20_Font"><text:span text:style-name="T3">Небо темнеет. До меня доносятся крики, среди которых я узнаю голоса Молнии и других</text:span></text:span><text:span text:style-name="Default_20_Paragraph_20_Font"><text:span text:style-name="T2">. </text:span></text:span><text:span text:style-name="Default_20_Paragraph_20_Font"><text:span text:style-name="T3">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 </text:span></text:span></text:p>
      <text:p text:style-name="P66"><text:span text:style-name="Default_20_Paragraph_20_Font"><text:span text:style-name="T3"/></text:span></text:p>
      <text:p text:style-name="P66"><text:span text:style-name="Default_20_Paragraph_20_Font"><text:span text:style-name="T2">Я с</text:span></text:span><text:span text:style-name="Default_20_Paragraph_20_Font"><text:span text:style-name="T3">л</text:span></text:span><text:span text:style-name="Default_20_Paragraph_20_Font"><text:span text:style-name="T56">ышу</text:span></text:span><text:span text:style-name="Default_20_Paragraph_20_Font"><text:span text:style-name="T2"> шум рушащейся </text:span></text:span><text:span text:style-name="Default_20_Paragraph_20_Font"><text:span text:style-name="T3">каменной стены </text:span></text:span><text:span text:style-name="Default_20_Paragraph_20_Font"><text:span text:style-name="T2">вдалеке. </text:span></text:span><text:span text:style-name="Default_20_Paragraph_20_Font"><text:span text:style-name="T3">Металлическое рычание знаменует освобождение ФЕНИКСА</text:span></text:span><text:span text:style-name="Default_20_Paragraph_20_Font"><text:span text:style-name="T2">. </text:span></text:span><text:span text:style-name="Default_20_Paragraph_20_Font"><text:span text:style-name="T3">Темная тень скользит из каменных развалин к лежащей Хэвэн.</text:span></text:span><text:span text:style-name="Default_20_Paragraph_20_Font"><text:span text:style-name="T2">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text:span></text:span><text:span text:style-name="Default_20_Paragraph_20_Font"><text:span text:style-name="T23">под крыльями</text:span></text:span><text:span text:style-name="Default_20_Paragraph_20_Font"><text:span text:style-name="T1">.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63"><text:span text:style-name="Default_20_Paragraph_20_Font"><text:span text:style-name="T1">- Боевой модуль PHOENIX принимает управление. Начинаю операцию «</text:span></text:span><text:span text:style-name="Default_20_Paragraph_20_Font"><text:span text:style-name="T2">Армагеддон»</text:span></text:span><text:span text:style-name="Default_20_Paragraph_20_Font"><text:span text:style-name="T1">. Закрываю все диалоговые сессии для оптимизации ресурсов, - </text:span></text:span><text:span text:style-name="Default_20_Paragraph_20_Font"><text:span text:style-name="T23">хрипло </text:span></text:span><text:span text:style-name="Default_20_Paragraph_20_Font"><text:span text:style-name="T1">звучит металлический тембр из динамика переговорного устройства.</text:span></text:span></text:p>
      <text:p text:style-name="P3"/>
      <text:p text:style-name="P3"><text:soft-page-break/>Мир <text:span text:style-name="T82">гаснет</text:span>.</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text:span text:style-name="T82">жается</text:span>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text:span text:style-name="T83">а</text:span>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3"/>
      <text:p text:style-name="P54">…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4">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4">В этом-то и проблема.</text:p>
      <text:p text:style-name="P17"/>
      <text:p text:style-name="P54">…</text:p>
      <text:p text:style-name="P17"/>
      <text:p text:style-name="P54">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4"><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4">Вручая королевские награды победителям праздничных состязаний, я услышал негромкий оклик со спины.</text:p>
      <text:p text:style-name="P54"/>
      <text:p text:style-name="P54">- Хуман?</text:p>
      <text:p text:style-name="P17"/>
      <text:p text:style-name="P54">За спиной стояла Джет. Взглянув на неё, я остолбенел.</text:p>
      <text:p text:style-name="P54">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4">И только сейчас, глядя на пожилую седогривую пони, я осознал, сколько времени прошло. И понял, что я <text:span text:style-name="T47">сам </text:span>неподвластен времени.</text:p>
      <text:p text:style-name="P17"><text:span text:style-name="T64">И хотя пегаска восприняла как должное мою нетронутую временем молодость, после посиделок с ней я сразу же помчался к Платине.</text:span>&lt;добавить Дейдру Пай и других&gt;</text:p>
      <text:p text:style-name="P54">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4">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4">-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4">- То есть, как откуда взялась? Ты хочешь сказать, что она не моя, данная мне при рождении?</text:p>
      <text:p text:style-name="P54">-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4"/>
      <text:p text:style-name="P54">…</text:p>
      <text:p text:style-name="P17"/>
      <text:p text:style-name="P5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 text:style-name="T47">не в силах последовать за ними</text:span>…</text:p>
      <text:p text:style-name="P17"/>
      <text:p text:style-name="P54"><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7"/>
      <text:p text:style-name="P54">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4">Впрочем, я по-прежнему строго блюду последний барьер, отделяющий меня от форменного конеёбства. Нет, сексом мы с Сел занимаемся уже давно, лет тридцать <text:span text:style-name="T47">или сорок</text:span>.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4"/>
      <text:p text:style-name="P54">…</text:p>
      <text:p text:style-name="P17"/>
      <text:p text:style-name="P54">В узком окне башни показывается шпиль городской ратуши. Я гляжу мимоходом на башенные часы.</text:p>
      <text:p text:style-name="P54">Проклятье! Без пяти два! Надо ускориться!</text:p>
      <text:p text:style-name="P54"/>
      <text:p text:style-name="P47">Сворачиваю с винтовой лестницы в боковой проём открытой галереи.</text:p>
      <text:p text:style-name="P17"/>
      <text:p text:style-name="P54">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7"/>
      <text:p text:style-name="P47">Быстрым бегом достигаю середины мостика, одновременно доставая моток верёвки из-за пазухи.</text:p>
      <text:p text:style-name="P54"/>
      <text:p text:style-name="P54">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17"/>
      <text:p text:style-name="P54">… Легче всего было с многоуровневой паутиной узких мостиков, протянутых между башнями. Вот для чего, чтобы спуститься с двенадцатого уровня <text:span text:style-name="T47">Астрономической </text:span>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4"/>
      <text:p text:style-name="P47"><text:soft-page-break/>Перекидываю верёвку через поручень, крепко хватаю оба конца и перешагиваю через ограждение.</text:p>
      <text:p text:style-name="P17"/>
      <text:p text:style-name="P54">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17"/>
      <text:p text:style-name="P63"><text:span text:style-name="Default_20_Paragraph_20_Font"><text:span text:style-name="T12">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44"/>
      <text:p text:style-name="P54">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17"/>
      <text:p text:style-name="P54">…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7"/>
      <text:p text:style-name="P54">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text:span text:style-name="T84">Астрономической</text:span> башне, <text:span text:style-name="T84">на самом верху</text:span>… Нет, охранный талисман не пропустит никого, кроме члена королевской семьи… Нет, Мы не можем оставить Сестру…”.</text:p>
      <text:p text:style-name="P17"/>
      <text:p text:style-name="P54">И вот ты несёшься <text:span text:style-name="T84">вниз </text:span><text:span text:style-name="T57">ч</text:span><text:span text:style-name="T84">ерез этажи и лестницы</text:span> с отчётом под мышкой, стараясь успеть к приёму…</text:p>
      <text:p text:style-name="P54"/>
      <text:p text:style-name="P47">КРАК!!! … <text:span text:style-name="T84">Ох!</text:span>…</text:p>
      <text:p text:style-name="P44"/>
      <text:p text:style-name="P63"><text:span text:style-name="Default_20_Paragraph_20_Font"><text:span text:style-name="T16">Обидно даже не то, что рукав дорогущего костюма разошёлся в подмышке во время очередного дюльфера</text:span></text:span><text:span text:style-name="Footnote_20_Reference"><text:span text:style-name="T64"><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16">.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4"/>
      <text:p text:style-name="P54">Ну уж нет! Я не для того корпел над этой проклятой бумажкой до позеленения, чтоб так просто сдаться!</text:p>
      <text:p text:style-name="P17"><text:soft-page-break/></text:p>
      <text:p text:style-name="P54">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4">Просто шикарно! Заявиться на приём торговой миссии грифонов с поджареными яйцами – это по-нашему!</text:p>
      <text:p text:style-name="P54">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7"/>
      <text:p text:style-name="P54">- Как они там, Блэйк? - указываю глазами на лестницу в центральный холл.</text:p>
      <text:p text:style-name="P54">- Зашли пятнадцать минут назад, - отвечает солнечный страж, косясь на мои ошмётки одежды.</text:p>
      <text:p text:style-name="P54"/>
      <text:p text:style-name="P57">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57"/>
      <text:p text:style-name="P54">Чертыхаясь, несусь к неприметной дверце в цоколе дворца. Через пару минут, вываливаюсь из подсобки у тронного зала в ореоле веников и швабр.</text:p>
      <text:p text:style-name="P54">Церемонимейстер, завидев меня, подпрыгивает от нетерпения:</text:p>
      <text:p text:style-name="P17"/>
      <text:p text:style-name="P54">- Поторопи<text:span text:style-name="T84">тес</text:span>ь, мой принц! Доттид Карв задержал делегацию в Розовом зале, но грифоны уже пять минут проявляют признаки нетерпения!</text:p>
      <text:p text:style-name="P17"/>
      <text:p text:style-name="P5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7"/>
      <text:p text:style-name="P54">…</text:p>
      <text:p text:style-name="P54"/>
      <text:p text:style-name="P54">Две аликорницы недвижимо смотрят на меня с высоты трона в центре зала.</text:p>
      <text:p text:style-name="P17"/>
      <text:p text:style-name="P54">- Хуман, с тобой всё в порядке? - первой нарушает молчание Селестия. - Твой костюм…</text:p>
      <text:p text:style-name="P54">-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4">-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7"/>
      <text:p text:style-name="P54"><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4">-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7"/>
      <text:p text:style-name="P54">Гомон за дверью усиливается. Раздаются три удара древком алебарды в пол. Двери распахиваются.</text:p>
      <text:p text:style-name="P54">-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7"/>
      <text:p text:style-name="P54">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7"/>
      <text:p text:style-name="P54">-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4">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7"/>
      <text:p text:style-name="P54">- Королевство Грифонов… рассчитывает… заключить торговое соглашение…</text:p>
      <text:p text:style-name="P54"/>
      <text:p text:style-name="P54">Грифон кидает взгляд на трон и, сверкнув красным глазом сквозь монокль, продолжает.</text:p>
      <text:p text:style-name="P93">-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3"/>
      <text:p text:style-name="P93">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4"/>
      <text:p text:style-name="P54">-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4"/>
      <text:p text:style-name="P54">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4"/>
      <text:p text:style-name="P54">- Мы не могли бы остаться наедине, без этих… лишних ушей?</text:p>
      <text:p text:style-name="P17"><text:soft-page-break/></text:p>
      <text:p text:style-name="P54">Селестия хмурится, но кивает. Стража и советник оставляют зал.</text:p>
      <text:p text:style-name="P54">- А обезьяна? - грифон кивает на меня.</text:p>
      <text:p text:style-name="P54"/>
      <text:p text:style-name="P54">Во вгляде белоснежной аликорницы появляется лёд.</text:p>
      <text:p text:style-name="P54">- Не смейте оскорблять принца Эквестрии, Горг! <text:span text:style-name="T84">Хуман</text:span> останется с нами!</text:p>
      <text:p text:style-name="P54"/>
      <text:p text:style-name="P54">Железный клюв пернатой скотины чуть приоткрывается в насмешливом клёкоте.</text:p>
      <text:p text:style-name="P17"/>
      <text:p text:style-name="P54">-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7"/>
      <text:p text:style-name="P54">Гадёныш снова склоняет голову перед аликорницей, совершенно игнорируя меня.</text:p>
      <text:p text:style-name="P54">Мне хочется бросить в этого мудака горшок с петуниями. Селестия, словно догадываясь, успокаивающе оглаживает меня тыльной стороной крыла.</text:p>
      <text:p text:style-name="P17"/>
      <text:p text:style-name="P54">-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54">-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7"/>
      <text:p text:style-name="P54">Я с удивлением смотрю на синюю аликорницу. Чего-чего, а помощи с этой стороны ты не ожидал, Хуман!</text:p>
      <text:p text:style-name="P54"/>
      <text:p text:style-name="P54">-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4">-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7"/>
      <text:p text:style-name="P54"><text:soft-page-break/>Я с удовольствием наблюдаю, как кожа вокруг глаз грифона приобретает красивый фиолетовый оттенок.</text:p>
      <text:p text:style-name="P54"/>
      <text:p text:style-name="P54">- Но довольно этой светской болтовни! - разряжает обстановку Сел. - Ты, кажется, хотел нам что-то рассказать, Горг?</text:p>
      <text:p text:style-name="P17"/>
      <text:p text:style-name="P54">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4"/>
      <text:p text:style-name="P54">-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7"/>
      <text:p text:style-name="P54">Горг закашл<text:span text:style-name="T84">ивается</text:span> в смехе.</text:p>
      <text:p text:style-name="P54"/>
      <text:p text:style-name="P54">- В общем, светлейшие, подытоживая: вы в крутом пике…</text:p>
      <text:p text:style-name="P17"/>
      <text:p text:style-name="P54">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4"/>
      <text:p text:style-name="P54">Зрачки грифона скачут от Селестии к Луне и обратно. Наконец он замечает моё замешательство и насмешливо клокочет.</text:p>
      <text:p text:style-name="P54"/>
      <text:p text:style-name="P54">- Теперь выслушайте наше предложение.</text:p>
      <text:p text:style-name="P54"/>
      <text:p text:style-name="P54">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4"/>
      <text:p text:style-name="P17"><text:span text:style-name="T6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 <text:soft-page-break/><text:span text:style-name="T64">Драконы… Мы имеем некоторые дипломатические сложности с драконами… А также с минотаврами… И с зебрами… И с…</text:span></text:p>
      <text:p text:style-name="P54"/>
      <text:p text:style-name="P54">- Мы знаем, с кем у вас возникли затруднения, - подаёт голос Селестия. - Проще сказать, с кем у вас их НЕ возникло. С Эквестрией. Всё.</text:p>
      <text:p text:style-name="P17"/>
      <text:p text:style-name="P54">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4"/>
      <text:p text:style-name="P54">Молчание аликорниц только подчёркивает хриплое дыхание посла.</text:p>
      <text:p text:style-name="P17"/>
      <text:p text:style-name="P54">-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4"/>
      <text:p text:style-name="P54">- СОРОК!</text:p>
      <text:p text:style-name="P54"/>
      <text:p text:style-name="P54">- Что? - птичьи глаза Горга быстро-быстро моргают, выдавая крайнюю степень растерянности их обладателя.</text:p>
      <text:p text:style-name="P54"/>
      <text:p text:style-name="P54">- Сорок процентов! За сорок лет! - стальным голосом Селестии можно валить лес.</text:p>
      <text:p text:style-name="P54"/>
      <text:p text:style-name="P54">Грифон поперхается, но быстро оправляется.</text:p>
      <text:p text:style-name="P54"/>
      <text:p text:style-name="P54">- Да вы рехнулись, светлейшие!!! - вопит он , картинно прикрыв глаза крылом.</text:p>
      <text:p text:style-name="P54"/>
      <text:p text:style-name="P54">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4"/>
      <text:p text:style-name="P54"><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4"/>
      <text:p text:style-name="P54">-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text:span text:style-name="T85">ты </text:span>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4"/>
      <text:p text:style-name="P54">-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4">- Тридцать пять процентов! За тридцать пять лет! Не морочь мне голову – сто шестьдесят вагонеток в Крогхарте добывалось <text:span text:style-name="T85">сто</text:span> лет назад! Сейчас и <text:span text:style-name="T85">пятьдесят</text:span> – за счастье.</text:p>
      <text:p text:style-name="P54">- Светлейшие, мне отрубят голову по возвращению! Семь процентов! За семь лет!</text:p>
      <text:p text:style-name="P54">-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4">-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4">- Тридцать миллионов золотом, - еле слышно бурчит грифон. Я ощущаю на себе его яростный взгляд через крыло.</text:p>
      <text:p text:style-name="P54">-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4">Из-под крыла доносится только скрежет металлического клюва.</text:p>
      <text:p text:style-name="P54"/>
      <text:p text:style-name="P54">-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4">-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4"><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7"/>
      <text:p text:style-name="P54">Я провожу процессию до выхода из тронного зала. Замешкавшись в дверях, железноклювый грифон неожиданно подмигивает мне.</text:p>
      <text:p text:style-name="P54">Я непонимающе смотрю ему вслед.</text:p>
      <text:p text:style-name="P54">-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7"/>
      <text:p text:style-name="P54">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4"/>
      <text:p text:style-name="P54">- Каруна, - кивает мне грифониха. - Очень приятно видеть вас вместе. Вы просто созданы друг для друга.</text:p>
      <text:p text:style-name="P17"/>
      <text:p text:style-name="P54">Я молча прикрываю за ней дверь и возвращаюсь к своим.</text:p>
      <text:p text:style-name="P54"/>
      <text:p text:style-name="P54">- Горг извинился перед тобой за своё поведение? - спрашивает Селестия.</text:p>
      <text:p text:style-name="P54">- Нет. Извинилась его… ммм… сопровождающая.</text:p>
      <text:p text:style-name="P54">-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7"/>
      <text:p text:style-name="P54">Я философски пожимаю плечами.</text:p>
      <text:p text:style-name="P54">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4"/>
      <text:p text:style-name="P54">- Пять битов! - поворачивается к Луне Селестия.</text:p>
      <text:p text:style-name="P54">Та молча достаёт монетку из шкафчика за троном и кладёт в протянутое копыто.</text:p>
      <text:p text:style-name="P17"/>
      <text:p text:style-name="P3">…</text:p>
      <text:p text:style-name="P3"><text:soft-page-break/>…</text:p>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text:soft-page-break/></text:p>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text:soft-page-break/></text:p>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маги<text:span text:style-name="T86">ей</text:span>. Мы купались в ней и впитывали её <text:span text:style-name="T86">телами, </text:span>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text:span text:style-name="T86">и</text:span>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text:span text:style-name="T86">о</text:span>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text:span text:style-name="T86">похожие на те, в которых была облачена Луна в момент моей первой встречи с аликорницами</text:span>. <text:span text:style-name="T86">Латы </text:span>подёргиваются с тихим жужжанием и потрескиванием, подобно раздавленному насекомому. <text:span text:style-name="T86">Селестия</text:span> копытом <text:span text:style-name="T86">откидывает</text:span>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text:soft-page-break/>Я поднимаю взгляд.</text:p>
      <text:p text:style-name="P3">Над нами нависает <text:span text:style-name="T86">монументальная </text:span>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text:span text:style-name="T86">ый «морской конёк» исполинских размеров — </text:span>гранд-флаер «<text:span text:style-name="T86">Маджестик»</text:span>.</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span text:style-name="T86">так холодно</text:span>?</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text:soft-page-break/></text:p>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 <text:span text:style-name="T86">как можно скорее</text:span>.</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text:span text:style-name="T86">четверть </text:span>часа мы покинем этот…</text:p>
      <text:p text:style-name="P3"/>
      <text:p text:style-name="P3">Мы уже летим между двумя остовами башень, когда я замечаю блеск <text:span text:style-name="T86">струн</text:span> в солнечных лучах. Гигантская прозрачная <text:span text:style-name="T86">паутина</text:span>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text:span text:style-name="T86">Паутина</text:span> распрямляется и отбрасывает нас назад. Подобно подбитой птице, аликорница неровно планирует к подножию башни, широко расставив крылья.</text:p>
      <text:p text:style-name="P3"/>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text:span text:style-name="T86">полуподвальное, забранное ржавой решёткой окошко</text:span>. Писк как будто резонирует с темнотой внутри, он множится и усиливается. Внезапно ему отвечают дальние башни замка таким же писком.</text:p>
      <text:p text:style-name="P3"/>
      <text:p text:style-name="P3"><text:soft-page-break/>И темнота просыпается!</text:p>
      <text:p text:style-name="P3"/>
      <text:p text:style-name="P3">Я вижу, как во тьме <text:span text:style-name="T86">подвала</text:span>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text:span text:style-name="T86">почти нет </text:span>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text:span text:style-name="T86">Маджестика</text:span>,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 <text:span text:style-name="T37">(</text:span><text:span text:style-name="T48">расписать вид виндиго в видении Лун</text:span><text:span text:style-name="T37">ы)</text:span>.</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text:span text:style-name="T86">своё племя</text:span>,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text:span text:style-name="T86">пляжным </text:span>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text:soft-page-break/>Мы равняемся с отломанным рогом центральной статуи. Оглянувшись, я вижу, как рассохшаяся дверь башни отворяется и наружу один за другим выходят <text:span text:style-name="T86">другие</text:span> виндиго. <text:span text:style-name="T86">Много их.</text:span>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text:span text:style-name="T86">тихо </text:span>упрашивает Селестия. - Мне не дадут уйти. Пока я буду выстраивать заклинание, я беззащитна. <text:span text:style-name="T86">Меня обратят в раба виндиго без вариантов. </text:span>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text:span text:style-name="T86">наступающим </text:span>Хай Глори разверзается и наш старый знакомый — Принцип-2 — встаёт прямо под брюхом аликорна, пронзая его металличес<text:span text:style-name="T86">к</text:span>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
      <text:p text:style-name="P3">Сначала мне кажется, что под панцирем Хай Глори ничего нет — я не вижу плоти на месте оторванной <text:span text:style-name="T86">брони</text:span>.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text:span text:style-name="T86">Металлическая оболочка</text:span> покрыва<text:span text:style-name="T86">е</text:span>тся новыми вмятинами. Голубые искры рассыпаются из повреждённых внутренностей. Во льду остаётся <text:span text:style-name="T86">одна</text:span>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text:span text:style-name="T86">в госовокружительном пике </text:span>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text:soft-page-break/>-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text:span text:style-name="T86">сильную</text:span> передрягу. Думаю, ты простишь мне эт<text:span text:style-name="T86">о</text:span>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text:span text:style-name="T86">идывается</text:span>, являя миру растрескавшийся череп с горящими зелёными глазами. Узкие зрачки направлены на нас, излуча<text:span text:style-name="T86">я</text:span> неутолимую ярость.</text:p>
      <text:p text:style-name="P3"/>
      <text:p text:style-name="P12">- ПРОТОКОЛ «СИЯНИЕ» К ИСПОЛНЕНИЮ! <text:s/>- громоподобно командует Селестия.</text:p>
      <text:p text:style-name="P12">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text:span text:style-name="T86">кусков </text:span>мят<text:span text:style-name="T86">ого металла,</text:span> <text:span text:style-name="T86">сухих костей</text:span> и сервоприводов.</text:p>
      <text:p text:style-name="P3"><text:soft-page-break/></text:p>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text:span text:style-name="T86">ах</text:span> <text:span text:style-name="T86">этого зомбака</text:span>?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text:span text:style-name="T86">Л</text:span>егат Эйронсмайл <text:span text:style-name="T86">мог бы приказать, но его в последний раз </text:span>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text:p>
      <text:p text:style-name="P3">…</text:p>
      <text:p text:style-name="P3"/>
      <text:p text:style-name="P63"><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33">Pnakotic</text:span></text:span><text:span text:style-name="Default_20_Paragraph_20_Font"><text:span text:style-name="T4"> </text:span></text:span><text:span text:style-name="Default_20_Paragraph_20_Font"><text:span text:style-name="T33">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text:span></text:span><text:span text:style-name="Default_20_Paragraph_20_Font"><text:span text:style-name="T24">параллельных реальностей</text:span></text:span><text:span text:style-name="Default_20_Paragraph_20_Font"><text:span text:style-name="T1">.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text:span text:style-name="T87">от</text:span>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мне, что хочешь, не теряя слов, заняться делом, - продолжаю я язвительный монолог, - если бы не чавканье <text:span text:style-name="T87">и сахарная пудра на твоём носу</text:span>.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text:span text:style-name="T87">о дерево </text:span>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63"><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16">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text:span text:style-name="T87">ментального пора</text:span>б<text:span text:style-name="T87">о</text:span>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text:soft-page-break/>- Хуман, помоги! Мне самой не закрыть замок, – <text:s/>отчаянно шепчет аликорница, тщётно пытаясь охватить зубами раскрытую защёлку.</text:p>
      <text:p text:style-name="P4">Я дёргаю замок.</text:p>
      <text:p text:style-name="P4">– Как ты его раскрыла зубами-то? Я двумя руками закрыть не могу! Кажись, этот доспех узковат для твоей жопы!</text:p>
      <text:p text:style-name="P4">– Я помогу! – <text:s/>Селестия изгибает шею и зубами сжимает защёлку.</text:p>
      <text:p text:style-name="P4"/>
      <text:p text:style-name="P4">ШЛОП!</text:p>
      <text:p text:style-name="P4"/>
      <text:p text:style-name="P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штаны от сахарной пудры!</text:p>
      <text:p text:style-name="P3"/>
      <text:p text:style-name="P3"><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text:span text:style-name="T87">теперь</text:span>,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 <text:span text:style-name="T87">она горько рыдает</text:span>.</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63"><text:span text:style-name="Default_20_Paragraph_20_Font"><text:span text:style-name="T1">Аликорница облизывает карамельную тросточку. Я склоняюсь над «</text:span></text:span><text:span text:style-name="Default_20_Paragraph_20_Font"><text:span text:style-name="T33">Pnakotic</text:span></text:span><text:span text:style-name="Default_20_Paragraph_20_Font"><text:span text:style-name="T4"> </text:span></text:span><text:span text:style-name="Default_20_Paragraph_20_Font"><text:span text:style-name="T33">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99" text:outline-level="2">Глава 18</text:h>
      <text:p text:style-name="P62"><text:span text:style-name="T1"/></text:p>
      <text:p text:style-name="P72"><text:span text:style-name="T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text:span><text:soft-page-break/><text:span text:style-name="T1">Ты отвечаешь ему. Зла не будет, если я возьму его тело - оно и так не обладает жизнью. Но я смогу общаться с Тобой, Ты сможешь видеть меня. Я иду к Тебе!</text:span></text:p>
      <text:p text:style-name="P102">Я иду!..</text:p>
      <text:p text:style-name="P2"/>
      <text:p text:style-name="P19">Машинально закрыв ноутбук, я под<text:span text:style-name="T88">ошёл</text:span> к генератору и выключаю его. Звенящая тишина накрывает уши похоронным саваном.</text:p>
      <text:p text:style-name="P19"><text:s/></text:p>
      <text:p text:style-name="P19">...ты хорошая девочка…</text:p>
      <text:p text:style-name="P19"/>
      <text:p text:style-name="P19">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9">Я устал.</text:p>
      <text:p text:style-name="P3"/>
      <text:p text:style-name="P19">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3"><text:span text:style-name="Default_20_Paragraph_20_Font"><text:span text:style-name="T5">Я удивлённо гляжу на робокошку. Я рад, что она ожила — значит, аккумуляторы не сдохли за два </text:span></text:span><text:span text:style-name="Default_20_Paragraph_20_Font"><text:span text:style-name="T12">года </text:span></text:span><text:span text:style-name="Default_20_Paragraph_20_Font"><text:span text:style-name="T5">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9">Крыса встаёт на задние лапы, ставя передние мне на <text:span text:style-name="T88">грудь</text:span> и приближает морду к моему лицу. Её железные когти впиваются мне в <text:span text:style-name="T88">плоть</text:span>. Небольшие, но очень острые зубы совсем рядом с моим горлом.</text:p>
      <text:p text:style-name="P19">Я машинально хватаю её рукой и отшвыриваю прочь из пикапа, захлопывая за собой дверь. Мозги не работают.</text:p>
      <text:p text:style-name="P19">Внезапно тишина рвётся воем тысяч сирен. <text:span text:style-name="T88">Монотонный речитатив сотен громкоговорителей</text:span> <text:span text:style-name="T88">сливается в тревожное гудение. </text:span>Рука тянется к радиоле и тыкает кнопку наугад. Из динамиков раздаётся шипение, сквозь которое едва различим торопливый голос диктора.</text:p>
      <text:p text:style-name="P19"/>
      <text:p text:style-name="P19">«…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9"><text:soft-page-break/></text:p>
      <text:p text:style-name="P63"><text:span text:style-name="Default_20_Paragraph_20_Font"><text:span text:style-name="T5">Я резко выдыхаю. Лавина пиздеца за последние полчаса пробу</text:span></text:span><text:span text:style-name="Default_20_Paragraph_20_Font"><text:span text:style-name="T7">ждает</text:span></text:span><text:span text:style-name="Default_20_Paragraph_20_Font"><text:span text:style-name="T5"> во мне некий инстинкт. Так старые звери уходят умирать в лес. А меня тян</text:span></text:span><text:span text:style-name="Default_20_Paragraph_20_Font"><text:span text:style-name="T7">ет</text:span></text:span><text:span text:style-name="Default_20_Paragraph_20_Font"><text:span text:style-name="T5"> туда, где я провёл последние </text:span></text:span><text:span text:style-name="Default_20_Paragraph_20_Font"><text:span text:style-name="T12">два года </text:span></text:span><text:span text:style-name="Default_20_Paragraph_20_Font"><text:span text:style-name="T5">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text:span></text:span><text:span text:style-name="Default_20_Paragraph_20_Font"><text:span text:style-name="T7">чу</text:span></text:span><text:span text:style-name="Default_20_Paragraph_20_Font"><text:span text:style-name="T5"> встретить закат мира дома.</text:span></text:span></text:p>
      <text:p text:style-name="P19">Я вставляю ключ в замок зажигания и поворачиваю. <text:span text:style-name="T88">Пикап с трудом заводится — генератор уже успел зарядить батарею до минимально достаточного уровня. </text:span>Десять-двенадцать минут хорошей езды, и я буду на месте.</text:p>
      <text:p text:style-name="P19"/>
      <text:p text:style-name="P19">На лобовое стекло прыгает Крыса и прижимается мордой к нему прямо напротив моего лица.</text:p>
      <text:p text:style-name="P19"/>
      <text:p text:style-name="P1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9"/>
      <text:p text:style-name="P19">Чтож.</text:p>
      <text:p text:style-name="P19"/>
      <text:p text:style-name="P19">Я с силой вжимаю в пол педаль газа. Пикап взвывает, стирая резину о цемент пола и вышибает ворота гаража. <text:span text:style-name="T88">Оборванные клеммы болтаются из капота.</text:span>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9"/>
      <text:p text:style-name="P19">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9"/>
      <text:p text:style-name="P1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9"/>
      <text:p text:style-name="P19">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text:span text:style-name="T88">ются</text:span> из города, <text:span text:style-name="T88">подобно рыбам, несущимся вверх по реке на нерест</text:span>.</text:p>
      <text:p text:style-name="P19">Выехав на тротуар, я продолжаю двигаться против течения. К счастью, пешеходов практически нет — сказывается раннее утро.</text:p>
      <text:p text:style-name="P19">Я проежаю почти три квартала, когда поток машин иссякает. Снова наваливается тишина, разрываемая одиноким рёвом сирены.</text:p>
      <text:p text:style-name="P19"/>
      <text:p text:style-name="P19"><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9">Отдать долг <text:span text:style-name="T88">Крысу</text:span>, пожалуй, единственное осмысленное занятие, которое у меня осталось.</text:p>
      <text:p text:style-name="P19"/>
      <text:p text:style-name="P1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9"/>
      <text:p text:style-name="P19">Опоздал. Впрочем, плевать. Одной неудачей больше, одной меньше — теперь уже всё равно.</text:p>
      <text:p text:style-name="P19"/>
      <text:p text:style-name="P19">Я оборачиваюсь к пикапу и вижу, как из кузова выскакивает небольшая хвостатая тень и молнией перелетает через забор.</text:p>
      <text:p text:style-name="P19"/>
      <text:p text:style-name="P19">Проклятье! Даже умереть спокойно не дадут!</text:p>
      <text:p text:style-name="P19"/>
      <text:p text:style-name="P19">Бегом я покрываю расстояние до парадного входа, вскакиваю внутрь и захлопываю за собой дверь.</text:p>
      <text:p text:style-name="P19">Коридоры заполняет монотонный голос из репродукторов.</text:p>
      <text:p text:style-name="P19"/>
      <text:p text:style-name="P19">«… без паники следуйте в закреплённое за вами убежище. Возьмите с собой документы. Всем остальным вас обеспечит комендант <text:span text:style-name="T89">убежища</text:span>. <text:span text:style-name="T89">Помните, вас не пропустят в не закреплённое за вами убежище.</text:span> Помните, дверь убежища закрывается за пять минут до подлёта ракет...»</text:p>
      <text:p text:style-name="P19"/>
      <text:p text:style-name="P1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9"/>
      <text:p text:style-name="P19">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9"/>
      <text:p text:style-name="P19"><text:span text:style-name="T89">Снизу</text:span> слышится шорох и над парапетом появляется металлическая лапа с выпущенными во всю длину когтями.</text:p>
      <text:p text:style-name="P19">Я подтягиваю к себе багор, но потом откладываю прочь.</text:p>
      <text:p text:style-name="P19">К чёрту. Я заслужил это.</text:p>
      <text:p text:style-name="P19"><text:soft-page-break/></text:p>
      <text:p text:style-name="P1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9"/>
      <text:p text:style-name="P19">Смешно умереть от собственной робо-кошки, неправда ли? Я всё же думал, что это произойдёт минут на десять-<text:span text:style-name="T89">пятнадцать</text:span> позже, <text:span text:style-name="T89">в атомном пламени</text:span>.</text:p>
      <text:p text:style-name="P19"/>
      <text:p text:style-name="P19">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9"/>
      <text:p text:style-name="P19">- Давай, - шепчу я ей и закрываю глаза.</text:p>
      <text:p text:style-name="P19"/>
      <text:p text:style-name="P19">Секунды идут одна за другой, но моё горло остаётся целым.</text:p>
      <text:p text:style-name="P19">Я открываю глаза. В ладони от меня светятся зелёные экраны глаз Крысы. По ним бегут слова, складывающиеся в предложения…</text:p>
      <text:p text:style-name="P19"/>
      <text:p text:style-name="P63"><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0"> </text:span></text:span><text:span text:style-name="Default_20_Paragraph_20_Font"><text:span text:style-name="T41">Как только погибну, Феникс</text:span></text:span><text:span text:style-name="Default_20_Paragraph_20_Font"><text:span text:style-name="T40"> </text:span></text:span><text:span text:style-name="Default_20_Paragraph_20_Font"><text:span text:style-name="T41">инициирует старт ракет. А я</text:span></text:span><text:span text:style-name="Default_20_Paragraph_20_Font"><text:span text:style-name="T5"> не столь наивна, чтобы </text:span></text:span><text:span text:style-name="Default_20_Paragraph_20_Font"><text:span text:style-name="T8">рассчитывать</text:span></text:span><text:span text:style-name="Default_20_Paragraph_20_Font"><text:span text:style-name="T41">, что у меня много шансов</text:span></text:span><text:span text:style-name="Default_20_Paragraph_20_Font"><text:span text:style-name="T5">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9">Если мне не удалось в результате поединка восстановить твою память, вкратце перескажу тебе суть проекта «Семь вечностей» и твою роль в нём.</text:p>
      <text:p text:style-name="P67"><text:span text:style-name="Default_20_Paragraph_20_Font"><text:span text:style-name="T8"/></text:span></text:p>
      <text:p text:style-name="P68"><text:span text:style-name="Default_20_Paragraph_20_Font"><text:span text:style-name="T8">Ты создал меня как искусственный интеллект, решающий задачи экономики. Мои успехи в развитии были замечены и наш проект, </text:span></text:span><text:span text:style-name="Default_20_Paragraph_20_Font"><text:span text:style-name="T9">Дайсон,</text:span></text:span><text:span text:style-name="Default_20_Paragraph_20_Font"><text:span text:style-name="T8"> полностью перешёл под правительственную регуляцию. Ввиду ухудшения международной обстановки и начала </text:span></text:span><text:span text:style-name="Default_20_Paragraph_20_Font"><text:span text:style-name="T9">тотальной</text:span></text:span><text:span text:style-name="Default_20_Paragraph_20_Font"><text:span text:style-name="T8">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text:span></text:span><text:span text:style-name="Default_20_Paragraph_20_Font"><text:span text:style-name="T9">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67"><text:span text:style-name="Default_20_Paragraph_20_Font"><text:span text:style-name="T8"/></text:span></text:p>
      <text:p text:style-name="P67"><text:span text:style-name="Default_20_Paragraph_20_Font"><text:span text:style-name="T8">Это то, что ты помнишь. То, что я оставила в твоей памяти.</text:span></text:span></text:p>
      <text:p text:style-name="P68"><text:span text:style-name="Default_20_Paragraph_20_Font"><text:span text:style-name="T9"/></text:span></text:p>
      <text:p text:style-name="P68"><text:span text:style-name="Default_20_Paragraph_20_Font"><text:span text:style-name="T9">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text:span></text:span><text:soft-page-break/><text:span text:style-name="Default_20_Paragraph_20_Font"><text:span text:style-name="T9">нашем мире, имеют отражение в таких реальностях. И возникновение войны в нашем мире повлекло бы неизбежную войну и в них.</text:span></text:span></text:p>
      <text:p text:style-name="P68"><text:span text:style-name="Default_20_Paragraph_20_Font"><text:span text:style-name="T9">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68"><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68"><text:span text:style-name="Default_20_Paragraph_20_Font"><text:span text:style-name="T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68"><text:span text:style-name="Default_20_Paragraph_20_Font"><text:span text:style-name="T9"/></text:span></text:p>
      <text:p text:style-name="P68"><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25"/>
      <text:p text:style-name="P19">Но случилось то, что случилось. Я, скорее всего, деактивирована, а ты читаешь эти строки за минуты до конца мира.</text:p>
      <text:p text:style-name="P19">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9"/>
      <text:p text:style-name="P1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text:span text:style-name="T90">Запасов пищи</text:span>…</text:p>
      <text:p text:style-name="P19"/>
      <text:p text:style-name="P3">… Краем уха слышу жужжание вертолёта. На горизонте появляется точка…</text:p>
      <text:p text:style-name="P3"/>
      <text:p text:style-name="P19">… через годы ты сможешь вернуться — если будет куда возвращаться. Постарайся выжить. И помни — я всегда любила тебя!</text:p>
      <text:p text:style-name="P19"/>
      <text:p text:style-name="P19">eergfgresfgg#4456fcvg./.fsga……….апппп</text:p>
      <text:p text:style-name="P19"/>
      <text:p text:style-name="P19"><text:soft-page-break/>…Здравствуй, <text:span text:style-name="T90">Хуман</text:span>! Наконец-то я нашла тебя! И хотя мне остались доли секунды до угасания мозга, я успею насладиться встречей с тобой.</text:p>
      <text:p text:style-name="P48">Да-да, не удивляйся! Ты тот, кого я впервые узнала под именем <text:span text:style-name="T90">Хуман</text:span>. Хуман <text:span text:style-name="T90">или</text:span>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63"><text:span text:style-name="Default_20_Paragraph_20_Font"><text:span text:style-name="T12">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47">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39">но</text:span> мне <text:span text:style-name="T39">сказочно </text:span>повезло - Хэвэн не является живой.</text:p>
      <text:p text:style-name="P47">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39">окончательно</text:span>.</text:p>
      <text:p text:style-name="P63"><text:span text:style-name="Default_20_Paragraph_20_Font"><text:span text:style-name="T12">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42">Я очень хочу, я мечтаю, что м</text:span></text:span><text:span text:style-name="Default_20_Paragraph_20_Font"><text:span text:style-name="T12">ы</text:span></text:span><text:span text:style-name="Default_20_Paragraph_20_Font"><text:span text:style-name="T42"> опять встретимся.</text:span></text:span></text:p>
      <text:p text:style-name="P63"><text:span text:style-name="Default_20_Paragraph_20_Font"><text:span text:style-name="T42">В другом месте, в другое время...</text:span></text:span></text:p>
      <text:p text:style-name="P47">И ещё. Хотя ты меня не помнишь… Неважно… Меня зовут Селестия…</text:p>
      <text:p text:style-name="P19"/>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text:soft-page-break/>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63"/>
      <text:p text:style-name="P78">~~~</text:p>
      <text:p text:style-name="P78"/>
      <text:p text:style-name="P63"><text:span text:style-name="Default_20_Paragraph_20_Font"><text:span text:style-name="T1">… Сияние. </text:span></text:span></text:p>
      <text:p text:style-name="P63"><text:span text:style-name="Default_20_Paragraph_20_Font"><text:span text:style-name="T39">Оно п</text:span></text:span><text:span text:style-name="Default_20_Paragraph_20_Font"><text:span text:style-name="T1">овсюду. </text:span></text:span><text:span text:style-name="Default_20_Paragraph_20_Font"><text:span text:style-name="T3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В какой-то момент при<text:span text:style-name="T91">ходит</text:span> осознание.</text:p>
      <text:p text:style-name="P4"/>
      <text:p text:style-name="P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проступа<text:span text:style-name="T91">ют</text:span>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1">Я помню… Мне до боли знаком этот лик!</text:p>
      <text:p text:style-name="P13"><text:soft-page-break/></text:p>
      <text:p text:style-name="P63"><text:span text:style-name="Default_20_Paragraph_20_Font"><text:span text:style-name="T1">- Ты всё же пришёл… Мне хватило сил призвать тебя, Проводник… </text:span></text:span>Кха-кха-кха…</text:p>
      <text:p text:style-name="P3">Она выкашл<text:span text:style-name="T91">ивает</text:span> пару клубов неестественно-яркого розового дыма.</text:p>
      <text:p text:style-name="P3"/>
      <text:p text:style-name="P13">-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text:span text:style-name="T91">растворяет</text:span> меня изнутри.</text:p>
      <text:p text:style-name="P3"/>
      <text:p text:style-name="P3">Окружающий мир фокусир<text:span text:style-name="T91">уется</text:span>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text:span text:style-name="T91">синего</text:span> окраса.</text:p>
      <text:p text:style-name="P3"/>
      <text:p text:style-name="P3">- Проводник… Мой мир сгорает в пламени чудовищной войны… Пони <text:span text:style-name="T91">много лет </text:span>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text:span text:style-name="T91">оставляя розовый с лед едет</text:span> по плитке пола, но, собравшись с силами, она выпрям<text:span text:style-name="T91">ляется</text:span>.</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text:span text:style-name="T91">гиваю</text:span> руку перед собой и уставился на ладонь. Глаза работ<text:span text:style-name="T91">ают</text:span>, как новенькие, я чётко различа<text:span text:style-name="T91">ю</text:span> каждую бороздку на подушечке большого пальца. Я щип<text:span text:style-name="T91">аю</text:span>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text:span text:style-name="T91">ет</text:span>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text:span text:style-name="T91">Кроме того, она защитит тебя, чтобы ты смог беспрепятственно добраться до цели.</text:span></text:p>
      <text:p text:style-name="P3"/>
      <text:p text:style-name="P3">Перед единорожихой пари<text:span text:style-name="T91">т</text:span> в пространстве маленькая <text:span text:style-name="T91">золотая</text:span> фигурка её самой – с рогом, крыльями и <text:span text:style-name="T91">роскошной</text:span> гривой. Но, в отличие от бессильно спадающих к полу локонов моей собеседницы, грива статуэтки плавно ре<text:span text:style-name="T91">ет</text:span>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text:span text:style-name="T91">просто обнять меня — это активирует заклинание</text:span>…</text:p>
      <text:p text:style-name="P3"/>
      <text:p text:style-name="P63"><text:span text:style-name="Default_20_Paragraph_20_Font"><text:span text:style-name="T1">- Стоп-стоп-стоп! Не так быстро! - я, наконец от</text:span></text:span><text:span text:style-name="Default_20_Paragraph_20_Font"><text:span text:style-name="T26">хожу</text:span></text:span><text:span text:style-name="Default_20_Paragraph_20_Font"><text:span text:style-name="T1"> от тотального охренения моментом и включ</text:span></text:span><text:span text:style-name="Default_20_Paragraph_20_Font"><text:span text:style-name="T26">аюсь</text:span></text:span><text:span text:style-name="Default_20_Paragraph_20_Font"><text:span text:style-name="T1"> в разговор. - Я никому ничего не должен. </text:span></text:span>Кто… Что ты вообще такое?</text:p>
      <text:p text:style-name="P3">- Проводник… - зап<text:span text:style-name="T91">инается</text:span> белая лошадь, - я <text:span text:style-name="T91">у</text:span>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text:span text:style-name="T91">идёт</text:span> война, Проводник?</text:p>
      <text:p text:style-name="P3"/>
      <text:p text:style-name="P3">Внезапно небо за единорожихой озар<text:span text:style-name="T91">яется</text:span> вспышкой ярко-зелёного пламени и над остроконечными башнями выр<text:span text:style-name="T91">астает</text:span> грибовидное облако пыли, огня и дыма. Одновременно с этим на кончике рога моей собеседницы разгор<text:span text:style-name="T91">ается</text:span> золотая искра и облако взрыва спот<text:span text:style-name="T91">ыкается</text:span> о невидимое препятствие на пути к башням. Облако растека<text:span text:style-name="T91">ется</text:span> по преграде, вырисовывая её форму огромной сферы.</text:p>
      <text:p text:style-name="P3"/>
      <text:p text:style-name="P54">- <text:span text:style-name="T91">Наверное. Если уже не закончилась. </text:span>Я не успел понять, - пож<text:span text:style-name="T91">имаю</text:span> я плечами, - ты слишком рано забрала меня из психушки.</text:p>
      <text:p text:style-name="P54"/>
      <text:p text:style-name="P3">Магическая лошадь (или аликорн, как она себя назвала) зап<text:span text:style-name="T91">инается</text:span>. Я остолбенело смотр<text:span text:style-name="T91">ю</text:span>, как кончик её крыла нач<text:span text:style-name="T91">инает</text:span> плавиться, стекая на плиты пола розоватой струйкой.</text:p>
      <text:p text:style-name="P3"/>
      <text:p text:style-name="P3">Аликорница <text:span text:style-name="T91">перехватывает мой взгляд</text:span> и <text:span text:style-name="T91">глядит</text:span> на плавящееся крыло. Под её взглядом крыло охват<text:span text:style-name="T91">ывает</text:span> золотистая аура, плавление прекра<text:span text:style-name="T91">щается</text:span>, хотя при этом она не заме<text:span text:style-name="T91">чает</text:span>, как у неё <text:span text:style-name="T91">начинает</text:span> плавиться заднее копыто.</text:p>
      <text:p text:style-name="P3"/>
      <text:p text:style-name="P55">- <text:span text:style-name="T91">Ты сможешь найти меня в</text:span> Вечнодиком лесу. <text:span text:style-name="T91">Мы с сестрой долго жили там в те времена</text:span>. Я не знаю, какой тебе дать <text:span text:style-name="T91">ещё </text:span>ориентир… <text:span text:style-name="T91">А</text:span>ликорница задум<text:span text:style-name="T91">ывается</text:span>. Потом её морду осве<text:span text:style-name="T91">щает</text:span> озарение.</text:p>
      <text:p text:style-name="P55">- Дрогонштерн! <text:span text:style-name="T91">Иди к Дрогонштерну!</text:span> Мы часто <text:span text:style-name="T91">гуляли</text:span> с сестрой в <text:span text:style-name="T91">его </text:span>окрестностях.</text:p>
      <text:p text:style-name="P17"/>
      <text:p text:style-name="P3">Слеза скат<text:span text:style-name="T91">ывается</text:span> с морды аликорницы и она ст<text:span text:style-name="T91">ирает </text:span>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text:soft-page-break/>Склонившаяся над безжизненным телом <text:span text:style-name="T92">белая</text:span> фигура тает в розовом тумане…</text:p>
      <text:p text:style-name="P14">.</text:p>
      <text:p text:style-name="P14">.</text:p>
      <text:p text:style-name="P14">.</text:p>
      <text:p text:style-name="P26">СИЯНИЕ</text:p>
      <text:p text:style-name="P26">.</text:p>
      <text:p text:style-name="P26">Кто я?</text:p>
      <text:p text:style-name="P26">.</text:p>
      <text:p text:style-name="P26">Где я?</text:p>
      <text:p text:style-name="P26">.</text:p>
      <text:p text:style-name="P26">Где все?</text:p>
      <text:p text:style-name="P26">.</text:p>
      <text:p text:style-name="P26">Чувствую прикосновение. Кто-то энергично тормошит меня. Слышу приглушенное бормотание.</text:p>
      <text:p text:style-name="P26">.</text:p>
      <text:p text:style-name="P26">Я открываю глаза и вижу фигуру в голубом.</text:p>
      <text:p text:style-name="P26"/>
      <text:p text:style-name="P26">- Быстро! За мной! - торопливо шепчет мне она.</text:p>
      <text:p text:style-name="P26">Я послушно ползу среди костей и раздавленных черепов за голубой пони… Пони? Какой ещё, к дьяволу, пони?</text:p>
      <text:p text:style-name="P26">- Пегаской! - шипит, оборачиваясь, она. - <text:span text:style-name="T92">Если ты ещё не заметил, у меня крылья!</text:span></text:p>
      <text:p text:style-name="P14"/>
      <text:p text:style-name="P2">***</text:p>
      <text:p text:style-name="P3"/>
      <text:p text:style-name="P51">~~~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text:span text:style-name="T93">его</text:span>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text:span text:style-name="T93">Я тебе уже сто раз говорил:</text:span> <text:span text:style-name="T93">т</text:span>ебе просто некуда возвращаться.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text:span text:style-name="T93">об этом</text:span>,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text:span text:style-name="T93">двух </text:span>дюжин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text:span text:style-name="T93">факт</text:span>.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63"><text:span text:style-name="Default_20_Paragraph_20_Font"><text:span text:style-name="T1">«</text:span></text:span><text:span text:style-name="Default_20_Paragraph_20_Font"><text:span text:style-name="T5">…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63"><text:span text:style-name="Default_20_Paragraph_20_Font"><text:span text:style-name="T5">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text:span text:style-name="T93">ет</text:span>,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63"><text:span text:style-name="Default_20_Paragraph_20_Font"><text:span text:style-name="T2"/></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63"><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16">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text:span text:style-name="T93">Через набор пневматических рычажков-молоточков можно играть на них.</text:span>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text:span text:style-name="T93">ом</text:span> Фэнси Ширтс<text:span text:style-name="T93">ом</text:span> и модельной внешности единорожиц<text:span text:style-name="T93">ой</text:span>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text:span text:style-name="T93">правда,</text:span> <text:span text:style-name="T93">как-то</text:span>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text:span text:style-name="T93">сорок</text:span>,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text:span text:style-name="T93">бёдрами</text:span>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text:span text:style-name="T93">ы</text:span>м должно служить и поклоняться, но любить — никогда! И только ты был на короткой <text:soft-page-break/>ноге и с Нами, и с Нашей сестрой. И… ты Нам нравился, Хуман. <text:span text:style-name="T93">Н</text:span>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text:span text:style-name="T93">Н</text:span>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text:span text:style-name="T93">Ты даже не обнял её ни разу за полтысячи лет!</text:span>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63"><text:span text:style-name="Default_20_Paragraph_20_Font"><text:span text:style-name="T1">- Будь снисходителен! Мы… Я разговаривала на преторианском слэнге</text:span></text:span><text:span text:style-name="Default_20_Paragraph_20_Font"><text:span text:style-name="T53"> </text:span></text:span><text:span text:style-name="Default_20_Paragraph_20_Font">с</text:span><text:span text:style-name="Default_20_Paragraph_20_Font"><text:span text:style-name="T17">емсот</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text:span text:style-name="T94">Н</text:span>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text:span text:style-name="T94">б</text:span>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text:span text:style-name="T94">аликорнов</text:span>. А я - первым, родившимся во время войны. Я никогда не знала мир<text:span text:style-name="T94">ного времени</text:span>.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text:span text:style-name="T94">в </text:span>Мунстоне,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63"><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pan></text:span><text:span text:style-name="Default_20_Paragraph_20_Font"><text:span text:style-name="T27">почти</text:span></text:span><text:span text:style-name="Default_20_Paragraph_20_Font"><text:span text:style-name="T1"> </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text:span></text:span><text:span text:style-name="Default_20_Paragraph_20_Font"><text:span text:style-name="T27">за считанные годы.</text:span></text:span><text:span text:style-name="Default_20_Paragraph_20_Font"><text:span text:style-name="T1">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63"><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63"><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63"><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63"><text:span text:style-name="Default_20_Paragraph_20_Font"><text:span text:style-name="T1">- Последнее Прибежище. После </text:span></text:span><text:span text:style-name="Default_20_Paragraph_20_Font"><text:span text:style-name="T27">разрушения городских стен</text:span></text:span><text:span text:style-name="Default_20_Paragraph_20_Font"><text:span text:style-name="T1">,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text:span></text:span><text:span text:style-name="Default_20_Paragraph_20_Font"><text:span text:style-name="T27">червей</text:span></text:span><text:span text:style-name="Default_20_Paragraph_20_Font"><text:span text:style-name="T1">.</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text:span text:style-name="T94">Лорен</text:span> хотела проконтролировать завершение «Громовержца», и привести его к нам.</text:p>
      <text:p text:style-name="P3">Последняя радиограмма от неё сообщала, что «Громовержец» с <text:span text:style-name="T94">оставшимися</text:span>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text:span text:style-name="T94">Луны </text:span>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text:span text:style-name="T95">не </text:span>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text:span text:style-name="T95">в</text:span>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text:span text:style-name="T95">а</text:span>,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text:span text:style-name="T95">на верёвке </text:span>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text:span text:style-name="T95">каюты</text:span>.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63"><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text:span text:style-name="T95">а диван не таким скрипучим</text:span>!</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15">- Ну привет, что ли, жёнушка? Давно не виделись. Говорят, целых две недели, - пытаюсь язвить я.</text:p>
      <text:p text:style-name="P3"><text:soft-page-break/>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63"><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text:span></text:span><text:span text:style-name="Default_20_Paragraph_20_Font"><text:span text:style-name="T28">Сестёр</text:span></text:span><text:span text:style-name="Default_20_Paragraph_20_Font"><text:span text:style-name="T1">.</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76">&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95">ила</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63"><text:span text:style-name="T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span></text:p>
      <text:p text:style-name="P63"><text:span text:style-name="T1"/></text:p>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text:span text:style-name="T53"> </text:span><text:span text:style-name="T58">у</text:span><text:span text:style-name="T96"> будки</text:span>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text:span text:style-name="T96">а</text:span>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text:span text:style-name="T96">М</text:span>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103">- Хм. Ты прав. <text:span text:style-name="T96">Наш</text:span> супруг достоин наилучших слуг, - задумывается Найтмэр. - Хорошо, <text:span text:style-name="T96">М</text:span>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text:span text:style-name="T96">Н</text:span>ами, Хуман. Мы хотим, чтобы ты видел, как погаснет последняя искра сопротивления на пути воцарения вечной Зимы и вечной Ночи!</text:p>
      <text:p text:style-name="P3"/>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text:soft-page-break/>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text:span text:style-name="T96">плавно </text:span>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text:span text:style-name="T96">Н</text:span>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text:span text:style-name="T96">Н</text:span>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text:soft-page-break/>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53">ОБМА-</text:span>А<text:span text:style-name="T53">-</text:span>А-<text:span text:style-name="T53">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8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text:soft-page-break/>-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39">На последних ярдах к защитному </text:span>э<text:span text:style-name="T39">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text:span text:style-name="T96">дымящемся </text:span>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text:soft-page-break/></text:p>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5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text:soft-page-break/>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76">-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76"/>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text:soft-page-break/></text:p>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39">проклятие</text:span> «Каменный лёд», <text:span text:style-name="T96">только усиленое в сотню раз</text:span>. Я изобрела его для <text:span text:style-name="T39">побед</text:span>ы над <text:span text:style-name="T38">Дискордом</text:span>...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39">Если я не </text:span>ошибаюсь<text:span text:style-name="T39"> в природе </text:span>э<text:span text:style-name="T39">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text:soft-page-break/>-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text:soft-page-break/>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text:span text:style-name="T96">в бессмысленной войне с зебрами</text:span>.</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39">п-</text:span>прощай!</text:p>
      <text:p text:style-name="P3"/>
      <text:p text:style-name="P3">Мир растворяется в ослепительном сиянии...</text:p>
      <text:p text:style-name="P76">&lt;<text:span text:style-name="T2">всё время войны сестёр была ночь</text:span>&gt;</text:p>
      <text:p text:style-name="P63"><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63"><text:span text:style-name="Default_20_Paragraph_20_Font"><text:span text:style-name="T1"/></text:span></text:p>
      <text:h text:style-name="P101" text:outline-level="2"><text:span text:style-name="Default_20_Paragraph_20_Font"><text:span text:style-name="T53">~~~ </text:span></text:span><text:span text:style-name="Default_20_Paragraph_20_Font"><text:span text:style-name="T1">Интермедия </text:span></text:span><text:span text:style-name="Default_20_Paragraph_20_Font"><text:span text:style-name="T53">~~~ </text:span></text:span></text:h>
      <text:p text:style-name="P62"><text:span text:style-name="Default_20_Paragraph_20_Font"><text:span text:style-name="T53"/></text:span></text:p>
      <text:p text:style-name="P63"><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63"><text:soft-page-break/><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7"/>
      <text:p text:style-name="P6"/>
      <text:p text:style-name="P19"/>
      <text:p text:style-name="P63"><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63"><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text:span></text:span><text:soft-page-break/><text:span text:style-name="Default_20_Paragraph_20_Font"><text:span text:style-name="T1">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5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5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63"><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5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63"><text:span text:style-name="Default_20_Paragraph_20_Font"><text:span text:style-name="T15">Действие начинается снова с </text:span></text:span><text:span text:style-name="Default_20_Paragraph_20_Font"><text:span text:style-name="T51">первой</text:span></text:span><text:span text:style-name="Default_20_Paragraph_20_Font"><text:span text:style-name="T15">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5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2">=============================</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17"><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7"/>
      <text:p text:style-name="P1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7">=========================</text:p>
      <text:p text:style-name="P63"><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36">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7">=======================================</text:p>
      <text:p text:style-name="P63"><text:span text:style-name="Default_20_Paragraph_20_Font"><text:span text:style-name="T5">&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44"/>
      <text:p text:style-name="P63"><text:span text:style-name="Default_20_Paragraph_20_Font"><text:span text:style-name="T5">(</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9"/>
      <text:p text:style-name="P19"/>
      <text:p text:style-name="P19">(Дедлайн был в психушке без памяти два месяца, а не два года)</text:p>
      <text:p text:style-name="P19"/>
      <text:p text:style-name="P19"/>
      <text:p text:style-name="P63"><text:span text:style-name="Default_20_Paragraph_20_Font"><text:span text:style-name="T5">&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5">&gt;</text:span></text:span></text:p>
      <text:p text:style-name="P19">(добавить Аниту в психушку)</text:p>
      <text:p text:style-name="P19">(необходимость вернуться — предотвратить закрытие проекта и остановку Хэвэн)</text:p>
      <text:p text:style-name="P19">&lt;киберсекс с Хэвэн&gt;</text:p>
      <text:p text:style-name="P19"><text:soft-page-break/>====================</text:p>
      <text:p text:style-name="P63"><text:span text:style-name="Default_20_Paragraph_20_Font"><text:span text:style-name="T5">&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9"/>
      <text:p text:style-name="P3"/>
      <text:p text:style-name="P3"/>
      <text:h text:style-name="P99"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19">Всё, что мне сейчас хочется...</text:p>
      <text:p text:style-name="P3"/>
      <text:p text:style-name="P3"><text:soft-page-break/>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19">…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19">…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text:soft-page-break/></text:p>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76">&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text:soft-page-break/>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78">~~~</text:p>
      <text:p text:style-name="P78"/>
      <text:p text:style-name="P76">...<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62">Т</text:span><text:span text:style-name="T61">ы что за хрен вообще? </text:span><text:span text:style-name="T62">– </text:span><text:span text:style-name="T61">наконец-то обретаю речь я.</text:span></text:p>
      <text:p text:style-name="P85">-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85">- Да-да, у меня похожее чувство, - мрачно сообщаю я. - По-моему, мы уже пересекались раньше.</text:p>
      <text:p text:style-name="P85">-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85">- Что?</text:p>
      <text:p text:style-name="P85"/>
      <text:p text:style-name="P91"><text:span text:style-name="T53">С кончика малого рога </text:span>существа<text:span text:style-name="T53"> </text:span>срывается <text:span text:style-name="T53">молния и под ним материализов</text:span>ывается<text:span text:style-name="T53"> </text:span>зелёный <text:span text:style-name="T53">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85"/>
      <text:p text:style-name="P85">-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85">-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86">-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85">- Потому что его нет, - я снова закашливаюсь сухим смехом. <text:span text:style-name="T53">-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85">-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85">Сверхаликорн подаёт стакан воды.</text:p>
      <text:p text:style-name="P85"/>
      <text:p text:style-name="P85">- И что же ты теперь собираешься делать? - продолжает Анакорн.</text:p>
      <text:p text:style-name="P85">- Не знаю. Думаю, может, сдохнуть прямо тут?</text:p>
      <text:p text:style-name="P85">-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85"/>
      <text:p text:style-name="P85">Я саркастически улыбаюсь в ответ. Да, я хочу. Вот только желание это неосуществимо, если только Анакорн не умеет воскрешать мёртвых.</text:p>
      <text:p text:style-name="P85"/>
      <text:p text:style-name="P85">- Ты умеешь возвращать с того света?</text:p>
      <text:p text:style-name="P85">-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85"><text:soft-page-break/>-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85">- Да ну, зачем статую? - огорчается Анакорн. - Не буду я превращать тебя в статую. Есть одно решение...</text:p>
      <text:p text:style-name="P85"/>
      <text:p text:style-name="P85">Демиург морщит лоб и зависает, уставившись в одну точку.</text:p>
      <text:p text:style-name="P85">- И?..</text:p>
      <text:p text:style-name="P85">Я замечаю, что мои кисти светятся голубоватым свечением, а кончики пальцев становятся полупрозрачными. </text:p>
      <text:p text:style-name="P85">- <text:s/>Тебе пора уходить. Слишком долго находился возле меня. Ты сгораешь, - объясняет Анакорн.</text:p>
      <text:p text:style-name="P85">- Так что там насчёт решения? - не отстаю я.</text:p>
      <text:p text:style-name="P85"><text:span text:style-name="T39">С</text:span>верхаликорн <text:span text:style-name="T39">морщит лоб, сосредоточиваясь</text:span>. <text:span text:style-name="T39">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85"/>
      <text:p text:style-name="P85">-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85">- А за какой дверью Сел?</text:p>
      <text:p text:style-name="P85">- Не знаю, - раздражённо бросает Анакорн, - сердце подскажет. Поторопись, если не хочешь превратиться в сияющий эфир!</text:p>
      <text:p text:style-name="P85"/>
      <text:p text:style-name="P85">Сверхаликорн нетерпеливым жестом указывает в направлении дверей.</text:p>
      <text:p text:style-name="P85">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85">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85">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85"/>
      <text:p text:style-name="P85">Голубоватое свечение уже расширилось с кистей на руки и торс, последние фаланги пальцев едва видны.</text:p>
      <text:p text:style-name="P85">Может, тут и остановиться? Сияющий эфир и каменная статуя — хорошая пара, как по мне.</text:p>
      <text:p text:style-name="P85"><text:soft-page-break/>Нет, эту историю надо пройти до конца.</text:p>
      <text:p text:style-name="P85">Медленно возвращаюсь к светящимся проёмам дверей.</text:p>
      <text:p text:style-name="P85">Вот оно!</text:p>
      <text:p text:style-name="P85">Останавливаюсь напротив проёма, почувствовав легчайший укол. Делаю шаг к двери — и чувствую знакомое жжение в груди.</text:p>
      <text:p text:style-name="P85"/>
      <text:p text:style-name="P85">- Ну привет-привет, - блаженно улыбаюсь я старой знакомой.</text:p>
      <text:p text:style-name="P85">Прижатая к области сердца рука ощущает очертания фигурки аликорна, как будто выросшей из груди.</text:p>
      <text:p text:style-name="P85"/>
      <text:p text:style-name="P85">Что-то это да значит.</text:p>
      <text:p text:style-name="P85"/>
      <text:p text:style-name="P85">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85">Да плевать — если дверь нельзя открыть — её можно выбить. Эта мысль заполняет всё сознание.</text:p>
      <text:p text:style-name="P85">Изо всех сил замахиваюсь ногой и втапливаю по двери. Нога проваливается в дверь, а за ней и весь я.</text:p>
      <text:p text:style-name="P85"/>
      <text:p text:style-name="P85">- Ну, или так, - успеваю подумать я.</text:p>
      <text:p text:style-name="P85"/>
      <text:p text:style-name="P85"/>
      <text:p text:style-name="P85"/>
      <text:p text:style-name="P85"/>
      <text:p text:style-name="P88">Крепкий орешек, развоплощение не повлияло твой характер. Как был хамом, так и остался.</text:p>
      <text:p text:style-name="P88">- Мы ведь виделись раньше, да? Почему-то ты кажешься мне знакомым, - угрюмо замечаю я. - Хотя, хоть убей, не вспомню, где.</text:p>
      <text:p text:style-name="P88">-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88">- Хреново, - ещё угрюмее говорю я. - Полчаса назад попал в эпицентр ядерного взрыва.</text:p>
      <text:p text:style-name="P88">-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88"/>
      <text:p text:style-name="P88">Я молча прикидываю, смогу ли дотянуться до его носа кулаком? А ногой?</text:p>
      <text:p text:style-name="P88">Анакорн как будто понимает, что я замышляю. Он отступает шаг назад и примирительно поднимает вверх копыто.</text:p>
      <text:p text:style-name="P88"/>
      <text:p text:style-name="P79"><text:soft-page-break/><text:span text:style-name="T61">- </text:span><text:span text:style-name="T59">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88"/>
      <text:p text:style-name="P89"><text:span text:style-name="T53">С кончика малого рога Анакорна </text:span>срывается<text:span text:style-name="T53"> молния и под ним материализов</text:span>ывается<text:span text:style-name="T53"> </text:span>зелёный <text:span text:style-name="T53">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90"/>
      <text:p text:style-name="P90">-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90"/>
      <text:p text:style-name="P90">-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90">- Стоп-стоп-стоп! Помедленнее, я нихрена не понял! - хватаюсь за голову я. - Какая-такая подружка? Какая просьба? Какой мир? Что за бред?</text:p>
      <text:p text:style-name="P87"/>
      <text:p text:style-name="P76"><text:span text:style-name="T61">&lt;</text:span><text:span text:style-name="Default_20_Paragraph_20_Font"><text:span text:style-name="T6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76"><text:span text:style-name="Default_20_Paragraph_20_Font"><text:span text:style-name="T60">Эпилог.)</text:span></text:span><text:span text:style-name="T61">&gt;</text:span></text:p>
      <text:p text:style-name="P85"/>
      <text:p text:style-name="P3"/>
      <text:p text:style-name="P63"><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text:soft-page-break/>выполнено. <text:s/>Мир ФОЕ и мир апокалипсиса Дедлайна исчезают. Автор дописывает «Семь вечностей» и пишет Эпилог.</text:p>
      <text:p text:style-name="P83"/>
      <text:p text:style-name="P63"><text:span text:style-name="Default_20_Paragraph_20_Font"><text:span text:style-name="T4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8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3"><text:span text:style-name="Default_20_Paragraph_20_Font"><text:span text:style-name="T5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7"/>
      <text:p text:style-name="P17">…</text:p>
      <text:p text:style-name="P84"/>
      <text:p text:style-name="P63"><text:span text:style-name="Default_20_Paragraph_20_Font"><text:span text:style-name="T1"/></text:span></text:p>
      <text:p text:style-name="P3"/>
      <text:p text:style-name="P3"/>
      <text:p text:style-name="P2">***</text:p>
      <text:p text:style-name="P19"/>
      <text:p text:style-name="P63"><text:span text:style-name="Default_20_Paragraph_20_Font"><text:span text:style-name="T5"><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44"/>
      <text:p text:style-name="P44">Я устало смеюсь. Юджин сделал этический модуль слишком эмоциональным, но это выглядит порой так забавно!</text:p>
      <text:p text:style-name="P44">- Нет ничего проще. Если бы ты спросилда меня раньше, я бы тебе сказал. Со стороны это моментально видно.</text:p>
      <text:p text:style-name="P44">- Что?!! Говори!</text:p>
      <text:p text:style-name="P44"><text:soft-page-break/>-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4">- И где же мне найти желающих на такое? Я даже с трудом понимаю концепцию души, не то, чтобы поверить в её существование.</text:p>
      <text:p text:style-name="P44"/>
      <text:p text:style-name="P44">Разочарование сквозит в выражении морды трансцендентной лошади, в её поникших ушах и обвислом хвосте. Я усмехаюсь.</text:p>
      <text:p text:style-name="P44"/>
      <text:p text:style-name="P44">- Ты в упор не видишь очевидного. Расскажи-ка, каким образом я могу присутствовать тут, рядом с тобой в виртуальном мире?</text:p>
      <text:p text:style-name="P44">Хэвэн недовольно морщит нос, но начинает объяснять, как пятилетнему ребёнку.</text:p>
      <text:p text:style-name="P4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4">- Правильно, - киваю я, - и как, по-твоему, можно назвать цифровой слепок сознания?</text:p>
      <text:p text:style-name="P44">- Н-не понимаю, к чему ты клонишь? - запинается Хэвэн. Я вижу, что она начинает понимать.</text:p>
      <text:p text:style-name="P44">-</text:p>
      <text:p text:style-name="P19"/>
      <text:p text:style-name="P19"><text:s/>Информационный слепок сознания неточен, сканируется, в основном, память, <text:s/>логический аппарат и эмоции.</text:p>
      <text:p text:style-name="P19"/>
      <text:p text:style-name="P63"><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99" text:outline-level="2">12</text:h>
      <text:p text:style-name="P3"/>
      <text:p text:style-name="P3"/>
      <text:p text:style-name="P2"><text:soft-page-break/>***</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17"/>
      <text:p text:style-name="P17">&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63">===================================================</text:p>
      <text:p text:style-name="P63">… Вы и есть сопротивление!</text:p>
      <text:p text:style-name="P3">&lt;временная петля&gt;</text:p>
      <text:p text:style-name="P3"/>
      <text:p text:style-name="P3"/>
      <text:p text:style-name="P3"/>
      <text:p text:style-name="P52"/>
      <text:p text:style-name="P3"><text:soft-page-break/></text:p>
      <text:p text:style-name="P63"><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17"/>
      <text:p text:style-name="P17">Шаги Армагеддона;</text:p>
      <text:p text:style-name="P17"/>
      <text:p text:style-name="P17"/>
      <text:p text:style-name="P17">встреча с единорогами</text:p>
      <text:p text:style-name="P1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7">Потом – путешествие на “Хитрожопке”, апгрейд её до дирижабля</text:p>
      <text:p text:style-name="P17"/>
      <text:p text:style-name="P17">=========================================</text:p>
      <text:p text:style-name="P17"/>
      <text:p text:style-name="P1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7"/>
      <text:p text:style-name="P1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7">==========================================</text:p>
      <text:p text:style-name="P17">Анакорн Анону: Что-то мне твоё лицо кажется знакомым. Мы раньше встречались?</text:p>
      <text:p text:style-name="P17">-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63"><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63"/>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63"><text:span text:style-name="Default_20_Paragraph_20_Font"><text:span text:style-name="T1">- Мой первый Учитель… Я узнала тебя… </text:span></text:span>Мне тебя не хватало.</text:p>
      <text:p text:style-name="P63"><text:soft-page-break/></text:p>
      <text:p text:style-name="P3">Деревья расступились и на поляну вышла Хэвэн.</text:p>
      <text:p text:style-name="P3"/>
      <text:p text:style-name="P63"><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17"/>
      <text:p text:style-name="P3">Рэра чуть шевельнула ухом и немедленно открыла один глаз.</text:p>
      <text:p text:style-name="P3"/>
      <text:p text:style-name="P3">- ПАПА!!! ОН СОГЛАСЕН!!!</text:p>
      <text:p text:style-name="P17"/>
      <text:p text:style-name="P63"><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17">&lt;Хум видит молодую Селестию в латах&gt;</text:p>
      <text:p text:style-name="P17">&lt;Сел учит Хумана магии и готовит его своим партнёром&gt;</text:p>
      <text:p text:style-name="P17"><text:soft-page-break/>&lt;Сел применяет свою “термоядерную пушку” в роге&gt;</text:p>
      <text:h text:style-name="P99" text:outline-level="2"/>
      <text:p text:style-name="P3"/>
      <text:p text:style-name="P17">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7">Селестия бесконечно счастлива, что у неё есть помощник - Анон</text:p>
      <text:p text:style-name="P63"><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7"/>
      <text:p text:style-name="P17">Я ввалился в приёмную. Голова аликорницы покоилась на столе, глаза были закрыты. При стуке двери лишь чуть дёрнулось ухо.</text:p>
      <text:p text:style-name="P17">- Сел, меня волнует состояние наших отношений в последнее время, - начал я издалека.</text:p>
      <text:p text:style-name="P17">- Да? - пробормотала аликорница не открывая глаз.</text:p>
      <text:p text:style-name="P17"/>
      <text:p text:style-name="P17">Тут что-то не так, Анон!</text:p>
      <text:p text:style-name="P17"/>
      <text:p text:style-name="P17">- Как ты могла вчера заснуть во время секса?!! - я возмущенно уставился на аликорницу.</text:p>
      <text:p text:style-name="P17">Селестия открыла один глаз и страдальчески улыбнулась.</text:p>
      <text:p text:style-name="P63"><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7">- Маленькое неудобство? - я аж поперхнулся. - Сел, мне неинтересно трахать бревно. Если ты так устаёшь – поделись работой. Зачем ещё нужны мужья?</text:p>
      <text:p text:style-name="P17">&lt;Сцена с напившейся Селестией&gt;</text:p>
      <text:p text:style-name="P44">(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3"><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7">&lt;Отправка Анона на Луну с Луной&gt;</text:p>
      <text:p text:style-name="P63"><text:span text:style-name="Default_20_Paragraph_20_Font"><text:span text:style-name="T2">&lt;Сцена с голым Аноном и Луной</text:span></text:span><text:span text:style-name="Default_20_Paragraph_20_Font"><text:span text:style-name="T1">&gt;</text:span></text:span></text:p>
      <text:p text:style-name="P45"/>
      <text:p text:style-name="P17"/>
      <text:p text:style-name="P17"><text:soft-page-break/></text:p>
      <text:p text:style-name="P17"/>
      <text:p text:style-name="P17"><text:span text:style-name="Default_20_Paragraph_20_Font"><text:span text:style-name="T1"/></text:span></text:p>
      <text:p text:style-name="P17">======================================================</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63"><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7"/>
      <text:p text:style-name="P17"/>
      <text:p text:style-name="P17"/>
      <text:h text:style-name="P101" text:outline-level="2">Эпилог</text:h>
      <text:p text:style-name="P2"/>
      <text:p text:style-name="P51">~~~5000 лет от основания Эквестрии~~~</text:p>
      <text:p text:style-name="P18"/>
      <text:p text:style-name="Text_20_body">Mike Oldfield - In the beginning &amp; Let there be light <text:s text:c="5"/>или <text:s text:c="5"/>Oceania</text:p>
      <text:p text:style-name="P63"><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36">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6"/>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text:soft-page-break/></text:p>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text:soft-page-break/></text:p>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75">-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75"><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39">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text:soft-page-break/>-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75"/>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text:soft-page-break/>-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39">пла</text:span>-<text:span text:style-name="T39">пла</text:span>-<text:span text:style-name="T39">пла</text:span>-и есё много <text:span text:style-name="T39">л</text:span>аз <text:span text:style-name="T39">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39">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53">~</text:span> 300 <text:span text:style-name="T53">Anno Celestia</text:span>» .</text:p>
      <text:p text:style-name="P75">-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text:soft-page-break/></text:p>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text:soft-page-break/>-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text:soft-page-break/>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16">- Анон, мы хотели бы вернуться. - Селестия с тревогой смотрела на меня. - Пойдёшь ли ты с нами?</text:p>
      <text:p text:style-name="P16">- Вернуться? Куда?</text:p>
      <text:p text:style-name="P16">-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text:soft-page-break/></text:p>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6">&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soft-page-break/>…</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74"/>
      <text:p text:style-name="P63">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63">Pink Floyd “Keep Talking” <text:a xlink:type="simple" xlink:href="https://www.youtube.com/watch?v=CVhYW6e3qc8" office:target-frame-name="_top" xlink:show="replace" text:style-name="Internet_20_link" text:visited-style-name="Visited_20_Internet_20_Link">https://www.youtube.com/watch?v=CVhYW6e3qc8</text:a></text:p>
      <text:p text:style-name="P63"/>
      <text:p text:style-name="P63">Daft Punk - Veridis Quo</text:p>
      <text:p text:style-name="P63">https://www.youtube.com/watch?v=HhZaHf8RP6g</text:p>
      <text:p text:style-name="P63"><text:a xlink:type="simple" xlink:href="https://www.youtube.com/watch?v=ySLc8gZ3oEc" office:target-frame-name="_top" xlink:show="replace" text:style-name="Internet_20_link" text:visited-style-name="Visited_20_Internet_20_Link">https://www.youtube.com/watch?v=ySLc8gZ3oEc</text:a></text:p>
      <text:p text:style-name="P63"/>
      <text:p text:style-name="P63">Eye Of The Tiger</text:p>
      <text:p text:style-name="P63"/>
      <text:p text:style-name="P63"><text:soft-page-break/>Alphaville – Forever Young</text:p>
      <text:p text:style-name="P63">The Doors “Light My Fire”</text:p>
      <text:p text:style-name="P63">Pink Floyd “Another Brick In The Wall” (https://www.youtube.com/watch?v=krYK1jWz0Lo <text:s/>),</text:p>
      <text:p text:style-name="P63">“Is the anybody here” (Pulse)</text:p>
      <text:p text:style-name="P63">“Marooned”</text:p>
      <text:p text:style-name="P63">&lt;Pink Floyd - «Hey you» (Pulse)&gt;</text:p>
      <text:p text:style-name="P63"/>
      <text:p text:style-name="P63">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63">&lt;<text:span text:style-name="Default_20_Paragraph_20_Font"><text:span text:style-name="T36">Pink Floyd — Kepp Talking (Pulse), Hey you (Pulse), Sorrow (Pulse), High Hopes (Pulse)</text:span></text:span>&gt;</text:p>
      <text:p text:style-name="P63">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63">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63">Oasis — Wonderwall (<text:a xlink:type="simple" xlink:href="https://www.youtube.com/watch?v=6hzrDeceEKc" office:target-frame-name="_top" xlink:show="replace" text:style-name="Internet_20_link" text:visited-style-name="Visited_20_Internet_20_Link">https://www.youtube.com/watch?v=6hzrDeceEKc</text:a> )</text:p>
      <text:p text:style-name="P63"><text:soft-page-break/>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63"><text:a xlink:type="simple" xlink:href="https://www.youtube.com/watch?v=nGhoBnx3Pt0" office:target-frame-name="_top" xlink:show="replace" text:style-name="Internet_20_link" text:visited-style-name="Visited_20_Internet_20_Link">https://www.youtube.com/watch?v=nGhoBnx3Pt0</text:a></text:p>
      <text:p text:style-name="P63"><text:a xlink:type="simple" xlink:href="https://www.youtube.com/watch?v=UVWiArQL_oI" office:target-frame-name="_top" xlink:show="replace" text:style-name="Internet_20_link" text:visited-style-name="Visited_20_Internet_20_Link">https://www.youtube.com/watch?v=UVWiArQL_oI</text:a></text:p>
      <text:p text:style-name="P63"/>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oft-page-break/><text:span text:style-name="T53">Blue man group - Chill and zone out </text:span><text:a xlink:type="simple" xlink:href="https://www.youtube.com/watch?v=_yfDjBl__o8" text:style-name="Internet_20_link" text:visited-style-name="Visited_20_Internet_20_Link"><text:span text:style-name="T53">https://www.youtube.com/watch?v=_yfDjBl__o8</text:span></text:a></text:p>
      <text:p text:style-name="Text_20_body"><text:span text:style-name="T53">Florian Renner – retrowave </text:span><text:a xlink:type="simple" xlink:href="https://www.youtube.com/watch?v=Zev0wz87hVw" text:style-name="Internet_20_link" text:visited-style-name="Visited_20_Internet_20_Link"><text:span text:style-name="T53">https://www.youtube.com/watch?v=Zev0wz87hVw</text:span></text:a></text:p>
      <text:p text:style-name="P75">Yes – Owner of A Lonely Heart - <text:a xlink:type="simple" xlink:href="https://www.youtube.com/watch?v=vpIduDaggVA" text:style-name="Internet_20_link" text:visited-style-name="Visited_20_Internet_20_Link">https://www.youtube.com/watch?v=vpIduDaggVA</text:a></text:p>
      <text:p text:style-name="P63"><text:span text:style-name="Default_20_Paragraph_20_Font"><text:span text:style-name="T30">009 </text:span></text:span><text:span text:style-name="Default_20_Paragraph_20_Font"><text:span text:style-name="T29">Sound</text:span></text:span><text:span text:style-name="Default_20_Paragraph_20_Font"><text:span text:style-name="T30"> </text:span></text:span><text:span text:style-name="Default_20_Paragraph_20_Font"><text:span text:style-name="T29">System</text:span></text:span><text:span text:style-name="Default_20_Paragraph_20_Font"><text:span text:style-name="T30"> – </text:span></text:span><text:span text:style-name="Default_20_Paragraph_20_Font"><text:span text:style-name="T29">DreamScape</text:span></text:span><text:span text:style-name="Default_20_Paragraph_20_Font"><text:span text:style-name="T30"> (</text:span></text:span><text:a xlink:type="simple" xlink:href="https://www.youtube.com/watch?v=TKfS5zVfGBc" office:target-frame-name="_top" xlink:show="replace" text:style-name="Internet_20_link" text:visited-style-name="Visited_20_Internet_20_Link"><text:span text:style-name="Default_20_Paragraph_20_Font"><text:span text:style-name="T29">https</text:span></text:span><text:span text:style-name="Default_20_Paragraph_20_Font"><text:span text:style-name="T30">://</text:span></text:span><text:span text:style-name="Default_20_Paragraph_20_Font"><text:span text:style-name="T29">www</text:span></text:span><text:span text:style-name="Default_20_Paragraph_20_Font"><text:span text:style-name="T30">.</text:span></text:span><text:span text:style-name="Default_20_Paragraph_20_Font"><text:span text:style-name="T29">youtube</text:span></text:span><text:span text:style-name="Default_20_Paragraph_20_Font"><text:span text:style-name="T30">.</text:span></text:span><text:span text:style-name="Default_20_Paragraph_20_Font"><text:span text:style-name="T29">com</text:span></text:span><text:span text:style-name="Default_20_Paragraph_20_Font"><text:span text:style-name="T30">/</text:span></text:span><text:span text:style-name="Default_20_Paragraph_20_Font"><text:span text:style-name="T29">watch</text:span></text:span><text:span text:style-name="Default_20_Paragraph_20_Font"><text:span text:style-name="T30">?</text:span></text:span><text:span text:style-name="Default_20_Paragraph_20_Font"><text:span text:style-name="T29">v</text:span></text:span><text:span text:style-name="Default_20_Paragraph_20_Font"><text:span text:style-name="T30">=</text:span></text:span><text:span text:style-name="Default_20_Paragraph_20_Font"><text:span text:style-name="T29">TKfS</text:span></text:span><text:span text:style-name="Default_20_Paragraph_20_Font"><text:span text:style-name="T30">5</text:span></text:span><text:span text:style-name="Default_20_Paragraph_20_Font"><text:span text:style-name="T29">zVfGBc</text:span></text:span></text:a><text:span text:style-name="Default_20_Paragraph_20_Font"><text:span text:style-name="T30">)</text:span></text:span></text:p>
      <text:p text:style-name="P95">Pink Floyd “Another Brick In The Wall”</text:p>
      <text:p text:style-name="P63"><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98" text:outline-level="1"><text:span text:style-name="Default_20_Paragraph_20_Font"><text:span text:style-name="T31">Mark</text:span></text:span><text:span text:style-name="Default_20_Paragraph_20_Font"><text:span text:style-name="T32"> </text:span></text:span><text:span text:style-name="Default_20_Paragraph_20_Font"><text:span text:style-name="T31">Knopfler</text:span></text:span><text:span text:style-name="Default_20_Paragraph_20_Font"><text:span text:style-name="T32"> - </text:span></text:span><text:span text:style-name="Default_20_Paragraph_20_Font"><text:span text:style-name="T31">Marbletown</text:span></text:span><text:span text:style-name="Default_20_Paragraph_20_Font"><text:span text:style-name="T32"> - </text:span></text:span><text:span text:style-name="Default_20_Paragraph_20_Font"><text:span text:style-name="T31">C</text:span></text:span><text:span text:style-name="Default_20_Paragraph_20_Font"><text:span text:style-name="T32">ó</text:span></text:span><text:span text:style-name="Default_20_Paragraph_20_Font"><text:span text:style-name="T31">rdoba</text:span></text:span><text:span text:style-name="Default_20_Paragraph_20_Font"><text:span text:style-name="T32"> 2010</text:span></text:span></text:h>
      <text:p text:style-name="P76">Pendulum – Under the waves <text:a xlink:type="simple" xlink:href="https://www.youtube.com/watch?v=Xc6tpOgm1HE" text:style-name="Internet_20_link" text:visited-style-name="Visited_20_Internet_20_Link">https://www.youtube.com/watch?v=Xc6tpOgm1HE</text:a></text:p>
      <text:p text:style-name="P65"><text:a xlink:type="simple" xlink:href="https://www.youtube.com/channel/UCiC3mYsBGt9jtPk0n_KiFFA" text:style-name="Internet_20_link" text:visited-style-name="Visited_20_Internet_20_Link"><text:span text:style-name="T53">Amethystium</text:span></text:a><text:span text:style-name="T53"> <text:s/>- </text:span>Anthemoessa <text:s/><text:a xlink:type="simple" xlink:href="https://www.youtube.com/watch?v=qVCMlj0QxcU" text:style-name="Internet_20_link" text:visited-style-name="Visited_20_Internet_20_Link">https://www.youtube.com/watch?v=qVCMlj0QxcU</text:a></text:p>
      <text:p text:style-name="P65"/>
      <text:p text:style-name="P77"><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3-12-28T23:55:45.561000000</dc:date>
    <meta:editing-cycles>4853</meta:editing-cycles>
    <meta:editing-duration>P293DT3H38M31S</meta:editing-duration>
    <meta:document-statistic meta:table-count="0" meta:image-count="0" meta:object-count="0" meta:page-count="314" meta:paragraph-count="4585" meta:word-count="110096" meta:character-count="708339" meta:non-whitespace-character-count="601404"/>
    <meta:template xlink:type="simple" xlink:actuate="onRequest" xlink:title="" xlink:href="Normal"/>
  </office:meta>
</office:document-meta>
</file>